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ransition-table" style:family="table">
      <style:table-properties style:width="6.925in" table:align="margins"/>
    </style:style>
    <style:style style:name="Transition-table.A" style:family="table-column">
      <style:table-column-properties style:column-width="1.3847in" style:rel-column-width="13104*"/>
    </style:style>
    <style:style style:name="Transition-table.C" style:family="table-column">
      <style:table-column-properties style:column-width="1.3854in" style:rel-column-width="13110*"/>
    </style:style>
    <style:style style:name="Transition-table.E" style:family="table-column">
      <style:table-column-properties style:column-width="1.3854in" style:rel-column-width="13113*"/>
    </style:style>
    <style:style style:name="Transition-table.A1" style:family="table-cell">
      <style:table-cell-properties fo:padding="0.0382in" fo:border-left="0.05pt solid #000000" fo:border-right="none" fo:border-top="0.05pt solid #000000" fo:border-bottom="0.05pt solid #000000"/>
    </style:style>
    <style:style style:name="Transition-table.E1" style:family="table-cell">
      <style:table-cell-properties fo:padding="0.0382in" fo:border="0.05pt solid #000000"/>
    </style:style>
    <style:style style:name="Transition-table.A2" style:family="table-cell">
      <style:table-cell-properties fo:padding="0.0382in" fo:border-left="0.05pt solid #000000" fo:border-right="none" fo:border-top="none" fo:border-bottom="0.05pt solid #000000"/>
    </style:style>
    <style:style style:name="Transition-table.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Jomolhari1"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ab-stops>
          <style:tab-stop style:position="0.3437in"/>
        </style:tab-stops>
      </style:paragraph-properties>
      <style:text-properties style:font-name="Jomolhari1" fo:font-size="16pt" style:text-underline-style="none" fo:font-weight="bold" officeooo:paragraph-rsid="001b28a2" style:font-size-asian="16pt" style:font-weight-asian="bold" style:font-size-complex="16pt" style:font-weight-complex="bold"/>
    </style:style>
    <style:style style:name="P3" style:family="paragraph" style:parent-style-name="Standard">
      <style:paragraph-properties fo:text-align="start" style:justify-single-word="false" style:text-autospace="none"/>
      <style:text-properties style:font-name="Jomolhari1" fo:font-size="16pt" style:text-underline-style="none" fo:font-weight="bold" officeooo:paragraph-rsid="00de50d8"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1"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5" style:family="paragraph" style:parent-style-name="Standard">
      <style:paragraph-properties fo:text-align="start" style:justify-single-word="false" style:text-autospace="none"/>
      <style:text-properties style:font-name="Jomolhari1"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6" style:family="paragraph" style:parent-style-name="Standard">
      <style:paragraph-properties fo:text-align="center" style:justify-single-word="false"/>
      <style:text-properties style:font-name="Jomolhari1" fo:font-size="13pt" officeooo:paragraph-rsid="0005a09a" style:font-size-asian="13pt" style:font-size-complex="13pt"/>
    </style:style>
    <style:style style:name="P7" style:family="paragraph" style:parent-style-name="Standard">
      <style:text-properties style:font-name="Jomolhari1" fo:font-size="13pt" officeooo:rsid="0005a09a" officeooo:paragraph-rsid="0005a09a" style:font-size-asian="13pt" style:font-size-complex="13pt"/>
    </style:style>
    <style:style style:name="P8" style:family="paragraph" style:parent-style-name="Standard">
      <style:paragraph-properties fo:text-align="center" style:justify-single-word="false"/>
      <style:text-properties style:font-name="Jomolhari1" fo:font-size="13pt" officeooo:rsid="0005a09a" officeooo:paragraph-rsid="0005a09a" style:font-size-asian="13pt" style:font-size-complex="13pt"/>
    </style:style>
    <style:style style:name="P9"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paragraph-rsid="0005a09a" style:font-size-asian="13pt" style:font-size-complex="13pt"/>
    </style:style>
    <style:style style:name="P10"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005a09a" officeooo:paragraph-rsid="0005a09a" style:font-size-asian="13pt" style:font-size-complex="13pt"/>
    </style:style>
    <style:style style:name="P11"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3719761" officeooo:paragraph-rsid="03719761" style:font-size-asian="13pt" style:font-size-complex="13pt"/>
    </style:style>
    <style:style style:name="P12" style:family="paragraph" style:parent-style-name="Standard">
      <style:paragraph-properties fo:text-align="start" style:justify-single-word="false"/>
      <style:text-properties style:font-name="Jomolhari1" fo:font-size="13pt" style:text-underline-style="none" fo:font-weight="normal" officeooo:paragraph-rsid="0017bb14"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Jomolhari1" fo:font-size="13pt" style:text-underline-style="none" fo:font-weight="normal" officeooo:paragraph-rsid="001b86f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1" fo:font-size="13pt" style:text-underline-style="none" fo:font-weight="normal" officeooo:paragraph-rsid="00340377"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1" fo:font-size="13pt" style:text-underline-style="none" fo:font-weight="normal" officeooo:paragraph-rsid="0335413f" style:font-size-asian="13pt" style:font-weight-asian="normal" style:font-size-complex="13pt" style:font-weight-complex="normal"/>
    </style:style>
    <style:style style:name="P16" style:family="paragraph" style:parent-style-name="Standard">
      <style:paragraph-properties fo:text-align="start" style:justify-single-word="false" style:text-autospace="none"/>
      <style:text-properties style:font-name="Jomolhari1" fo:font-size="13pt" style:text-underline-style="none" fo:font-weight="normal" officeooo:paragraph-rsid="03383472"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Jomolhari1" fo:font-size="13pt" style:text-underline-style="none" fo:font-weight="normal" officeooo:paragraph-rsid="033b5b75"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1" fo:font-size="13pt" style:text-underline-style="none" fo:font-weight="normal" officeooo:paragraph-rsid="033ff09e"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1" fo:font-size="13pt" style:text-underline-style="none" fo:font-weight="normal" officeooo:paragraph-rsid="0373e217"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1" fo:font-size="13pt" style:text-underline-style="none" fo:font-weight="normal" officeooo:rsid="00106bd6" officeooo:paragraph-rsid="00106b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1" fo:font-size="13pt" style:text-underline-style="none" fo:font-weight="normal" officeooo:rsid="0017bb14" officeooo:paragraph-rsid="0017bb14"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1" fo:font-size="13pt" style:text-underline-style="none" fo:font-weight="normal" officeooo:rsid="0017bb14" officeooo:paragraph-rsid="0335413f"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1" fo:font-size="13pt" style:text-underline-style="none" fo:font-weight="normal" officeooo:rsid="0017bb14" officeooo:paragraph-rsid="033b5b75"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1" fo:font-size="13pt" style:text-underline-style="none" fo:font-weight="normal" officeooo:rsid="00198de8" officeooo:paragraph-rsid="00106bd6"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1" fo:font-size="13pt" style:text-underline-style="none" fo:font-weight="normal" officeooo:rsid="001b28a2" officeooo:paragraph-rsid="001b28a2"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Jomolhari1" fo:font-size="13pt" style:text-underline-style="none" fo:font-weight="normal" officeooo:rsid="001b28a2" officeooo:paragraph-rsid="033ff09e"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Jomolhari1" fo:font-size="13pt" style:text-underline-style="none" fo:font-weight="normal" officeooo:rsid="001b86f4" officeooo:paragraph-rsid="001b86f4"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Jomolhari1" fo:font-size="13pt" style:text-underline-style="none" fo:font-weight="normal" officeooo:rsid="001b86f4" officeooo:paragraph-rsid="023aa38a"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style:font-name="Jomolhari1" fo:font-size="13pt" style:text-underline-style="none" fo:font-weight="normal" officeooo:rsid="001b86f4" officeooo:paragraph-rsid="033d4f3b"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style:font-name="Jomolhari1" fo:font-size="13pt" style:text-underline-style="none" fo:font-weight="normal" officeooo:rsid="001b86f4" officeooo:paragraph-rsid="03826943"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style:font-name="Jomolhari1" fo:font-size="13pt" style:text-underline-style="none" fo:font-weight="normal" officeooo:rsid="00340377" officeooo:paragraph-rsid="00340377"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style:font-name="Jomolhari1" fo:font-size="13pt" style:text-underline-style="none" fo:font-weight="normal" officeooo:rsid="002fc7b4" officeooo:paragraph-rsid="0345fdca"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style:font-name="Jomolhari1" fo:font-size="13pt" style:text-underline-style="none" fo:font-weight="normal" officeooo:rsid="0012b382" officeooo:paragraph-rsid="0012b382" style:font-size-asian="13pt" style:font-weight-asian="normal" style:font-size-complex="13pt" style:font-weight-complex="normal"/>
    </style:style>
    <style:style style:name="P35"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36" style:family="paragraph" style:parent-style-name="Standard">
      <style:paragraph-properties fo:text-align="start" style:justify-single-word="false" style:text-autospace="none"/>
      <style:text-properties style:font-name="Jomolhari1"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7" style:family="paragraph" style:parent-style-name="Standard">
      <style:paragraph-properties fo:text-align="start" style:justify-single-word="false" style:text-autospace="none"/>
      <style:text-properties style:font-name="Jomolhari1"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8" style:family="paragraph" style:parent-style-name="Standard">
      <style:paragraph-properties fo:text-align="start" style:justify-single-word="false" style:text-autospace="none"/>
      <style:text-properties style:font-name="Jomolhari1"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39"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40"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2f664b" style:font-name-asian="FreeMono1" style:font-size-asian="13pt" style:font-weight-asian="normal" style:font-name-complex="FreeMono1" style:font-size-complex="13pt" style:font-weight-complex="normal"/>
    </style:style>
    <style:style style:name="P41"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cdb238" style:font-name-asian="FreeMono1" style:font-size-asian="13pt" style:font-weight-asian="normal" style:font-name-complex="FreeMono1" style:font-size-complex="13pt" style:font-weight-complex="normal"/>
    </style:style>
    <style:style style:name="P42" style:family="paragraph" style:parent-style-name="Standard">
      <style:paragraph-properties fo:text-align="start" style:justify-single-word="false" style:text-autospace="none"/>
      <style:text-properties style:font-name="Jomolhari1" fo:font-size="13pt" style:text-underline-style="none" fo:font-weight="normal" officeooo:rsid="01d0d0b6" officeooo:paragraph-rsid="01d0d0b6" style:font-name-asian="FreeMono1" style:font-size-asian="13pt" style:font-weight-asian="normal" style:font-name-complex="FreeMono1" style:font-size-complex="13pt" style:font-weight-complex="normal"/>
    </style:style>
    <style:style style:name="P43"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0d6e66c" style:font-name-asian="FreeMono1" style:font-size-asian="13pt" style:font-weight-asian="normal" style:font-name-complex="FreeMono1" style:font-size-complex="13pt" style:font-weight-complex="normal"/>
    </style:style>
    <style:style style:name="P44"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1d61463" style:font-name-asian="FreeMono1" style:font-size-asian="13pt" style:font-weight-asian="normal" style:font-name-complex="FreeMono1" style:font-size-complex="13pt" style:font-weight-complex="normal"/>
    </style:style>
    <style:style style:name="P45" style:family="paragraph" style:parent-style-name="Standard">
      <style:paragraph-properties fo:text-align="start" style:justify-single-word="false" style:text-autospace="none"/>
      <style:text-properties style:font-name="Jomolhari1"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46" style:family="paragraph" style:parent-style-name="Standard">
      <style:paragraph-properties fo:text-align="start" style:justify-single-word="false" style:text-autospace="none"/>
      <style:text-properties style:font-name="Jomolhari1"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47"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4cbe63" style:font-name-asian="FreeMono1" style:font-size-asian="13pt" style:font-weight-asian="normal" style:font-name-complex="FreeMono1" style:font-size-complex="13pt" style:font-weight-complex="normal"/>
    </style:style>
    <style:style style:name="P48"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89e318" style:font-name-asian="FreeMono1" style:font-size-asian="13pt" style:font-weight-asian="normal" style:font-name-complex="FreeMono1" style:font-size-complex="13pt" style:font-weight-complex="normal"/>
    </style:style>
    <style:style style:name="P49"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8a8c49" style:font-name-asian="FreeMono1" style:font-size-asian="13pt" style:font-weight-asian="normal" style:font-name-complex="FreeMono1" style:font-size-complex="13pt" style:font-weight-complex="normal"/>
    </style:style>
    <style:style style:name="P50"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8b4376" style:font-name-asian="FreeMono1" style:font-size-asian="13pt" style:font-weight-asian="normal" style:font-name-complex="FreeMono1" style:font-size-complex="13pt" style:font-weight-complex="normal"/>
    </style:style>
    <style:style style:name="P51"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9e96a8" style:font-name-asian="FreeMono1" style:font-size-asian="13pt" style:font-weight-asian="normal" style:font-name-complex="FreeMono1" style:font-size-complex="13pt" style:font-weight-complex="normal"/>
    </style:style>
    <style:style style:name="P52" style:family="paragraph" style:parent-style-name="Standard">
      <style:paragraph-properties fo:text-align="start" style:justify-single-word="false" style:text-autospace="none"/>
      <style:text-properties style:font-name="Jomolhari1" fo:font-size="13pt" style:text-underline-style="none" fo:font-weight="normal" officeooo:rsid="036729a2" officeooo:paragraph-rsid="036a18ce" style:font-name-asian="FreeMono1" style:font-size-asian="13pt" style:font-weight-asian="normal" style:font-name-complex="FreeMono1" style:font-size-complex="13pt" style:font-weight-complex="normal"/>
    </style:style>
    <style:style style:name="P53" style:family="paragraph" style:parent-style-name="Standard">
      <style:paragraph-properties fo:text-align="start" style:justify-single-word="false" style:text-autospace="none"/>
      <style:text-properties style:font-name="Jomolhari1" fo:font-size="13pt" style:text-underline-style="none" fo:font-weight="normal" officeooo:rsid="0365c0fa" officeooo:paragraph-rsid="0365c0fa" style:font-name-asian="FreeMono1" style:font-size-asian="13pt" style:font-weight-asian="normal" style:font-name-complex="FreeMono1" style:font-size-complex="13pt" style:font-weight-complex="normal"/>
    </style:style>
    <style:style style:name="P54"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55"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3743e91" style:font-name-asian="FreeMono1" style:font-size-asian="13pt" style:font-weight-asian="normal" style:font-name-complex="FreeMono1" style:font-size-complex="13pt" style:font-weight-complex="normal"/>
    </style:style>
    <style:style style:name="P56" style:family="paragraph" style:parent-style-name="Standard">
      <style:paragraph-properties fo:text-align="start" style:justify-single-word="false" style:text-autospace="none"/>
      <style:text-properties style:font-name="Jomolhari1" fo:font-size="13pt" style:text-underline-style="none" fo:font-weight="normal" officeooo:rsid="03743e91" officeooo:paragraph-rsid="03743e91" style:font-name-asian="FreeMono1" style:font-size-asian="13pt" style:font-weight-asian="normal" style:font-name-complex="FreeMono1" style:font-size-complex="13pt" style:font-weight-complex="normal"/>
    </style:style>
    <style:style style:name="P57" style:family="paragraph" style:parent-style-name="Standard">
      <style:paragraph-properties fo:text-align="start" style:justify-single-word="false" style:text-autospace="none"/>
      <style:text-properties style:font-name="Jomolhari1" fo:font-size="13pt" style:text-underline-style="none" fo:font-weight="normal" officeooo:rsid="0049fa84" officeooo:paragraph-rsid="03383472" style:font-name-asian="FreeMono1" style:font-size-asian="13pt" style:font-weight-asian="normal" style:font-name-complex="FreeMono1" style:font-size-complex="13pt" style:font-weight-complex="normal"/>
    </style:style>
    <style:style style:name="P58" style:family="paragraph" style:parent-style-name="Standard">
      <style:paragraph-properties fo:text-align="start" style:justify-single-word="false"/>
      <style:text-properties style:font-name="Jomolhari1" fo:font-size="13pt" style:text-underline-style="none" officeooo:paragraph-rsid="0012b382" style:font-size-asian="13pt" style:font-size-complex="13pt"/>
    </style:style>
    <style:style style:name="P59" style:family="paragraph" style:parent-style-name="Standard">
      <style:paragraph-properties fo:text-align="start" style:justify-single-word="false"/>
      <style:text-properties style:font-name="Jomolhari1" fo:font-size="13pt" style:text-underline-style="none" fo:font-weight="bold" officeooo:rsid="002350de" officeooo:paragraph-rsid="002350de" style:font-size-asian="13pt" style:font-weight-asian="bold" style:font-size-complex="13pt" style:font-weight-complex="bold"/>
    </style:style>
    <style:style style:name="P60" style:family="paragraph" style:parent-style-name="Standard">
      <style:paragraph-properties fo:text-align="start" style:justify-single-word="false"/>
      <style:text-properties style:font-name="Jomolhari1" fo:font-size="13pt" style:text-underline-style="none" fo:font-weight="bold" officeooo:rsid="001b28a2" officeooo:paragraph-rsid="03370aa2" style:font-size-asian="13pt" style:font-weight-asian="bold" style:font-size-complex="13pt" style:font-weight-complex="bold"/>
    </style:style>
    <style:style style:name="P61" style:family="paragraph" style:parent-style-name="Standard">
      <style:paragraph-properties fo:text-align="start" style:justify-single-word="false"/>
      <style:text-properties style:font-name="Jomolhari1"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62"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1c7ba6" style:font-name-asian="FreeMono1" style:font-size-asian="13pt" style:font-weight-asian="bold" style:font-name-complex="FreeMono1" style:font-size-complex="13pt" style:font-weight-complex="bold"/>
    </style:style>
    <style:style style:name="P63" style:family="paragraph" style:parent-style-name="Standard">
      <style:paragraph-properties fo:text-align="start" style:justify-single-word="false" style:text-autospace="none"/>
      <style:text-properties style:font-name="Jomolhari1" fo:font-size="13pt" style:text-underline-style="none" fo:font-weight="bold" officeooo:rsid="02a7dc76" officeooo:paragraph-rsid="02a7dc76" style:font-name-asian="FreeMono1" style:font-size-asian="13pt" style:font-weight-asian="bold" style:font-name-complex="FreeMono1" style:font-size-complex="13pt" style:font-weight-complex="bold"/>
    </style:style>
    <style:style style:name="P64" style:family="paragraph" style:parent-style-name="Standard">
      <style:paragraph-properties fo:text-align="start" style:justify-single-word="false" style:text-autospace="none"/>
      <style:text-properties style:font-name="Jomolhari1" fo:font-size="13pt" style:text-underline-style="none" fo:font-weight="bold" officeooo:rsid="01de4d40" officeooo:paragraph-rsid="01de4d40" style:font-name-asian="FreeMono1" style:font-size-asian="13pt" style:font-weight-asian="bold" style:font-name-complex="FreeMono1" style:font-size-complex="13pt" style:font-weight-complex="bold"/>
    </style:style>
    <style:style style:name="P65" style:family="paragraph" style:parent-style-name="Standard">
      <style:paragraph-properties fo:text-align="start" style:justify-single-word="false"/>
      <style:text-properties style:font-name="Jomolhari1" fo:font-size="13pt" style:text-underline-style="none" fo:font-weight="bold" officeooo:rsid="03383472" officeooo:paragraph-rsid="00435bce" style:font-name-asian="FreeMono1" style:font-size-asian="13pt" style:font-weight-asian="bold" style:font-name-complex="FreeMono1" style:font-size-complex="13pt" style:font-weight-complex="bold"/>
    </style:style>
    <style:style style:name="P66" style:family="paragraph" style:parent-style-name="Standard">
      <style:paragraph-properties style:text-autospace="none"/>
      <style:text-properties style:font-name="Jomolhari1" fo:font-size="13pt" fo:font-weight="bold" officeooo:rsid="0029c6eb" officeooo:paragraph-rsid="0029c6eb" style:font-name-asian="FreeMono1" style:font-size-asian="13pt" style:font-weight-asian="bold" style:font-name-complex="FreeMono1" style:font-size-complex="13pt" style:font-weight-complex="bold"/>
    </style:style>
    <style:style style:name="P67" style:family="paragraph" style:parent-style-name="Standard">
      <style:paragraph-properties fo:text-align="start" style:justify-single-word="false"/>
      <style:text-properties style:font-name="Jomolhari1" fo:font-size="13pt" fo:font-weight="bold" officeooo:rsid="0029c6eb" officeooo:paragraph-rsid="001b86f4" style:font-name-asian="FreeMono1" style:font-size-asian="13pt" style:font-weight-asian="bold" style:font-name-complex="FreeMono1" style:font-size-complex="13pt" style:font-weight-complex="bold"/>
    </style:style>
    <style:style style:name="P68"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69" style:family="paragraph" style:parent-style-name="Standard">
      <style:paragraph-properties style:text-autospace="none"/>
      <style:text-properties style:font-name="Jomolhari1" fo:font-size="13pt" fo:font-weight="normal" officeooo:rsid="0345fdca" officeooo:paragraph-rsid="002db2b4" style:font-name-asian="FreeMono1" style:font-size-asian="13pt" style:font-weight-asian="normal" style:font-name-complex="FreeMono1" style:font-size-complex="13pt" style:font-weight-complex="normal"/>
    </style:style>
    <style:style style:name="P70" style:family="paragraph" style:parent-style-name="Standard">
      <style:paragraph-properties fo:text-align="start" style:justify-single-word="false"/>
      <style:text-properties style:font-name="FreeMono" fo:font-size="13pt" fo:font-style="normal" fo:font-weight="normal" officeooo:rsid="001b86f4" officeooo:paragraph-rsid="033d4f3b" style:font-name-asian="FreeMono1" style:font-size-asian="13pt" style:font-style-asian="normal" style:font-weight-asian="normal" style:font-name-complex="FreeMono1" style:font-size-complex="13pt" style:font-style-complex="normal" style:font-weight-complex="normal"/>
    </style:style>
    <style:style style:name="P71" style:family="paragraph" style:parent-style-name="Standard">
      <style:paragraph-properties style:text-autospace="none"/>
      <style:text-properties style:font-name="FreeMono" fo:font-size="13pt" fo:font-style="normal" fo:font-weight="normal" officeooo:paragraph-rsid="033d4f3b" style:font-name-asian="FreeMono1" style:font-size-asian="13pt" style:font-style-asian="normal" style:font-weight-asian="normal" style:font-name-complex="FreeMono1" style:font-size-complex="13pt" style:font-style-complex="normal" style:font-weight-complex="normal"/>
    </style:style>
    <style:style style:name="P72" style:family="paragraph" style:parent-style-name="Standard">
      <style:paragraph-properties style:text-autospace="none"/>
      <style:text-properties style:font-name="FreeMono" fo:font-size="13pt" fo:font-style="normal" fo:font-weight="normal" officeooo:rsid="037dc1ba" officeooo:paragraph-rsid="033d4f3b" style:font-name-asian="FreeMono1" style:font-size-asian="13pt" style:font-style-asian="normal" style:font-weight-asian="normal" style:font-name-complex="FreeMono1" style:font-size-complex="13pt" style:font-style-complex="normal" style:font-weight-complex="normal"/>
    </style:style>
    <style:style style:name="P73" style:family="paragraph" style:parent-style-name="Standard">
      <style:paragraph-properties style:text-autospace="none"/>
      <style:text-properties style:font-name="FreeMono" fo:font-size="13pt" fo:font-style="normal" fo:font-weight="normal" officeooo:rsid="037dc1ba" officeooo:paragraph-rsid="03826943" style:font-name-asian="FreeMono1" style:font-size-asian="13pt" style:font-style-asian="normal" style:font-weight-asian="normal" style:font-name-complex="FreeMono1" style:font-size-complex="13pt" style:font-style-complex="normal" style:font-weight-complex="normal"/>
    </style:style>
    <style:style style:name="P74" style:family="paragraph" style:parent-style-name="Standard">
      <style:paragraph-properties style:text-autospace="none"/>
      <style:text-properties style:font-name="FreeMono" fo:font-size="13pt" officeooo:paragraph-rsid="033d4f3b" style:font-name-asian="FreeMono1" style:font-size-asian="13pt" style:font-name-complex="FreeMono1" style:font-size-complex="13pt"/>
    </style:style>
    <style:style style:name="P75" style:family="paragraph" style:parent-style-name="Standard">
      <style:paragraph-properties style:text-autospace="none"/>
      <style:text-properties style:font-name="FreeMono" fo:font-size="13pt" officeooo:paragraph-rsid="03816ce2" style:font-name-asian="FreeMono1" style:font-size-asian="13pt" style:font-name-complex="FreeMono1" style:font-size-complex="13pt"/>
    </style:style>
    <style:style style:name="P76"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77"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80" style:family="paragraph" style:parent-style-name="Standard">
      <style:paragraph-properties fo:text-align="start" style:justify-single-word="false"/>
      <style:text-properties style:font-name="FreeMono" fo:font-size="13pt" style:text-underline-style="none" fo:font-weight="normal" officeooo:paragraph-rsid="0345fdca" style:font-size-asian="13pt" style:font-weight-asian="normal" style:font-size-complex="13pt" style:font-weight-complex="normal"/>
    </style:style>
    <style:style style:name="P81"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82"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83"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style:font-name="FreeMono" fo:font-size="13pt" style:text-underline-style="none" fo:font-weight="normal" officeooo:rsid="002fc7b4" officeooo:paragraph-rsid="0345fdca" style:font-size-asian="13pt" style:font-weight-asian="normal" style:font-size-complex="13pt" style:font-weight-complex="normal"/>
    </style:style>
    <style:style style:name="P85"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86"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383472"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743e91"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89e318"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8a8c49"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8b4376"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9e96a8" style:font-name-asian="FreeMono1" style:font-size-asian="13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1a09486" style:font-name-asian="FreeMono1" style:font-size-asian="13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99"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39e96a8" style:font-name-asian="FreeMono1" style:font-size-asian="13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23f7307" style:font-name-asian="FreeMono1" style:font-size-asian="13pt" style:font-weight-asian="normal" style:font-name-complex="FreeMono1" style:font-size-complex="13pt" style:font-weight-complex="normal"/>
    </style:style>
    <style:style style:name="P103" style:family="paragraph" style:parent-style-name="Standard">
      <style:paragraph-properties fo:text-align="start" style:justify-single-word="false" style:text-autospace="none"/>
      <style:text-properties style:font-name="FreeMono"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04" style:family="paragraph" style:parent-style-name="Standard">
      <style:paragraph-properties fo:text-align="start" style:justify-single-word="false" style:text-autospace="none"/>
      <style:text-properties style:font-name="FreeMono"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105" style:family="paragraph" style:parent-style-name="Standard">
      <style:paragraph-properties fo:text-align="start" style:justify-single-word="false" style:text-autospace="none"/>
      <style:text-properties style:font-name="FreeMono"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106" style:family="paragraph" style:parent-style-name="Standard">
      <style:paragraph-properties fo:text-align="start" style:justify-single-word="false" style:text-autospace="none"/>
      <style:text-properties style:font-name="FreeMono" fo:font-size="13pt" style:text-underline-style="none" fo:font-weight="normal" officeooo:rsid="01de68a0" officeooo:paragraph-rsid="01de68a0" style:font-name-asian="FreeMono1" style:font-size-asian="13pt" style:font-weight-asian="normal" style:font-name-complex="FreeMono1" style:font-size-complex="13pt" style:font-weight-complex="normal"/>
    </style:style>
    <style:style style:name="P107" style:family="paragraph" style:parent-style-name="Standard">
      <style:paragraph-properties fo:text-align="start" style:justify-single-word="false" style:text-autospace="none"/>
      <style:text-properties style:font-name="FreeMono" fo:font-size="13pt" style:text-underline-style="none" fo:font-weight="normal" officeooo:rsid="0365c0fa" officeooo:paragraph-rsid="0365c0fa" style:font-name-asian="FreeMono1" style:font-size-asian="13pt" style:font-weight-asian="normal" style:font-name-complex="FreeMono1" style:font-size-complex="13pt" style:font-weight-complex="normal"/>
    </style:style>
    <style:style style:name="P108"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743e91" style:font-name-asian="FreeMono1" style:font-size-asian="13pt" style:font-weight-asian="normal" style:font-name-complex="FreeMono1" style:font-size-complex="13pt" style:font-weight-complex="normal"/>
    </style:style>
    <style:style style:name="P109"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89e318" style:font-name-asian="FreeMono1" style:font-size-asian="13pt" style:font-weight-asian="normal" style:font-name-complex="FreeMono1" style:font-size-complex="13pt" style:font-weight-complex="normal"/>
    </style:style>
    <style:style style:name="P110"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8b4376" style:font-name-asian="FreeMono1" style:font-size-asian="13pt" style:font-weight-asian="normal" style:font-name-complex="FreeMono1" style:font-size-complex="13pt" style:font-weight-complex="normal"/>
    </style:style>
    <style:style style:name="P111"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9e96a8" style:font-name-asian="FreeMono1" style:font-size-asian="13pt" style:font-weight-asian="normal" style:font-name-complex="FreeMono1" style:font-size-complex="13pt" style:font-weight-complex="normal"/>
    </style:style>
    <style:style style:name="P112" style:family="paragraph" style:parent-style-name="Standard">
      <style:paragraph-properties fo:text-align="start" style:justify-single-word="false" style:text-autospace="none"/>
      <style:text-properties style:font-name="FreeMono" fo:font-size="13pt" style:text-underline-style="none" fo:font-weight="normal" officeooo:rsid="03868f74" officeooo:paragraph-rsid="03383472" style:font-name-asian="FreeMono1" style:font-size-asian="13pt" style:font-weight-asian="normal" style:font-name-complex="FreeMono1" style:font-size-complex="13pt" style:font-weight-complex="normal"/>
    </style:style>
    <style:style style:name="P113"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8c26" style:font-name-asian="FreeMono1" style:font-size-asian="11.3500003814697pt" style:font-weight-asian="normal" style:font-name-complex="FreeMono1" style:font-size-complex="13pt" style:font-weight-complex="normal"/>
    </style:style>
    <style:style style:name="P114" style:family="paragraph" style:parent-style-name="Standard">
      <style:paragraph-properties fo:text-align="start" style:justify-single-word="false" style:text-autospace="none"/>
      <style:text-properties style:font-name="FreeMono"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15" style:family="paragraph" style:parent-style-name="Standard">
      <style:paragraph-properties fo:text-align="start" style:justify-single-word="false" style:text-autospace="none"/>
      <style:text-properties style:font-name="FreeMono" fo:font-size="13pt" style:text-underline-style="none" fo:font-weight="normal" officeooo:rsid="0255aa24" officeooo:paragraph-rsid="0255aa24" style:font-name-asian="FreeMono1" style:font-size-asian="11.3500003814697pt" style:font-weight-asian="normal" style:font-name-complex="FreeMono1" style:font-size-complex="13pt" style:font-weight-complex="normal"/>
    </style:style>
    <style:style style:name="P116" style:family="paragraph" style:parent-style-name="Standard">
      <style:paragraph-properties fo:text-align="start" style:justify-single-word="false" style:text-autospace="none"/>
      <style:text-properties style:font-name="FreeMono" fo:font-size="13pt" style:text-underline-style="none" fo:font-weight="normal" officeooo:rsid="024d1d0b" officeooo:paragraph-rsid="024c4d7d" style:font-name-asian="FreeMono1" style:font-size-asian="11.3500003814697pt" style:font-weight-asian="normal" style:font-name-complex="FreeMono1" style:font-size-complex="13pt" style:font-weight-complex="normal"/>
    </style:style>
    <style:style style:name="P117"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18" style:family="paragraph" style:parent-style-name="Standard">
      <style:paragraph-properties fo:text-align="start" style:justify-single-word="false" style:text-autospace="none"/>
      <style:text-properties style:font-name="FreeMono"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19" style:family="paragraph" style:parent-style-name="Standard">
      <style:paragraph-properties fo:text-align="start" style:justify-single-word="false" style:text-autospace="none"/>
      <style:text-properties style:font-name="FreeMono" officeooo:paragraph-rsid="01de4d40"/>
    </style:style>
    <style:style style:name="P120" style:family="paragraph" style:parent-style-name="Standard">
      <style:paragraph-properties fo:text-align="start" style:justify-single-word="false" style:text-autospace="none"/>
      <style:text-properties style:font-name="FreeMono" officeooo:paragraph-rsid="01de68a0"/>
    </style:style>
    <style:style style:name="P121" style:family="paragraph" style:parent-style-name="Standard">
      <style:paragraph-properties fo:text-align="start" style:justify-single-word="false" style:text-autospace="none"/>
      <style:text-properties style:font-name="FreeMono" officeooo:paragraph-rsid="020f642b"/>
    </style:style>
    <style:style style:name="P122" style:family="paragraph" style:parent-style-name="Standard">
      <style:paragraph-properties fo:text-align="start" style:justify-single-word="false" style:text-autospace="none"/>
      <style:text-properties style:font-name="Jomolhari2" fo:font-size="13pt" style:text-underline-style="none" fo:font-weight="normal" officeooo:paragraph-rsid="03a44914" style:font-size-asian="13pt" style:font-weight-asian="normal" style:font-size-complex="13pt" style:font-weight-complex="normal"/>
    </style:style>
    <style:style style:name="P123"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124" style:family="paragraph" style:parent-style-name="Standard">
      <style:paragraph-properties fo:text-align="start" style:justify-single-word="false"/>
      <style:text-properties style:font-name="Jomolhari2" fo:font-size="13pt" style:text-underline-style="none" fo:font-weight="normal" officeooo:rsid="001b28a2" officeooo:paragraph-rsid="0373e217" style:font-size-asian="13pt" style:font-weight-asian="normal" style:font-size-complex="13pt" style:font-weight-complex="normal"/>
    </style:style>
    <style:style style:name="P125"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126"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127"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3a44914" style:font-name-asian="FreeMono1" style:font-size-asian="13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2"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2"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2"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2"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2"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ebbae"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1eb37a6" style:font-name-asian="FreeMono1" style:font-size-asian="13pt" style:font-weight-asian="normal" style:font-name-complex="FreeMono1" style:font-size-complex="13pt" style:font-weight-complex="normal"/>
    </style:style>
    <style:style style:name="P137"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5d142f" style:font-name-asian="FreeMono1" style:font-size-asian="13pt" style:font-weight-asian="normal" style:font-name-complex="FreeMono1" style:font-size-complex="13pt" style:font-weight-complex="normal"/>
    </style:style>
    <style:style style:name="P138"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9792bf"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31f8c09"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2" fo:font-size="13pt" style:text-underline-style="none" fo:font-weight="normal" officeooo:rsid="029792bf" officeooo:paragraph-rsid="029792bf"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a7dc76"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f24ec6"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306e5b5" style:font-name-asian="FreeMono1" style:font-size-asian="13pt" style:font-weight-asian="normal" style:font-name-complex="FreeMono1" style:font-size-complex="13pt" style:font-weight-complex="normal"/>
    </style:style>
    <style:style style:name="P144" style:family="paragraph" style:parent-style-name="Standard">
      <style:paragraph-properties fo:text-align="center" style:justify-single-word="false" style:text-autospace="none"/>
      <style:text-properties style:font-name="Jomolhari2" fo:font-size="13pt" style:text-underline-style="none" fo:font-weight="normal" officeooo:rsid="01d0d0b6" officeooo:paragraph-rsid="0306fc29" style:font-name-asian="FreeMono1" style:font-size-asian="13pt" style:font-weight-asian="normal" style:font-name-complex="FreeMono1" style:font-size-complex="13pt" style:font-weight-complex="normal"/>
    </style:style>
    <style:style style:name="P145" style:family="paragraph" style:parent-style-name="Standard">
      <style:paragraph-properties fo:text-align="start" style:justify-single-word="false" style:text-autospace="none"/>
      <style:text-properties style:font-name="Jomolhari2" fo:font-size="13pt" style:text-underline-style="none" fo:font-weight="normal" officeooo:rsid="02ac999a" officeooo:paragraph-rsid="02ac999a" style:font-name-asian="FreeMono1" style:font-size-asian="13pt" style:font-weight-asian="normal" style:font-name-complex="FreeMono1" style:font-size-complex="13pt" style:font-weight-complex="normal"/>
    </style:style>
    <style:style style:name="P146" style:family="paragraph" style:parent-style-name="Standard">
      <style:paragraph-properties fo:text-align="start" style:justify-single-word="false" style:text-autospace="none"/>
      <style:text-properties style:font-name="Jomolhari2" fo:font-size="13pt" style:text-underline-style="none" fo:font-weight="normal" officeooo:rsid="02fdad5f" officeooo:paragraph-rsid="02fdad5f" style:font-name-asian="FreeMono1" style:font-size-asian="13pt" style:font-weight-asian="normal" style:font-name-complex="FreeMono1" style:font-size-complex="13pt" style:font-weight-complex="normal"/>
    </style:style>
    <style:style style:name="P147" style:family="paragraph" style:parent-style-name="Standard">
      <style:paragraph-properties fo:text-align="start" style:justify-single-word="false" style:text-autospace="none"/>
      <style:text-properties style:font-name="Jomolhari2" fo:font-size="13pt" style:text-underline-style="none" fo:font-weight="normal" officeooo:rsid="030204e6" officeooo:paragraph-rsid="030204e6"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Jomolhari2" fo:font-size="13pt" style:text-underline-style="none" fo:font-weight="normal" officeooo:rsid="01e95d09" officeooo:paragraph-rsid="020f642b"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Jomolhari2" fo:font-size="13pt" style:text-underline-style="none" fo:font-weight="normal" officeooo:rsid="0345fdca" officeooo:paragraph-rsid="0345fdca" style:font-name-asian="FreeMono1" style:font-size-asian="13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3a117d8" style:font-name-asian="FreeMono1" style:font-size-asian="11.3500003814697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Jomolhari2"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54"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55"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56"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57"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58"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22f664b" style:font-name-asian="FreeMono1" style:font-size-asian="11.3500003814697pt" style:font-weight-asian="normal" style:font-name-complex="FreeMono1" style:font-size-complex="13pt" style:font-weight-complex="normal"/>
    </style:style>
    <style:style style:name="P159" style:family="paragraph" style:parent-style-name="Standard">
      <style:paragraph-properties fo:text-align="start" style:justify-single-word="false" style:text-autospace="none"/>
      <style:text-properties style:font-name="Jomolhari2" fo:font-size="13pt" style:text-underline-style="none" fo:font-weight="normal" officeooo:rsid="019bf705" officeooo:paragraph-rsid="019bf705" style:font-name-asian="FreeMono1" style:font-size-asian="11.3500003814697pt" style:font-weight-asian="normal" style:font-name-complex="FreeMono1" style:font-size-complex="13pt" style:font-weight-complex="normal"/>
    </style:style>
    <style:style style:name="P160"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09486" style:font-name-asian="FreeMono1" style:font-size-asian="11.3500003814697pt" style:font-weight-asian="normal" style:font-name-complex="FreeMono1" style:font-size-complex="13pt" style:font-weight-complex="normal"/>
    </style:style>
    <style:style style:name="P161"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12e7e" style:font-name-asian="FreeMono1" style:font-size-asian="11.3500003814697pt" style:font-weight-asian="normal" style:font-name-complex="FreeMono1" style:font-size-complex="13pt" style:font-weight-complex="normal"/>
    </style:style>
    <style:style style:name="P162" style:family="paragraph" style:parent-style-name="Standard">
      <style:paragraph-properties fo:text-align="start" style:justify-single-word="false" style:text-autospace="none"/>
      <style:text-properties style:font-name="Jomolhari2" fo:font-size="13pt" style:text-underline-style="none" fo:font-weight="normal" officeooo:rsid="01a596c9" officeooo:paragraph-rsid="01abfe7f" style:font-name-asian="FreeMono1" style:font-size-asian="11.3500003814697pt" style:font-weight-asian="normal" style:font-name-complex="FreeMono1" style:font-size-complex="13pt" style:font-weight-complex="normal"/>
    </style:style>
    <style:style style:name="P163" style:family="paragraph" style:parent-style-name="Standard">
      <style:paragraph-properties fo:text-align="start" style:justify-single-word="false" style:text-autospace="none"/>
      <style:text-properties style:font-name="Jomolhari2" fo:font-size="13pt" style:text-underline-style="none" fo:font-weight="normal" officeooo:rsid="024c4d7d" officeooo:paragraph-rsid="024c4d7d" style:font-name-asian="FreeMono1" style:font-size-asian="11.3500003814697pt" style:font-weight-asian="normal" style:font-name-complex="FreeMono1" style:font-size-complex="13pt" style:font-weight-complex="normal"/>
    </style:style>
    <style:style style:name="P164"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785b" style:font-name-asian="FreeMono1" style:font-size-asian="11.3500003814697pt" style:font-weight-asian="normal" style:font-name-complex="FreeMono1" style:font-size-complex="13pt" style:font-weight-complex="normal"/>
    </style:style>
    <style:style style:name="P165"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66" style:family="paragraph" style:parent-style-name="Standard">
      <style:paragraph-properties fo:text-align="start" style:justify-single-word="false" style:text-autospace="none"/>
      <style:text-properties style:font-name="Jomolhari2" fo:font-size="13pt" style:text-underline-style="none" fo:font-weight="normal" officeooo:rsid="01a2f11b" officeooo:paragraph-rsid="01f8ae7d" style:font-name-asian="FreeMono1" style:font-size-asian="11.3500003814697pt" style:font-weight-asian="normal" style:font-name-complex="FreeMono1" style:font-size-complex="13pt" style:font-weight-complex="normal"/>
    </style:style>
    <style:style style:name="P167" style:family="paragraph" style:parent-style-name="Standard">
      <style:paragraph-properties fo:text-align="start" style:justify-single-word="false" style:text-autospace="none"/>
      <style:text-properties style:font-name="Jomolhari2" fo:font-size="13pt" style:text-underline-style="none" fo:font-weight="normal" officeooo:rsid="03a117d8" officeooo:paragraph-rsid="03a117d8" style:font-name-asian="FreeMono1" style:font-size-asian="11.3500003814697pt" style:font-weight-asian="normal" style:font-name-complex="FreeMono1" style:font-size-complex="13pt" style:font-weight-complex="normal"/>
    </style:style>
    <style:style style:name="P168" style:family="paragraph" style:parent-style-name="Standard">
      <style:paragraph-properties fo:text-align="start" style:justify-single-word="false" style:text-autospace="none"/>
      <style:text-properties style:font-name="Jomolhari2"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69" style:family="paragraph" style:parent-style-name="Standard">
      <style:paragraph-properties fo:text-align="start" style:justify-single-word="false" style:text-autospace="none"/>
      <style:text-properties style:font-name="Jomolhari2"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70"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71" style:family="paragraph" style:parent-style-name="Standard">
      <style:paragraph-properties fo:text-align="start" style:justify-single-word="false" style:text-autospace="none"/>
      <style:text-properties style:font-name="Jomolhari2"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72" style:family="paragraph" style:parent-style-name="Standard">
      <style:paragraph-properties fo:text-align="start" style:justify-single-word="false" style:text-autospace="none"/>
      <style:text-properties style:font-name="Jomolhari2" fo:font-size="13pt" style:text-underline-style="none" fo:font-weight="bold" officeooo:rsid="02ae270e" officeooo:paragraph-rsid="02f24ec6" style:font-name-asian="FreeMono1" style:font-size-asian="13pt" style:font-weight-asian="bold" style:font-name-complex="FreeMono1" style:font-size-complex="13pt" style:font-weight-complex="bold"/>
    </style:style>
    <style:style style:name="P173" style:family="paragraph" style:parent-style-name="Standard">
      <style:paragraph-properties fo:text-align="start" style:justify-single-word="false" style:text-autospace="none"/>
      <style:text-properties style:font-name="Jomolhari2" fo:font-size="13pt" style:text-underline-style="none" fo:font-weight="bold" officeooo:rsid="029792bf" officeooo:paragraph-rsid="029792bf" style:font-name-asian="FreeMono1" style:font-size-asian="13pt" style:font-weight-asian="bold" style:font-name-complex="FreeMono1" style:font-size-complex="13pt" style:font-weight-complex="bold"/>
    </style:style>
    <style:style style:name="P174" style:family="paragraph" style:parent-style-name="Standard">
      <style:paragraph-properties fo:text-align="start" style:justify-single-word="false" style:text-autospace="none"/>
      <style:text-properties style:font-name="Jomolhari2" fo:font-size="13pt" style:text-underline-style="none" fo:font-weight="bold" officeooo:rsid="034f8ad9" officeooo:paragraph-rsid="03533ee9" style:font-name-asian="FreeMono1" style:font-size-asian="13pt" style:font-weight-asian="bold" style:font-name-complex="FreeMono1" style:font-size-complex="13pt" style:font-weight-complex="bold"/>
    </style:style>
    <style:style style:name="P175"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76" style:family="paragraph" style:parent-style-name="Standard">
      <style:paragraph-properties fo:text-align="start" style:justify-single-word="false" style:text-autospace="none"/>
      <style:text-properties style:font-name="Jomolhari2"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77"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178"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79" style:family="paragraph" style:parent-style-name="Standard">
      <style:paragraph-properties fo:text-align="start" style:justify-single-word="false" style:text-autospace="none"/>
      <style:text-properties style:font-name="Jomolhari2" fo:font-size="16pt" style:text-underline-style="none" fo:font-weight="bold" officeooo:rsid="00ed59f4" officeooo:paragraph-rsid="01eebbae" style:font-name-asian="FreeMono1" style:font-size-asian="16pt" style:font-weight-asian="bold" style:font-name-complex="FreeMono1" style:font-size-complex="16pt" style:font-weight-complex="bold"/>
    </style:style>
    <style:style style:name="P180" style:family="paragraph" style:parent-style-name="Standard">
      <style:paragraph-properties fo:text-align="start" style:justify-single-word="false" style:text-autospace="none"/>
      <style:text-properties style:font-name="Jomolhari2" fo:font-size="16pt" style:text-underline-style="none" fo:font-weight="bold" officeooo:rsid="01a2f11b" officeooo:paragraph-rsid="019f2fdc" style:font-name-asian="FreeMono1" style:font-size-asian="16pt" style:font-weight-asian="bold" style:font-name-complex="FreeMono1" style:font-size-complex="16pt" style:font-weight-complex="bold"/>
    </style:style>
    <style:style style:name="P181"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5d142f" style:font-name-asian="FreeMono1" style:font-size-asian="16pt" style:font-weight-asian="bold" style:font-name-complex="FreeMono1" style:font-size-complex="16pt" style:font-weight-complex="bold"/>
    </style:style>
    <style:style style:name="P182"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183" style:family="paragraph" style:parent-style-name="Standard">
      <style:paragraph-properties fo:text-align="start" style:justify-single-word="false" style:text-autospace="none"/>
      <style:text-properties style:font-name="Jomolhari2" fo:font-size="16pt" style:text-underline-style="none" fo:font-weight="bold" officeooo:rsid="0350f533" officeooo:paragraph-rsid="008d752e" style:font-name-asian="FreeMono1" style:font-size-asian="16pt" style:font-weight-asian="bold" style:font-name-complex="FreeMono1" style:font-size-complex="16pt" style:font-weight-complex="bold"/>
    </style:style>
    <style:style style:name="P184" style:family="paragraph" style:parent-style-name="Standard">
      <style:paragraph-properties fo:text-align="start" style:justify-single-word="false" style:text-autospace="none"/>
      <style:text-properties style:font-name="Jomolhari2" fo:font-size="16pt" fo:font-weight="bold" officeooo:paragraph-rsid="00dadf9b" style:font-size-asian="16pt" style:font-weight-asian="bold" style:font-size-complex="16pt" style:font-weight-complex="bold"/>
    </style:style>
    <style:style style:name="P185" style:family="paragraph" style:parent-style-name="Standard">
      <style:paragraph-properties fo:text-align="start" style:justify-single-word="false" style:text-autospace="none"/>
      <style:text-properties officeooo:paragraph-rsid="00aba559"/>
    </style:style>
    <style:style style:name="P186" style:family="paragraph" style:parent-style-name="Standard">
      <style:paragraph-properties fo:text-align="start" style:justify-single-word="false" style:text-autospace="none"/>
      <style:text-properties officeooo:paragraph-rsid="01fd7c2f"/>
    </style:style>
    <style:style style:name="P187" style:family="paragraph" style:parent-style-name="Standard">
      <style:paragraph-properties fo:text-align="start" style:justify-single-word="false" style:text-autospace="none"/>
      <style:text-properties officeooo:paragraph-rsid="01eebbae"/>
    </style:style>
    <style:style style:name="P188" style:family="paragraph" style:parent-style-name="Standard">
      <style:paragraph-properties fo:text-align="start" style:justify-single-word="false" style:text-autospace="none"/>
      <style:text-properties officeooo:paragraph-rsid="02193e2d"/>
    </style:style>
    <style:style style:name="P189" style:family="paragraph" style:parent-style-name="Standard">
      <style:paragraph-properties fo:text-align="start" style:justify-single-word="false" style:text-autospace="none"/>
      <style:text-properties officeooo:paragraph-rsid="02cdb238"/>
    </style:style>
    <style:style style:name="P190" style:family="paragraph" style:parent-style-name="Standard">
      <style:paragraph-properties fo:text-align="start" style:justify-single-word="false" style:text-autospace="none"/>
      <style:text-properties officeooo:paragraph-rsid="036a18ce"/>
    </style:style>
    <style:style style:name="P191"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92"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193"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94"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195" style:family="paragraph" style:parent-style-name="Standard">
      <style:paragraph-properties fo:text-align="start" style:justify-single-word="false" style:text-autospace="none"/>
      <style:text-properties fo:font-weight="normal" officeooo:paragraph-rsid="023f7307" style:font-weight-asian="normal" style:font-weight-complex="normal"/>
    </style:style>
    <style:style style:name="P196" style:family="paragraph" style:parent-style-name="Standard">
      <style:paragraph-properties fo:text-align="start" style:justify-single-word="false" style:text-autospace="none"/>
      <style:text-properties style:font-name="Jomolhari" fo:font-size="13pt" style:text-underline-style="none" fo:font-weight="normal" officeooo:rsid="01c157c4" officeooo:paragraph-rsid="01bbf20e" style:font-name-asian="FreeMono1" style:font-size-asian="11.3500003814697pt" style:font-weight-asian="normal" style:font-name-complex="FreeMono1" style:font-size-complex="13pt" style:font-weight-complex="normal"/>
    </style:style>
    <style:style style:name="P197" style:family="paragraph" style:parent-style-name="Preformatted_20_Text">
      <style:text-properties style:font-name="FreeMono" fo:font-size="13pt" style:font-size-asian="13pt" style:font-size-complex="13pt"/>
    </style:style>
    <style:style style:name="P198" style:family="paragraph" style:parent-style-name="Preformatted_20_Text">
      <style:text-properties style:font-name="Jomolhari2" fo:font-size="13pt" officeooo:paragraph-rsid="00ab02c4" style:font-size-asian="13pt" style:font-size-complex="13pt"/>
    </style:style>
    <style:style style:name="P199" style:family="paragraph" style:parent-style-name="Table_20_Contents">
      <style:paragraph-properties fo:text-align="center" style:justify-single-word="false"/>
      <style:text-properties style:font-name="Jomolhari2" fo:font-size="13pt" style:font-name-asian="FreeMono1" style:font-size-asian="13pt" style:font-name-complex="FreeMono1" style:font-size-complex="13pt"/>
    </style:style>
    <style:style style:name="P200" style:family="paragraph" style:parent-style-name="Table_20_Contents">
      <style:paragraph-properties fo:text-align="center" style:justify-single-word="false"/>
      <style:text-properties style:font-name="Jomolhari2" fo:font-size="13pt" officeooo:rsid="030c627f" officeooo:paragraph-rsid="030c627f" style:font-name-asian="FreeMono1" style:font-size-asian="13pt" style:font-name-complex="FreeMono1" style:font-size-complex="13pt"/>
    </style:style>
    <style:style style:name="P201" style:family="paragraph" style:parent-style-name="Table_20_Contents">
      <style:paragraph-properties fo:text-align="center" style:justify-single-word="false"/>
      <style:text-properties style:font-name="Jomolhari2" fo:font-size="13pt" fo:font-weight="normal" officeooo:rsid="030c627f" officeooo:paragraph-rsid="030c627f" style:font-name-asian="FreeMono1" style:font-size-asian="13pt" style:font-weight-asian="normal" style:font-name-complex="FreeMono1" style:font-size-complex="13pt" style:font-weight-complex="normal"/>
    </style:style>
    <style:style style:name="P202" style:family="paragraph" style:parent-style-name="Standard" style:list-style-name="L1">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203" style:family="paragraph" style:parent-style-name="Standard" style:list-style-name="L4">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204" style:family="paragraph" style:parent-style-name="Standard" style:list-style-name="L5">
      <style:paragraph-properties fo:text-align="start" style:justify-single-word="false" style:text-autospace="none"/>
      <style:text-properties style:font-name="Jomolhari1"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205" style:family="paragraph" style:parent-style-name="Standard">
      <style:paragraph-properties fo:text-align="start" style:justify-single-word="false" style:text-autospace="none"/>
      <style:text-properties style:font-name="Jomolhari1" fo:font-size="13pt" style:text-underline-style="none" fo:font-weight="normal" officeooo:paragraph-rsid="03383472" style:font-size-asian="13pt" style:font-weight-asian="normal" style:font-size-complex="13pt" style:font-weight-complex="normal"/>
    </style:style>
    <style:style style:name="P206" style:family="paragraph" style:parent-style-name="Standard">
      <style:paragraph-properties fo:text-align="start" style:justify-single-word="false" style:text-autospace="none"/>
      <style:text-properties style:font-name="Jomolhari2" fo:font-size="13pt" style:text-underline-style="none" fo:font-weight="normal" officeooo:rsid="024e7320" officeooo:paragraph-rsid="0079bc3a" style:font-name-asian="FreeMono1" style:font-size-asian="13pt" style:font-weight-asian="normal" style:font-name-complex="FreeMono1" style:font-size-complex="13pt" style:font-weight-complex="normal"/>
    </style:style>
    <style:style style:name="P207" style:family="paragraph" style:parent-style-name="Standard" style:list-style-name="L7">
      <style:paragraph-properties fo:text-align="start" style:justify-single-word="false" style:text-autospace="none"/>
      <style:text-properties style:font-name="Jomolhari2" fo:font-size="13pt" style:text-underline-style="none" fo:font-weight="normal" officeooo:rsid="02a7dc76" officeooo:paragraph-rsid="02a7dc76" style:font-name-asian="FreeMono1" style:font-size-asian="13pt" style:font-weight-asian="normal" style:font-name-complex="FreeMono1" style:font-size-complex="13pt" style:font-weight-complex="normal"/>
    </style:style>
    <style:style style:name="P208" style:family="paragraph" style:parent-style-name="Standard">
      <style:paragraph-properties fo:text-align="start" style:justify-single-word="false" style:text-autospace="none"/>
      <style:text-properties style:font-name="Jomolhari2" fo:font-size="13pt" style:text-underline-style="none" fo:font-weight="normal" officeooo:rsid="004fc4e4" officeooo:paragraph-rsid="03c8be22" style:font-name-asian="FreeMono1" style:font-size-asian="13pt" style:font-weight-asian="normal" style:font-name-complex="FreeMono1" style:font-size-complex="13pt" style:font-weight-complex="normal"/>
    </style:style>
    <style:style style:name="P209"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3de385e" style:font-name-asian="FreeMono1" style:font-size-asian="13pt" style:font-weight-asian="normal" style:font-name-complex="FreeMono1" style:font-size-complex="13pt" style:font-weight-complex="normal"/>
    </style:style>
    <style:style style:name="P210"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3b20382" style:font-name-asian="FreeMono1" style:font-size-asian="11.3500003814697pt" style:font-weight-asian="normal" style:font-name-complex="FreeMono1" style:font-size-complex="13pt" style:font-weight-complex="normal"/>
    </style:style>
    <style:style style:name="P211"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3b50067" style:font-name-asian="FreeMono1" style:font-size-asian="11.3500003814697pt" style:font-weight-asian="normal" style:font-name-complex="FreeMono1" style:font-size-complex="13pt" style:font-weight-complex="normal"/>
    </style:style>
    <style:style style:name="P212"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213"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214" style:family="paragraph" style:parent-style-name="Standard" style:list-style-name="L2">
      <style:paragraph-properties fo:text-align="start" style:justify-single-word="false" style:text-autospace="none"/>
      <style:text-properties style:font-name="FreeMono" fo:font-size="13pt" style:text-underline-style="none" fo:font-weight="normal" officeooo:rsid="024aa349" officeooo:paragraph-rsid="024aa349" style:font-name-asian="FreeMono1" style:font-size-asian="11.3500003814697pt" style:font-weight-asian="normal" style:font-name-complex="FreeMono1" style:font-size-complex="13pt" style:font-weight-complex="normal"/>
    </style:style>
    <style:style style:name="P215" style:family="paragraph" style:parent-style-name="Standard" style:list-style-name="L2">
      <style:paragraph-properties fo:text-align="start" style:justify-single-word="false" style:text-autospace="none"/>
      <style:text-properties style:font-name="FreeMono"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216" style:family="paragraph" style:parent-style-name="Standard" style:list-style-name="L3">
      <style:paragraph-properties fo:text-align="start" style:justify-single-word="false" style:text-autospace="none"/>
      <style:text-properties style:font-name="FreeMono"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217"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c71e8e" style:font-name-asian="FreeMono1" style:font-size-asian="13pt" style:font-weight-asian="normal" style:font-name-complex="FreeMono1" style:font-size-complex="13pt" style:font-weight-complex="normal"/>
    </style:style>
    <style:style style:name="P218"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8a8c49" style:font-name-asian="FreeMono1" style:font-size-asian="13pt" style:font-weight-asian="normal" style:font-name-complex="FreeMono1" style:font-size-complex="13pt" style:font-weight-complex="normal"/>
    </style:style>
    <style:style style:name="P219"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cfdfff" style:font-name-asian="FreeMono1" style:font-size-asian="13pt" style:font-weight-asian="normal" style:font-name-complex="FreeMono1" style:font-size-complex="13pt" style:font-weight-complex="normal"/>
    </style:style>
    <style:style style:name="P220"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221"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222" style:family="paragraph" style:parent-style-name="Standard" style:list-style-name="L6">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23" style:family="paragraph" style:parent-style-name="Standard" style:list-style-name="L6">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224" style:family="paragraph" style:parent-style-name="Standard" style:list-style-name="L8">
      <style:paragraph-properties fo:text-align="start" style:justify-single-word="false" style:text-autospace="none"/>
      <style:text-properties officeooo:paragraph-rsid="029792bf"/>
    </style:style>
    <style:style style:name="P225"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bc3a" officeooo:paragraph-rsid="03a117d8" style:font-name-asian="FreeMono1" style:font-size-asian="11.3500003814697pt" style:font-weight-asian="normal" style:font-name-complex="FreeMono1" style:font-size-complex="13pt" style:font-weight-complex="normal"/>
    </style:style>
    <style:style style:name="P226"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bc3a" officeooo:paragraph-rsid="03b67c2e" style:font-name-asian="FreeMono1" style:font-size-asian="11.3500003814697pt" style:font-weight-asian="normal" style:font-name-complex="FreeMono1" style:font-size-complex="13pt" style:font-weight-complex="normal"/>
    </style:style>
    <style:style style:name="P227" style:family="paragraph" style:parent-style-name="Standard">
      <style:paragraph-properties fo:text-align="start" style:justify-single-word="false" style:text-autospace="none"/>
      <style:text-properties fo:color="#0000ff" style:font-name="Jomolhari2" fo:font-size="13pt" style:text-underline-style="none" fo:font-weight="normal" officeooo:rsid="02578461" officeooo:paragraph-rsid="03be8d26" style:font-name-asian="FreeMono1" style:font-size-asian="11.3500003814697pt" style:font-weight-asian="normal" style:font-name-complex="FreeMono1" style:font-size-complex="13pt" style:font-weight-complex="normal"/>
    </style:style>
    <style:style style:name="P228" style:family="paragraph" style:parent-style-name="Standard">
      <style:paragraph-properties fo:text-align="start" style:justify-single-word="false" style:text-autospace="none"/>
      <style:text-properties fo:color="#0000ff" style:font-name="Jomolhari2" fo:font-size="13pt" style:text-underline-style="none" fo:font-weight="normal" officeooo:rsid="02578461" officeooo:paragraph-rsid="02578461" style:font-name-asian="FreeMono1" style:font-size-asian="11.3500003814697pt" style:font-weight-asian="normal" style:font-name-complex="FreeMono1" style:font-size-complex="13pt" style:font-weight-complex="normal"/>
    </style:style>
    <style:style style:name="P229" style:family="paragraph" style:parent-style-name="Standard">
      <style:paragraph-properties fo:text-align="start" style:justify-single-word="false" style:text-autospace="none"/>
      <style:text-properties fo:color="#0000ff" style:font-name="Jomolhari2" fo:font-size="13pt" style:text-underline-style="none" fo:font-weight="normal" officeooo:rsid="02578461" officeooo:paragraph-rsid="03bb63e3" style:font-name-asian="FreeMono1" style:font-size-asian="11.3500003814697pt" style:font-weight-asian="normal" style:font-name-complex="FreeMono1" style:font-size-complex="13pt" style:font-weight-complex="normal"/>
    </style:style>
    <style:style style:name="P230"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935e" officeooo:paragraph-rsid="035ac0f0" style:font-name-asian="FreeMono1" style:font-size-asian="11.3500003814697pt" style:font-weight-asian="normal" style:font-name-complex="FreeMono1" style:font-size-complex="13pt" style:font-weight-complex="normal"/>
    </style:style>
    <style:style style:name="P231"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935e" officeooo:paragraph-rsid="03bb63e3" style:font-name-asian="FreeMono1" style:font-size-asian="11.3500003814697pt" style:font-weight-asian="normal" style:font-name-complex="FreeMono1" style:font-size-complex="13pt" style:font-weight-complex="normal"/>
    </style:style>
    <style:style style:name="P232"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935e" officeooo:paragraph-rsid="03bfd06d" style:font-name-asian="FreeMono1" style:font-size-asian="11.3500003814697pt" style:font-weight-asian="normal" style:font-name-complex="FreeMono1" style:font-size-complex="13pt" style:font-weight-complex="normal"/>
    </style:style>
    <style:style style:name="P233" style:family="paragraph" style:parent-style-name="Standard">
      <style:paragraph-properties fo:text-align="start" style:justify-single-word="false" style:text-autospace="none"/>
      <style:text-properties fo:color="#0000ff" style:font-name="Jomolhari2" fo:font-size="13pt" style:text-underline-style="none" fo:font-weight="normal" officeooo:rsid="034f8ad9" officeooo:paragraph-rsid="03cae6a7" style:font-name-asian="FreeMono1" style:font-size-asian="13pt" style:font-weight-asian="normal" style:font-name-complex="FreeMono1" style:font-size-complex="13pt" style:font-weight-complex="normal"/>
    </style:style>
    <style:style style:name="P234" style:family="paragraph" style:parent-style-name="Standard">
      <style:paragraph-properties fo:text-align="start" style:justify-single-word="false" style:text-autospace="none"/>
      <style:text-properties fo:color="#0000ff" style:font-name="Jomolhari2" fo:font-size="13pt" style:text-underline-style="none" fo:font-weight="normal" officeooo:rsid="034f8ad9" officeooo:paragraph-rsid="03d46bf5" style:font-name-asian="FreeMono1" style:font-size-asian="13pt" style:font-weight-asian="normal" style:font-name-complex="FreeMono1" style:font-size-complex="13pt" style:font-weight-complex="normal"/>
    </style:style>
    <style:style style:name="P235" style:family="paragraph" style:parent-style-name="Standard">
      <style:paragraph-properties fo:text-align="start" style:justify-single-word="false" style:text-autospace="none"/>
      <style:text-properties fo:color="#0000ff" style:font-name="Jomolhari2" fo:font-size="13pt" style:text-underline-style="none" fo:font-weight="normal" officeooo:rsid="00a5fdb6" officeooo:paragraph-rsid="03d73d99" style:font-name-asian="FreeMono1" style:font-size-asian="13pt" style:font-weight-asian="normal" style:font-name-complex="FreeMono1" style:font-size-complex="13pt" style:font-weight-complex="normal"/>
    </style:style>
    <style:style style:name="P236" style:family="paragraph" style:parent-style-name="Standard">
      <style:paragraph-properties fo:text-align="start" style:justify-single-word="false" style:text-autospace="none"/>
      <style:text-properties fo:color="#0000ff" style:font-name="Jomolhari2" fo:font-size="13pt" style:text-underline-style="none" fo:font-weight="normal" officeooo:rsid="00a5fdb6" officeooo:paragraph-rsid="03de385e" style:font-name-asian="FreeMono1" style:font-size-asian="13pt" style:font-weight-asian="normal" style:font-name-complex="FreeMono1" style:font-size-complex="13pt" style:font-weight-complex="normal"/>
    </style:style>
    <style:style style:name="P237" style:family="paragraph" style:parent-style-name="Standard">
      <style:paragraph-properties fo:text-align="start" style:justify-single-word="false" style:text-autospace="none"/>
      <style:text-properties fo:color="#0000ff" style:font-name="Jomolhari2" fo:font-size="13pt" style:text-underline-style="none" fo:font-weight="normal" officeooo:rsid="00a5fdb6" officeooo:paragraph-rsid="03e60a1b" style:font-name-asian="FreeMono1" style:font-size-asian="13pt" style:font-weight-asian="normal" style:font-name-complex="FreeMono1" style:font-size-complex="13pt" style:font-weight-complex="normal"/>
    </style:style>
    <style:style style:name="P238" style:family="paragraph" style:parent-style-name="Standard">
      <style:paragraph-properties fo:text-align="start" style:justify-single-word="false" style:text-autospace="none"/>
      <style:text-properties fo:color="#0000ff" style:font-name="Jomolhari2" fo:font-size="13pt" style:text-underline-style="none" fo:font-weight="normal" officeooo:rsid="00a5fdb6" officeooo:paragraph-rsid="03e67207" style:font-name-asian="FreeMono1" style:font-size-asian="13pt" style:font-weight-asian="normal" style:font-name-complex="FreeMono1" style:font-size-complex="13pt" style:font-weight-complex="normal"/>
    </style:style>
    <style:style style:name="P239" style:family="paragraph" style:parent-style-name="Standard">
      <style:paragraph-properties fo:text-align="start" style:justify-single-word="false" style:text-autospace="none"/>
      <style:text-properties fo:color="#0000ff" style:font-name="Jomolhari2" fo:font-size="13pt" style:text-underline-style="none" fo:font-weight="normal" officeooo:rsid="00a5fdb6" officeooo:paragraph-rsid="03e79b78" style:font-name-asian="FreeMono1" style:font-size-asian="13pt" style:font-weight-asian="normal" style:font-name-complex="FreeMono1" style:font-size-complex="13pt" style:font-weight-complex="normal"/>
    </style:style>
    <style:style style:name="P240" style:family="paragraph" style:parent-style-name="Standard" style:list-style-name="L9">
      <style:paragraph-properties fo:text-align="start" style:justify-single-word="false" style:text-autospace="none"/>
      <style:text-properties fo:color="#0000ff" style:font-name="Jomolhari2" fo:font-size="13pt" style:text-underline-style="none" fo:font-weight="normal" officeooo:rsid="009d3326" officeooo:paragraph-rsid="03da5b5e" style:font-name-asian="FreeMono1" style:font-size-asian="13pt" style:font-weight-asian="normal" style:font-name-complex="FreeMono1" style:font-size-complex="13pt" style:font-weight-complex="normal"/>
    </style:style>
    <style:style style:name="P241" style:family="paragraph" style:parent-style-name="Standard">
      <style:paragraph-properties fo:text-align="start" style:justify-single-word="false" style:text-autospace="none"/>
      <style:text-properties fo:color="#0000ff" style:font-name="FreeMono" fo:font-size="13pt" style:text-underline-style="none" fo:font-weight="normal" officeooo:rsid="02576520" officeooo:paragraph-rsid="02576520" style:font-name-asian="FreeMono1" style:font-size-asian="11.3500003814697pt" style:font-weight-asian="normal" style:font-name-complex="FreeMono1" style:font-size-complex="13pt" style:font-weight-complex="normal"/>
    </style:style>
    <style:style style:name="P242" style:family="paragraph" style:parent-style-name="Standard">
      <style:paragraph-properties fo:text-align="start" style:justify-single-word="false" style:text-autospace="none"/>
      <style:text-properties fo:color="#0000ff" style:font-name="FreeMono" fo:font-size="13pt" style:text-underline-style="none" fo:font-weight="normal" officeooo:rsid="02576520" officeooo:paragraph-rsid="03b9557c" style:font-name-asian="FreeMono1" style:font-size-asian="11.3500003814697pt" style:font-weight-asian="normal" style:font-name-complex="FreeMono1" style:font-size-complex="13pt" style:font-weight-complex="normal"/>
    </style:style>
    <style:style style:name="P243" style:family="paragraph" style:parent-style-name="Standard">
      <style:paragraph-properties fo:text-align="start" style:justify-single-word="false" style:text-autospace="none"/>
      <style:text-properties fo:color="#0000ff" style:font-name="FreeMono" fo:font-size="13pt" style:text-underline-style="none" fo:font-weight="normal" officeooo:rsid="004fc4e4" officeooo:paragraph-rsid="03d73d99" style:font-name-asian="FreeMono1" style:font-size-asian="13pt" style:font-weight-asian="normal" style:font-name-complex="FreeMono1" style:font-size-complex="13pt" style:font-weight-complex="normal"/>
    </style:style>
    <style:style style:name="P244" style:family="paragraph" style:parent-style-name="Standard">
      <style:paragraph-properties fo:text-align="start" style:justify-single-word="false" style:text-autospace="none"/>
      <style:text-properties fo:color="#0000ff" style:font-name="FreeMono" fo:font-size="13pt" style:text-underline-style="none" fo:font-weight="normal" officeooo:rsid="004fc4e4" officeooo:paragraph-rsid="03e79b78" style:font-name-asian="FreeMono1" style:font-size-asian="13pt" style:font-weight-asian="normal" style:font-name-complex="FreeMono1" style:font-size-complex="13pt" style:font-weight-complex="normal"/>
    </style:style>
    <style:style style:name="P245" style:family="paragraph" style:parent-style-name="Standard">
      <style:paragraph-properties fo:text-align="start" style:justify-single-word="false" style:text-autospace="none"/>
      <style:text-properties fo:color="#0000ff" style:font-name="FreeMono" fo:font-size="13pt" style:text-underline-style="none" fo:font-weight="normal" officeooo:rsid="03743e91" officeooo:paragraph-rsid="03d73d99" style:font-name-asian="FreeMono1" style:font-size-asian="13pt" style:font-weight-asian="normal" style:font-name-complex="FreeMono1" style:font-size-complex="13pt" style:font-weight-complex="normal"/>
    </style:style>
    <style:style style:name="P246" style:family="paragraph" style:parent-style-name="Standard">
      <style:paragraph-properties fo:text-align="start" style:justify-single-word="false" style:text-autospace="none"/>
      <style:text-properties fo:color="#0000ff" style:font-name="FreeMono" fo:font-size="13pt" style:text-underline-style="none" fo:font-weight="normal" officeooo:rsid="03743e91" officeooo:paragraph-rsid="03e79b78" style:font-name-asian="FreeMono1" style:font-size-asian="13pt" style:font-weight-asian="normal" style:font-name-complex="FreeMono1" style:font-size-complex="13pt" style:font-weight-complex="normal"/>
    </style:style>
    <style:style style:name="P247" style:family="paragraph" style:parent-style-name="Standard">
      <style:paragraph-properties fo:text-align="start" style:justify-single-word="false" style:text-autospace="none"/>
      <style:text-properties fo:color="#0000ff" style:font-name="FreeMono" fo:font-size="13pt" style:text-underline-style="none" fo:font-weight="normal" officeooo:rsid="0151776f" officeooo:paragraph-rsid="03e79b78" style:font-name-asian="FreeMono1" style:font-size-asian="13pt" style:font-weight-asian="normal" style:font-name-complex="FreeMono1" style:font-size-complex="13pt" style:font-weight-complex="normal"/>
    </style:style>
    <style:style style:name="P248" style:family="paragraph" style:parent-style-name="Standard">
      <style:paragraph-properties fo:text-align="start" style:justify-single-word="false" style:text-autospace="none"/>
      <style:text-properties fo:color="#0000ff" style:font-name="FreeMono" fo:font-size="13pt" style:text-underline-style="none" fo:font-weight="normal" officeooo:rsid="014edd7b" officeooo:paragraph-rsid="03e79b78" style:font-name-asian="FreeMono1" style:font-size-asian="13pt" style:font-weight-asian="normal" style:font-name-complex="FreeMono1" style:font-size-complex="13pt" style:font-weight-complex="normal"/>
    </style:style>
    <style:style style:name="P249" style:family="paragraph" style:parent-style-name="Standard">
      <style:paragraph-properties fo:text-align="start" style:justify-single-word="false" style:text-autospace="none"/>
      <style:text-properties fo:color="#0000ff" style:font-name="FreeMono" fo:font-size="13pt" style:text-underline-style="none" fo:font-weight="normal" officeooo:rsid="00a5fdb6" officeooo:paragraph-rsid="03e79b78" style:font-name-asian="FreeMono1" style:font-size-asian="13pt" style:font-weight-asian="normal" style:font-name-complex="FreeMono1" style:font-size-complex="13pt" style:font-weight-complex="normal"/>
    </style:style>
    <style:style style:name="P250" style:family="paragraph" style:parent-style-name="Standard">
      <style:paragraph-properties fo:text-align="start" style:justify-single-word="false" style:text-autospace="none"/>
      <style:text-properties fo:color="#0000ff" style:font-name="FreeMono" fo:font-size="13pt" style:text-underline-style="none" fo:font-weight="normal" officeooo:rsid="01543fb6" officeooo:paragraph-rsid="03e79b78" style:font-name-asian="FreeMono1" style:font-size-asian="13pt" style:font-weight-asian="normal" style:font-name-complex="FreeMono1" style:font-size-complex="13pt" style:font-weight-complex="normal"/>
    </style:style>
    <style:style style:name="P251" style:family="paragraph" style:parent-style-name="Standard">
      <style:paragraph-properties fo:text-align="start" style:justify-single-word="false" style:text-autospace="none"/>
      <style:text-properties fo:color="#0000ff" style:font-name="Jomolhari2" fo:font-size="13pt" style:text-underline-style="none" fo:font-weight="normal" officeooo:rsid="0350f533" officeooo:paragraph-rsid="03d48ad4" style:font-name-asian="FreeMono1" style:font-size-asian="13pt" style:font-weight-asian="normal" style:font-name-complex="FreeMono1" style:font-size-complex="13pt" style:font-weight-complex="normal"/>
    </style:style>
    <style:style style:name="P252" style:family="paragraph" style:parent-style-name="Standard">
      <style:paragraph-properties fo:text-align="start" style:justify-single-word="false" style:text-autospace="none"/>
      <style:text-properties fo:color="#0000ff" style:font-name="Jomolhari2" fo:font-size="13pt" style:text-underline-style="none" fo:font-weight="normal" officeooo:rsid="0350f533" officeooo:paragraph-rsid="03d5a25d" style:font-name-asian="FreeMono1" style:font-size-asian="13pt" style:font-weight-asian="normal" style:font-name-complex="FreeMono1" style:font-size-complex="13pt" style:font-weight-complex="normal"/>
    </style:style>
    <style:style style:name="P253" style:family="paragraph" style:parent-style-name="Standard">
      <style:paragraph-properties fo:text-align="start" style:justify-single-word="false" style:text-autospace="none"/>
      <style:text-properties fo:color="#0000ff" style:font-name="Jomolhari2" fo:font-size="13pt" style:text-underline-style="none" fo:font-weight="normal" officeooo:rsid="0350f533" officeooo:paragraph-rsid="03d73d99" style:font-name-asian="FreeMono1" style:font-size-asian="13pt" style:font-weight-asian="normal" style:font-name-complex="FreeMono1" style:font-size-complex="13pt" style:font-weight-complex="normal"/>
    </style:style>
    <style:style style:name="P254" style:family="paragraph" style:parent-style-name="Standard">
      <style:paragraph-properties fo:text-align="start" style:justify-single-word="false" style:text-autospace="none"/>
      <style:text-properties fo:color="#0000ff" style:font-name="Jomolhari2" fo:font-size="13pt" style:text-underline-style="none" fo:font-weight="normal" officeooo:rsid="0350f533" officeooo:paragraph-rsid="03d8882a" style:font-name-asian="FreeMono1" style:font-size-asian="13pt" style:font-weight-asian="normal" style:font-name-complex="FreeMono1" style:font-size-complex="13pt" style:font-weight-complex="normal"/>
    </style:style>
    <style:style style:name="P255" style:family="paragraph" style:parent-style-name="Standard">
      <style:paragraph-properties fo:text-align="start" style:justify-single-word="false" style:text-autospace="none"/>
      <style:text-properties fo:color="#0000ff" style:font-name="Jomolhari2" fo:font-size="13pt" style:text-underline-style="none" fo:font-weight="normal" officeooo:rsid="0350f533" officeooo:paragraph-rsid="03da5b5e" style:font-name-asian="FreeMono1" style:font-size-asian="13pt" style:font-weight-asian="normal" style:font-name-complex="FreeMono1" style:font-size-complex="13pt" style:font-weight-complex="normal"/>
    </style:style>
    <style:style style:name="P256" style:family="paragraph" style:parent-style-name="Standard">
      <style:paragraph-properties fo:text-align="start" style:justify-single-word="false" style:text-autospace="none"/>
      <style:text-properties fo:color="#0000ff" style:font-name="FreeMono" fo:font-size="13pt" style:text-underline-style="none" fo:font-weight="normal" officeooo:rsid="0350f533" officeooo:paragraph-rsid="03d8882a" style:font-name-asian="FreeMono1" style:font-size-asian="13pt" style:font-weight-asian="normal" style:font-name-complex="FreeMono1" style:font-size-complex="13pt" style:font-weight-complex="normal"/>
    </style:style>
    <style:style style:name="P257" style:family="paragraph" style:parent-style-name="Standard">
      <style:paragraph-properties fo:text-align="start" style:justify-single-word="false" style:text-autospace="none"/>
      <style:text-properties fo:color="#0000ff" style:font-name="FreeMono" fo:font-size="13pt" style:text-underline-style="none" fo:font-weight="normal" officeooo:rsid="00a5fdb6" officeooo:paragraph-rsid="03de385e" style:font-name-asian="FreeMono1" style:font-size-asian="13pt" style:font-weight-asian="normal" style:font-name-complex="FreeMono1" style:font-size-complex="13pt" style:font-weight-complex="normal"/>
    </style:style>
    <style:style style:name="P258" style:family="paragraph" style:parent-style-name="Standard" style:list-style-name="L10">
      <style:paragraph-properties fo:text-align="start" style:justify-single-word="false" style:text-autospace="none"/>
      <style:text-properties fo:color="#0000ff" officeooo:paragraph-rsid="03da5b5e"/>
    </style:style>
    <style:style style:name="P259" style:family="paragraph" style:parent-style-name="Standard" style:list-style-name="L9">
      <style:paragraph-properties fo:text-align="start" style:justify-single-word="false" style:text-autospace="none"/>
      <style:text-properties fo:color="#0000ff" officeooo:paragraph-rsid="03da5b5e"/>
    </style:style>
    <style:style style:name="P260" style:family="paragraph" style:parent-style-name="Standard" style:list-style-name="L9">
      <style:paragraph-properties fo:text-align="start" style:justify-single-word="false" style:text-autospace="none"/>
      <style:text-properties fo:color="#0000ff" officeooo:paragraph-rsid="03ddae64"/>
    </style:style>
    <style:style style:name="P261" style:family="paragraph" style:parent-style-name="Standard">
      <style:paragraph-properties fo:text-align="start" style:justify-single-word="false" style:text-autospace="none"/>
      <style:text-properties fo:color="#0000ff" style:font-name="Jomolhari1" fo:font-size="13pt" style:text-underline-style="none" fo:font-weight="normal" officeooo:rsid="004fc4e4" officeooo:paragraph-rsid="03e79b78" style:font-name-asian="FreeMono1" style:font-size-asian="13pt" style:font-weight-asian="normal" style:font-name-complex="FreeMono1" style:font-size-complex="13pt" style:font-weight-complex="normal"/>
    </style:style>
    <style:style style:name="P262" style:family="paragraph" style:parent-style-name="Standard">
      <style:paragraph-properties fo:text-align="start" style:justify-single-word="false" style:text-autospace="none"/>
      <style:text-properties fo:color="#0000ff" style:font-name="Jomolhari1" fo:font-size="16pt" style:text-underline-style="none" fo:font-weight="bold" officeooo:rsid="0350f533" officeooo:paragraph-rsid="00dd84a8" style:font-name-asian="FreeMono1" style:font-size-asian="16pt" style:font-weight-asian="bold" style:font-name-complex="FreeMono1" style:font-size-complex="16pt" style:font-weight-complex="bold"/>
    </style:style>
    <style:style style:name="P263" style:family="paragraph" style:parent-style-name="Standard" style:list-style-name="L2">
      <style:paragraph-properties fo:text-align="start" style:justify-single-word="false" style:text-autospace="none"/>
      <style:text-properties fo:color="#ff0000" style:font-name="FreeMono" fo:font-size="13pt" style:text-underline-style="none" fo:font-weight="normal" officeooo:rsid="0079935e" officeooo:paragraph-rsid="03de385e" style:font-name-asian="FreeMono1" style:font-size-asian="11.3500003814697pt" style:font-weight-asian="normal" style:font-name-complex="FreeMono1" style:font-size-complex="13pt" style:font-weight-complex="normal"/>
    </style:style>
    <style:style style:name="P264" style:family="paragraph" style:parent-style-name="Standard">
      <style:paragraph-properties fo:text-align="start" style:justify-single-word="false" style:text-autospace="none"/>
      <style:text-properties fo:color="#ff0000" style:font-name="Jomolhari2" fo:font-size="16pt" style:text-underline-style="none" fo:font-weight="bold" officeooo:rsid="0376e722" officeooo:paragraph-rsid="0376e722" style:font-name-asian="FreeMono1" style:font-size-asian="16pt" style:font-weight-asian="bold" style:font-name-complex="FreeMono1" style:font-size-complex="16pt" style:font-weight-complex="bold"/>
    </style:style>
    <style:style style:name="P265" style:family="paragraph">
      <style:paragraph-properties fo:text-align="center"/>
    </style:style>
    <style:style style:name="P266"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7bb14"/>
    </style:style>
    <style:style style:name="T5" style:family="text">
      <style:text-properties style:text-underline-style="none" officeooo:rsid="00ed59f4" style:font-name-asian="FreeMono1" style:font-name-complex="FreeMono1"/>
    </style:style>
    <style:style style:name="T6" style:family="text">
      <style:text-properties style:text-underline-style="none" officeooo:rsid="00dadf9b" style:font-name-asian="FreeMono1" style:font-name-complex="FreeMono1"/>
    </style:style>
    <style:style style:name="T7" style:family="text">
      <style:text-properties style:text-underline-style="none" officeooo:rsid="0350f533"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fo:font-weight="normal" officeooo:rsid="032d67c3" style:font-weight-asian="normal" style:font-weight-complex="normal"/>
    </style:style>
    <style:style style:name="T13" style:family="text">
      <style:text-properties fo:font-weight="normal" officeooo:rsid="0372e310" style:font-weight-asian="normal" style:font-weight-complex="normal"/>
    </style:style>
    <style:style style:name="T14" style:family="text">
      <style:text-properties fo:font-weight="normal" officeooo:rsid="0385517d" style:font-weight-asian="normal" style:font-weight-complex="normal"/>
    </style:style>
    <style:style style:name="T15" style:family="text">
      <style:text-properties officeooo:rsid="001b86f4"/>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officeooo:rsid="033f450c" style:font-style-asian="normal" style:font-style-complex="normal"/>
    </style:style>
    <style:style style:name="T18" style:family="text">
      <style:text-properties fo:font-style="normal" officeooo:rsid="033df659" style:font-style-asian="normal" style:font-style-complex="normal"/>
    </style:style>
    <style:style style:name="T19" style:family="text">
      <style:text-properties officeooo:rsid="00210abb"/>
    </style:style>
    <style:style style:name="T20"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4"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5"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6"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7" style:family="text">
      <style:text-properties officeooo:rsid="002307af"/>
    </style:style>
    <style:style style:name="T28" style:family="text">
      <style:text-properties fo:font-weight="bold" style:font-weight-asian="bold" style:font-weight-complex="bold"/>
    </style:style>
    <style:style style:name="T29" style:family="text">
      <style:text-properties fo:font-weight="bold" officeooo:rsid="02ae270e" style:font-weight-asian="bold" style:font-weight-complex="bold"/>
    </style:style>
    <style:style style:name="T30" style:family="text">
      <style:text-properties fo:font-weight="bold" officeooo:rsid="02dcfea0" style:font-weight-asian="bold" style:font-weight-complex="bold"/>
    </style:style>
    <style:style style:name="T31" style:family="text">
      <style:text-properties fo:font-weight="bold" officeooo:rsid="02e6be43" style:font-weight-asian="bold" style:font-weight-complex="bold"/>
    </style:style>
    <style:style style:name="T32" style:family="text">
      <style:text-properties fo:font-weight="bold" officeooo:rsid="02ed4c69" style:font-weight-asian="bold" style:font-weight-complex="bold"/>
    </style:style>
    <style:style style:name="T33" style:family="text">
      <style:text-properties officeooo:rsid="002542da"/>
    </style:style>
    <style:style style:name="T34" style:family="text">
      <style:text-properties officeooo:rsid="0029c6eb"/>
    </style:style>
    <style:style style:name="T35" style:family="text">
      <style:text-properties officeooo:rsid="002ada64"/>
    </style:style>
    <style:style style:name="T36" style:family="text">
      <style:text-properties style:font-name="Jomolhari1"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7" style:family="text">
      <style:text-properties style:font-name="Jomolhari1"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8" style:family="text">
      <style:text-properties style:font-name="Jomolhari1"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9" style:family="text">
      <style:text-properties style:font-name="Jomolhari1" fo:font-size="13pt" style:text-underline-style="none" fo:font-weight="normal" officeooo:rsid="00b7822a" style:font-name-asian="FreeMono1" style:font-size-asian="13pt" style:font-weight-asian="normal" style:font-name-complex="FreeMono1" style:font-size-complex="13pt" style:font-weight-complex="normal"/>
    </style:style>
    <style:style style:name="T40" style:family="text">
      <style:text-properties style:font-name="Jomolhari1" fo:font-size="13pt" style:text-underline-style="none" fo:font-weight="normal" officeooo:rsid="00b8aad8" style:font-name-asian="FreeMono1" style:font-size-asian="13pt" style:font-weight-asian="normal" style:font-name-complex="FreeMono1" style:font-size-complex="13pt" style:font-weight-complex="normal"/>
    </style:style>
    <style:style style:name="T41" style:family="text">
      <style:text-properties style:font-name="Jomolhari1" fo:font-size="13pt" style:text-underline-style="none" fo:font-weight="normal" officeooo:rsid="00ba5d42" style:font-name-asian="FreeMono1" style:font-size-asian="13pt" style:font-weight-asian="normal" style:font-name-complex="FreeMono1" style:font-size-complex="13pt" style:font-weight-complex="normal"/>
    </style:style>
    <style:style style:name="T42" style:family="text">
      <style:text-properties style:font-name="Jomolhari1" fo:font-size="13pt" style:text-underline-style="none" fo:font-weight="normal" officeooo:rsid="00cab173" style:font-name-asian="FreeMono1" style:font-size-asian="13pt" style:font-weight-asian="normal" style:font-name-complex="FreeMono1" style:font-size-complex="13pt" style:font-weight-complex="normal"/>
    </style:style>
    <style:style style:name="T43" style:family="text">
      <style:text-properties style:font-name="Jomolhari1" fo:font-size="13pt" style:text-underline-style="none" fo:font-weight="normal" officeooo:rsid="00d43c9e" style:font-name-asian="FreeMono1" style:font-size-asian="13pt" style:font-weight-asian="normal" style:font-name-complex="FreeMono1" style:font-size-complex="13pt" style:font-weight-complex="normal"/>
    </style:style>
    <style:style style:name="T44" style:family="text">
      <style:text-properties style:font-name="Jomolhari1"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5" style:family="text">
      <style:text-properties style:font-name="Jomolhari1"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6" style:family="text">
      <style:text-properties style:font-name="Jomolhari1"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7" style:family="text">
      <style:text-properties style:font-name="Jomolhari1"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8" style:family="text">
      <style:text-properties style:font-name="Jomolhari1" fo:font-size="13pt" style:text-underline-style="none" fo:font-weight="normal" officeooo:rsid="01db272a" style:font-name-asian="FreeMono1" style:font-size-asian="13pt" style:font-weight-asian="normal" style:font-name-complex="FreeMono1" style:font-size-complex="13pt" style:font-weight-complex="normal"/>
    </style:style>
    <style:style style:name="T49" style:family="text">
      <style:text-properties style:font-name="Jomolhari1" fo:font-size="13pt" style:text-underline-style="none" fo:font-weight="normal" officeooo:rsid="01ddf01f" style:font-name-asian="FreeMono1" style:font-size-asian="13pt" style:font-weight-asian="normal" style:font-name-complex="FreeMono1" style:font-size-complex="13pt" style:font-weight-complex="normal"/>
    </style:style>
    <style:style style:name="T50" style:family="text">
      <style:text-properties style:font-name="Jomolhari1"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1" style:family="text">
      <style:text-properties style:font-name="Jomolhari1" fo:font-size="13pt" style:text-underline-style="none" fo:font-weight="normal" officeooo:rsid="021fd6c9" style:font-name-asian="FreeMono1" style:font-size-asian="13pt" style:font-weight-asian="normal" style:font-name-complex="FreeMono1" style:font-size-complex="13pt" style:font-weight-complex="normal"/>
    </style:style>
    <style:style style:name="T52" style:family="text">
      <style:text-properties style:font-name="Jomolhari1" fo:font-size="13pt" style:text-underline-style="none" fo:font-weight="normal" officeooo:rsid="01bfdbd5" style:font-name-asian="FreeMono1" style:font-size-asian="13pt" style:font-weight-asian="normal" style:font-name-complex="FreeMono1" style:font-size-complex="13pt" style:font-weight-complex="normal"/>
    </style:style>
    <style:style style:name="T53" style:family="text">
      <style:text-properties style:font-name="Jomolhari1" fo:font-size="13pt" style:text-underline-style="none" fo:font-weight="normal" officeooo:rsid="02c8d760" style:font-name-asian="FreeMono1" style:font-size-asian="13pt" style:font-weight-asian="normal" style:font-name-complex="FreeMono1" style:font-size-complex="13pt" style:font-weight-complex="normal"/>
    </style:style>
    <style:style style:name="T54" style:family="text">
      <style:text-properties style:font-name="Jomolhari1" fo:font-size="13pt" style:text-underline-style="none" fo:font-weight="normal" officeooo:rsid="02cdaff1" style:font-name-asian="FreeMono1" style:font-size-asian="13pt" style:font-weight-asian="normal" style:font-name-complex="FreeMono1" style:font-size-complex="13pt" style:font-weight-complex="normal"/>
    </style:style>
    <style:style style:name="T55" style:family="text">
      <style:text-properties style:font-name="Jomolhari1" fo:font-size="13pt" style:text-underline-style="none" fo:font-weight="normal" officeooo:rsid="03169b65" style:font-name-asian="FreeMono1" style:font-size-asian="13pt" style:font-weight-asian="normal" style:font-name-complex="FreeMono1" style:font-size-complex="13pt" style:font-weight-complex="normal"/>
    </style:style>
    <style:style style:name="T56" style:family="text">
      <style:text-properties style:font-name="Jomolhari1" fo:font-size="13pt" style:text-underline-style="none" fo:font-weight="normal" officeooo:rsid="031aeb54" style:font-name-asian="FreeMono1" style:font-size-asian="13pt" style:font-weight-asian="normal" style:font-name-complex="FreeMono1" style:font-size-complex="13pt" style:font-weight-complex="normal"/>
    </style:style>
    <style:style style:name="T57" style:family="text">
      <style:text-properties style:font-name="Jomolhari1" fo:font-size="13pt" style:text-underline-style="none" fo:font-weight="normal" officeooo:rsid="031bbf83" style:font-name-asian="FreeMono1" style:font-size-asian="13pt" style:font-weight-asian="normal" style:font-name-complex="FreeMono1" style:font-size-complex="13pt" style:font-weight-complex="normal"/>
    </style:style>
    <style:style style:name="T58" style:family="text">
      <style:text-properties style:font-name="Jomolhari1" fo:font-size="13pt" style:text-underline-style="none" fo:font-weight="normal" officeooo:rsid="031d53c2" style:font-name-asian="FreeMono1" style:font-size-asian="13pt" style:font-weight-asian="normal" style:font-name-complex="FreeMono1" style:font-size-complex="13pt" style:font-weight-complex="normal"/>
    </style:style>
    <style:style style:name="T59" style:family="text">
      <style:text-properties style:font-name="Jomolhari1" fo:font-size="13pt" style:text-underline-style="none" fo:font-weight="normal" officeooo:rsid="036729a2" style:font-name-asian="FreeMono1" style:font-size-asian="13pt" style:font-weight-asian="normal" style:font-name-complex="FreeMono1" style:font-size-complex="13pt" style:font-weight-complex="normal"/>
    </style:style>
    <style:style style:name="T60" style:family="text">
      <style:text-properties style:font-name="Jomolhari1" fo:font-size="13pt" style:text-underline-style="none" fo:font-weight="normal" officeooo:rsid="03688f3f" style:font-name-asian="FreeMono1" style:font-size-asian="13pt" style:font-weight-asian="normal" style:font-name-complex="FreeMono1" style:font-size-complex="13pt" style:font-weight-complex="normal"/>
    </style:style>
    <style:style style:name="T61" style:family="text">
      <style:text-properties style:font-name="Jomolhari1" fo:font-size="13pt" style:text-underline-style="none" officeooo:rsid="00b5b2a5" style:font-name-asian="FreeMono1" style:font-size-asian="13pt" style:font-name-complex="FreeMono1" style:font-size-complex="13pt"/>
    </style:style>
    <style:style style:name="T62" style:family="text">
      <style:text-properties style:font-name="Jomolhari1" fo:font-size="13pt" style:text-underline-style="none" officeooo:rsid="01ae9030" style:font-name-asian="FreeMono1" style:font-size-asian="13pt" style:font-name-complex="FreeMono1" style:font-size-complex="13pt"/>
    </style:style>
    <style:style style:name="T63" style:family="text">
      <style:text-properties style:font-name="Jomolhari1" fo:font-size="13pt" style:text-underline-style="none" fo:font-weight="bold" officeooo:rsid="01ae95ed" style:font-name-asian="FreeMono1" style:font-size-asian="13pt" style:font-weight-asian="bold" style:font-name-complex="FreeMono1" style:font-size-complex="13pt" style:font-weight-complex="bold"/>
    </style:style>
    <style:style style:name="T64" style:family="text">
      <style:text-properties style:font-name="Jomolhari1" fo:font-size="13pt" style:text-underline-style="none" fo:font-weight="bold" officeooo:rsid="01aefbf0" style:font-name-asian="FreeMono1" style:font-size-asian="13pt" style:font-weight-asian="bold" style:font-name-complex="FreeMono1" style:font-size-complex="13pt" style:font-weight-complex="bold"/>
    </style:style>
    <style:style style:name="T65" style:family="text">
      <style:text-properties style:font-name="Jomolhari1" fo:font-size="13pt" style:text-underline-style="none" fo:font-weight="bold" officeooo:rsid="01ae9030" style:font-name-asian="FreeMono1" style:font-size-asian="13pt" style:font-weight-asian="bold" style:font-name-complex="FreeMono1" style:font-size-complex="13pt" style:font-weight-complex="bold"/>
    </style:style>
    <style:style style:name="T66" style:family="text">
      <style:text-properties style:font-name="Jomolhari1" fo:font-size="13pt" style:text-underline-style="none" fo:font-weight="bold" officeooo:rsid="00b5b2a5" style:font-name-asian="FreeMono1" style:font-size-asian="13pt" style:font-weight-asian="bold" style:font-name-complex="FreeMono1" style:font-size-complex="13pt" style:font-weight-complex="bold"/>
    </style:style>
    <style:style style:name="T67" style:family="text">
      <style:text-properties style:font-name="Jomolhari1" fo:font-size="13pt" style:text-underline-style="none" fo:font-weight="bold" officeooo:rsid="031d53c2" style:font-name-asian="FreeMono1" style:font-size-asian="13pt" style:font-weight-asian="bold" style:font-name-complex="FreeMono1" style:font-size-complex="13pt" style:font-weight-complex="bold"/>
    </style:style>
    <style:style style:name="T68" style:family="text">
      <style:text-properties style:font-name="Jomolhari1" officeooo:rsid="009b736b" style:font-name-asian="FreeMono1" style:font-name-complex="FreeMono1"/>
    </style:style>
    <style:style style:name="T69" style:family="text">
      <style:text-properties style:font-name="Jomolhari1" officeooo:rsid="00a8a77a" style:font-name-asian="FreeMono1" style:font-name-complex="FreeMono1"/>
    </style:style>
    <style:style style:name="T70" style:family="text">
      <style:text-properties style:font-name="Jomolhari1" officeooo:rsid="00a902d6" style:font-name-asian="FreeMono1" style:font-name-complex="FreeMono1"/>
    </style:style>
    <style:style style:name="T71" style:family="text">
      <style:text-properties style:font-name="Jomolhari1" officeooo:rsid="03eaf2b0" style:font-name-asian="FreeMono1" style:font-name-complex="FreeMono1"/>
    </style:style>
    <style:style style:name="T72" style:family="text">
      <style:text-properties style:font-name="Jomolhari1" style:text-underline-style="none" officeooo:rsid="00dbf073" style:font-name-asian="FreeMono1" style:font-name-complex="FreeMono1"/>
    </style:style>
    <style:style style:name="T73" style:family="text">
      <style:text-properties style:font-name="Jomolhari1" style:text-underline-style="none" officeooo:rsid="01de4d40" style:font-name-asian="FreeMono1" style:font-name-complex="FreeMono1"/>
    </style:style>
    <style:style style:name="T74" style:family="text">
      <style:text-properties style:font-name="Jomolhari1" style:text-underline-style="none" officeooo:rsid="01ebe817" style:font-name-asian="FreeMono1" style:font-name-complex="FreeMono1"/>
    </style:style>
    <style:style style:name="T75" style:family="text">
      <style:text-properties style:font-name="Jomolhari1" style:text-underline-style="none" officeooo:rsid="0350f533" style:font-name-asian="FreeMono1" style:font-name-complex="FreeMono1"/>
    </style:style>
    <style:style style:name="T76" style:family="text">
      <style:text-properties style:font-name="Jomolhari1" style:text-underline-style="none" officeooo:rsid="03eaf2b0" style:font-name-asian="FreeMono1" style:font-name-complex="FreeMono1"/>
    </style:style>
    <style:style style:name="T77" style:family="text">
      <style:text-properties style:font-name="Jomolhari1" officeooo:rsid="01ae9030"/>
    </style:style>
    <style:style style:name="T78" style:family="text">
      <style:text-properties style:font-name="Jomolhari1" officeooo:rsid="01bf0d21"/>
    </style:style>
    <style:style style:name="T79" style:family="text">
      <style:text-properties style:font-name="Jomolhari1" officeooo:rsid="01bf0d21" style:font-size-asian="13pt"/>
    </style:style>
    <style:style style:name="T80" style:family="text">
      <style:text-properties style:font-name="Jomolhari1" officeooo:rsid="01bfdbd5" style:font-size-asian="13pt"/>
    </style:style>
    <style:style style:name="T81" style:family="text">
      <style:text-properties style:font-name="Jomolhari1" officeooo:rsid="02a629c0" style:font-size-asian="13pt"/>
    </style:style>
    <style:style style:name="T82" style:family="text">
      <style:text-properties style:font-name="Jomolhari1" officeooo:rsid="01d0d0b6"/>
    </style:style>
    <style:style style:name="T83" style:family="text">
      <style:text-properties style:font-name="Jomolhari1" officeooo:rsid="0215ee78"/>
    </style:style>
    <style:style style:name="T84" style:family="text">
      <style:text-properties style:font-name="Jomolhari1" fo:font-size="15pt" style:text-underline-style="none" fo:font-weight="bold" officeooo:rsid="02416dcc" style:font-name-asian="FreeMono1" style:font-size-asian="15pt" style:font-weight-asian="bold" style:font-name-complex="FreeMono1" style:font-size-complex="15pt" style:font-weight-complex="bold"/>
    </style:style>
    <style:style style:name="T85" style:family="text">
      <style:text-properties style:font-name="Jomolhari1" officeooo:rsid="02a7dc76"/>
    </style:style>
    <style:style style:name="T86" style:family="text">
      <style:text-properties style:font-name="Jomolhari1" officeooo:rsid="0350f533"/>
    </style:style>
    <style:style style:name="T87" style:family="text">
      <style:text-properties officeooo:rsid="002e094a"/>
    </style:style>
    <style:style style:name="T88" style:family="text">
      <style:text-properties officeooo:rsid="002fc7b4"/>
    </style:style>
    <style:style style:name="T89" style:family="text">
      <style:text-properties officeooo:rsid="0030c228"/>
    </style:style>
    <style:style style:name="T90" style:family="text">
      <style:text-properties officeooo:rsid="00340377"/>
    </style:style>
    <style:style style:name="T91" style:family="text">
      <style:text-properties style:font-name="FreeMono"/>
    </style:style>
    <style:style style:name="T92" style:family="text">
      <style:text-properties style:font-name="FreeMono" officeooo:rsid="00340377"/>
    </style:style>
    <style:style style:name="T93" style:family="text">
      <style:text-properties style:font-name="FreeMono" officeooo:rsid="0038e2d5"/>
    </style:style>
    <style:style style:name="T94"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95"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96"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97"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98"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99" style:family="text">
      <style:text-properties style:font-name="FreeMono" officeooo:rsid="0017bb14"/>
    </style:style>
    <style:style style:name="T100" style:family="text">
      <style:text-properties style:font-name="FreeMono" officeooo:rsid="00ab02c4"/>
    </style:style>
    <style:style style:name="T101" style:family="text">
      <style:text-properties style:font-name="FreeMono" officeooo:rsid="01395956"/>
    </style:style>
    <style:style style:name="T102" style:family="text">
      <style:text-properties style:font-name="FreeMono" officeooo:rsid="01a12e7e"/>
    </style:style>
    <style:style style:name="T103" style:family="text">
      <style:text-properties style:font-name="FreeMono" officeooo:rsid="01c83c9b"/>
    </style:style>
    <style:style style:name="T104" style:family="text">
      <style:text-properties style:font-name="FreeMono" officeooo:rsid="0202e55e"/>
    </style:style>
    <style:style style:name="T105" style:family="text">
      <style:text-properties style:font-name="FreeMono" officeooo:rsid="024d1d0b"/>
    </style:style>
    <style:style style:name="T106" style:family="text">
      <style:text-properties style:font-name="FreeMono" officeooo:rsid="0157de33"/>
    </style:style>
    <style:style style:name="T107" style:family="text">
      <style:text-properties style:font-name="FreeMono" officeooo:rsid="015872ec"/>
    </style:style>
    <style:style style:name="T108" style:family="text">
      <style:text-properties style:font-name="FreeMono" officeooo:rsid="015d7e24"/>
    </style:style>
    <style:style style:name="T109" style:family="text">
      <style:text-properties style:font-name="FreeMono" officeooo:rsid="03383472"/>
    </style:style>
    <style:style style:name="T110" style:family="text">
      <style:text-properties style:font-name="FreeMono" officeooo:rsid="03375338"/>
    </style:style>
    <style:style style:name="T111" style:family="text">
      <style:text-properties style:font-name="FreeMono" officeooo:rsid="03775d28"/>
    </style:style>
    <style:style style:name="T112" style:family="text">
      <style:text-properties style:font-name="FreeMono" officeooo:rsid="0333b742"/>
    </style:style>
    <style:style style:name="T113" style:family="text">
      <style:text-properties style:font-name="FreeMono" officeooo:rsid="03a117d8"/>
    </style:style>
    <style:style style:name="T114" style:family="text">
      <style:text-properties style:font-name="FreeMono" officeooo:rsid="024c4d7d"/>
    </style:style>
    <style:style style:name="T115" style:family="text">
      <style:text-properties style:font-name="FreeMono" officeooo:rsid="0378a48b"/>
    </style:style>
    <style:style style:name="T116" style:family="text">
      <style:text-properties style:font-name="FreeMono" officeooo:rsid="02576520"/>
    </style:style>
    <style:style style:name="T117" style:family="text">
      <style:text-properties style:font-name="FreeMono" officeooo:rsid="02578461"/>
    </style:style>
    <style:style style:name="T118" style:family="text">
      <style:text-properties style:font-name="FreeMono" officeooo:rsid="03a2dbfd"/>
    </style:style>
    <style:style style:name="T119" style:family="text">
      <style:text-properties style:font-name="FreeMono" officeooo:rsid="037976bc"/>
    </style:style>
    <style:style style:name="T120" style:family="text">
      <style:text-properties style:font-name="FreeMono" officeooo:rsid="025a9224"/>
    </style:style>
    <style:style style:name="T121" style:family="text">
      <style:text-properties style:font-name="FreeMono" officeooo:rsid="037b0164"/>
    </style:style>
    <style:style style:name="T122" style:family="text">
      <style:text-properties style:font-name="FreeMono" officeooo:rsid="03a76021"/>
    </style:style>
    <style:style style:name="T123" style:family="text">
      <style:text-properties style:font-name="FreeMono" officeooo:rsid="03a135ca"/>
    </style:style>
    <style:style style:name="T124" style:family="text">
      <style:text-properties style:font-name="FreeMono" officeooo:rsid="03d73d99" style:font-size-asian="11.3500003814697pt"/>
    </style:style>
    <style:style style:name="T125" style:family="text">
      <style:text-properties style:font-name="FreeMono" officeooo:rsid="0079ffd1" style:font-size-asian="11.3500003814697pt"/>
    </style:style>
    <style:style style:name="T126" style:family="text">
      <style:text-properties style:font-name="FreeMono" officeooo:rsid="03e98bd7"/>
    </style:style>
    <style:style style:name="T127" style:family="text">
      <style:text-properties officeooo:rsid="00377a52"/>
    </style:style>
    <style:style style:name="T128" style:family="text">
      <style:text-properties officeooo:rsid="0038e2d5"/>
    </style:style>
    <style:style style:name="T129" style:family="text">
      <style:text-properties officeooo:rsid="003a42fd"/>
    </style:style>
    <style:style style:name="T130" style:family="text">
      <style:text-properties officeooo:rsid="003c1f98"/>
    </style:style>
    <style:style style:name="T131" style:family="text">
      <style:text-properties officeooo:rsid="00468101"/>
    </style:style>
    <style:style style:name="T132" style:family="text">
      <style:text-properties officeooo:rsid="0049fa84" style:font-name-asian="FreeMono1" style:font-name-complex="FreeMono1"/>
    </style:style>
    <style:style style:name="T133" style:family="text">
      <style:text-properties officeooo:rsid="004e5883" style:font-name-asian="FreeMono1" style:font-name-complex="FreeMono1"/>
    </style:style>
    <style:style style:name="T134" style:family="text">
      <style:text-properties officeooo:rsid="0076ff5d" style:font-name-asian="FreeMono1" style:font-name-complex="FreeMono1"/>
    </style:style>
    <style:style style:name="T135" style:family="text">
      <style:text-properties officeooo:rsid="0079935e" style:font-name-asian="FreeMono1" style:font-name-complex="FreeMono1"/>
    </style:style>
    <style:style style:name="T136" style:family="text">
      <style:text-properties officeooo:rsid="0079bc3a" style:font-name-asian="FreeMono1" style:font-name-complex="FreeMono1"/>
    </style:style>
    <style:style style:name="T137" style:family="text">
      <style:text-properties officeooo:rsid="0079ffd1" style:font-name-asian="FreeMono1" style:font-name-complex="FreeMono1"/>
    </style:style>
    <style:style style:name="T138" style:family="text">
      <style:text-properties officeooo:rsid="007bcdf1" style:font-name-asian="FreeMono1" style:font-name-complex="FreeMono1"/>
    </style:style>
    <style:style style:name="T139" style:family="text">
      <style:text-properties officeooo:rsid="00824e40" style:font-name-asian="FreeMono1" style:font-name-complex="FreeMono1"/>
    </style:style>
    <style:style style:name="T140" style:family="text">
      <style:text-properties officeooo:rsid="008c158b" style:font-name-asian="FreeMono1" style:font-name-complex="FreeMono1"/>
    </style:style>
    <style:style style:name="T141" style:family="text">
      <style:text-properties officeooo:rsid="008c967b" style:font-name-asian="FreeMono1" style:font-name-complex="FreeMono1"/>
    </style:style>
    <style:style style:name="T142" style:family="text">
      <style:text-properties officeooo:rsid="009914bb" style:font-name-asian="FreeMono1" style:font-name-complex="FreeMono1"/>
    </style:style>
    <style:style style:name="T143" style:family="text">
      <style:text-properties officeooo:rsid="00dd84a8" style:font-name-asian="FreeMono1" style:font-name-complex="FreeMono1"/>
    </style:style>
    <style:style style:name="T144" style:family="text">
      <style:text-properties officeooo:rsid="03383472" style:font-name-asian="FreeMono1" style:font-name-complex="FreeMono1"/>
    </style:style>
    <style:style style:name="T145" style:family="text">
      <style:text-properties officeooo:rsid="034ef6b2" style:font-name-asian="FreeMono1" style:font-name-complex="FreeMono1"/>
    </style:style>
    <style:style style:name="T146" style:family="text">
      <style:text-properties officeooo:rsid="0350f533" style:font-name-asian="FreeMono1" style:font-name-complex="FreeMono1"/>
    </style:style>
    <style:style style:name="T147" style:family="text">
      <style:text-properties officeooo:rsid="03580999" style:font-name-asian="FreeMono1" style:font-name-complex="FreeMono1"/>
    </style:style>
    <style:style style:name="T148" style:family="text">
      <style:text-properties officeooo:rsid="03743e91" style:font-name-asian="FreeMono1" style:font-name-complex="FreeMono1"/>
    </style:style>
    <style:style style:name="T149" style:family="text">
      <style:text-properties officeooo:rsid="03a44914" style:font-name-asian="FreeMono1" style:font-name-complex="FreeMono1"/>
    </style:style>
    <style:style style:name="T150" style:family="text">
      <style:text-properties officeooo:rsid="03ce1f6d" style:font-name-asian="FreeMono1" style:font-name-complex="FreeMono1"/>
    </style:style>
    <style:style style:name="T151" style:family="text">
      <style:text-properties style:font-name="Jomolhari2"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52" style:family="text">
      <style:text-properties style:font-name="Jomolhari2"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53" style:family="text">
      <style:text-properties style:font-name="Jomolhari2"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54" style:family="text">
      <style:text-properties style:font-name="Jomolhari2"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55" style:family="text">
      <style:text-properties style:font-name="Jomolhari2"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56" style:family="text">
      <style:text-properties style:font-name="Jomolhari2"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57" style:family="text">
      <style:text-properties style:font-name="Jomolhari2" fo:font-size="13pt" style:text-underline-style="none" fo:font-weight="normal" officeooo:rsid="020a708f" style:font-name-asian="FreeMono1" style:font-size-asian="13pt" style:font-weight-asian="normal" style:font-name-complex="FreeMono1" style:font-size-complex="13pt" style:font-weight-complex="normal"/>
    </style:style>
    <style:style style:name="T158" style:family="text">
      <style:text-properties style:font-name="Jomolhari2" fo:font-size="13pt" style:text-underline-style="none" fo:font-weight="normal" officeooo:rsid="01eebbae" style:font-name-asian="FreeMono1" style:font-size-asian="13pt" style:font-weight-asian="normal" style:font-name-complex="FreeMono1" style:font-size-complex="13pt" style:font-weight-complex="normal"/>
    </style:style>
    <style:style style:name="T159" style:family="text">
      <style:text-properties style:font-name="Jomolhari2" fo:font-size="13pt" style:text-underline-style="none" fo:font-weight="normal" officeooo:rsid="01f6b599" style:font-name-asian="FreeMono1" style:font-size-asian="13pt" style:font-weight-asian="normal" style:font-name-complex="FreeMono1" style:font-size-complex="13pt" style:font-weight-complex="normal"/>
    </style:style>
    <style:style style:name="T160" style:family="text">
      <style:text-properties style:font-name="Jomolhari2" fo:font-size="13pt" style:text-underline-style="none" fo:font-weight="normal" officeooo:rsid="01ef6a9c" style:font-name-asian="FreeMono1" style:font-size-asian="13pt" style:font-weight-asian="normal" style:font-name-complex="FreeMono1" style:font-size-complex="13pt" style:font-weight-complex="normal"/>
    </style:style>
    <style:style style:name="T161" style:family="text">
      <style:text-properties style:font-name="Jomolhari2" fo:font-size="13pt" style:text-underline-style="none" fo:font-weight="normal" officeooo:rsid="01f0c049" style:font-name-asian="FreeMono1" style:font-size-asian="13pt" style:font-weight-asian="normal" style:font-name-complex="FreeMono1" style:font-size-complex="13pt" style:font-weight-complex="normal"/>
    </style:style>
    <style:style style:name="T162" style:family="text">
      <style:text-properties style:font-name="Jomolhari2" fo:font-size="13pt" style:text-underline-style="none" fo:font-weight="normal" officeooo:rsid="01e95d09" style:font-name-asian="FreeMono1" style:font-size-asian="13pt" style:font-weight-asian="normal" style:font-name-complex="FreeMono1" style:font-size-complex="13pt" style:font-weight-complex="normal"/>
    </style:style>
    <style:style style:name="T163" style:family="text">
      <style:text-properties style:font-name="Jomolhari2" fo:font-size="13pt" style:text-underline-style="none" fo:font-weight="normal" officeooo:rsid="01e9a542" style:font-name-asian="FreeMono1" style:font-size-asian="13pt" style:font-weight-asian="normal" style:font-name-complex="FreeMono1" style:font-size-complex="13pt" style:font-weight-complex="normal"/>
    </style:style>
    <style:style style:name="T164" style:family="text">
      <style:text-properties style:font-name="Jomolhari2" fo:font-size="13pt" style:text-underline-style="none" fo:font-weight="normal" officeooo:rsid="0295a87a" style:font-name-asian="FreeMono1" style:font-size-asian="13pt" style:font-weight-asian="normal" style:font-name-complex="FreeMono1" style:font-size-complex="13pt" style:font-weight-complex="normal"/>
    </style:style>
    <style:style style:name="T165" style:family="text">
      <style:text-properties style:font-name="Jomolhari2" fo:font-size="13pt" style:text-underline-style="none" fo:font-weight="normal" officeooo:rsid="029792bf" style:font-name-asian="FreeMono1" style:font-size-asian="13pt" style:font-weight-asian="normal" style:font-name-complex="FreeMono1" style:font-size-complex="13pt" style:font-weight-complex="normal"/>
    </style:style>
    <style:style style:name="T166" style:family="text">
      <style:text-properties style:font-name="Jomolhari2" fo:font-size="13pt" style:text-underline-style="none" fo:font-weight="normal" officeooo:rsid="029c3691" style:font-name-asian="FreeMono1" style:font-size-asian="13pt" style:font-weight-asian="normal" style:font-name-complex="FreeMono1" style:font-size-complex="13pt" style:font-weight-complex="normal"/>
    </style:style>
    <style:style style:name="T167" style:family="text">
      <style:text-properties style:font-name="Jomolhari2" fo:font-size="13pt" style:text-underline-style="none" fo:font-weight="normal" officeooo:rsid="029e0caa" style:font-name-asian="FreeMono1" style:font-size-asian="13pt" style:font-weight-asian="normal" style:font-name-complex="FreeMono1" style:font-size-complex="13pt" style:font-weight-complex="normal"/>
    </style:style>
    <style:style style:name="T168" style:family="text">
      <style:text-properties style:font-name="Jomolhari2" fo:font-size="13pt" style:text-underline-style="none" fo:font-weight="normal" officeooo:rsid="03da5b5e" style:font-name-asian="FreeMono1" style:font-size-asian="13pt" style:font-weight-asian="normal" style:font-name-complex="FreeMono1" style:font-size-complex="13pt" style:font-weight-complex="normal"/>
    </style:style>
    <style:style style:name="T169" style:family="text">
      <style:text-properties style:font-name="Jomolhari2" fo:font-size="13pt" style:text-underline-style="none" fo:font-weight="normal" officeooo:rsid="03d5a25d" style:font-name-asian="FreeMono1" style:font-size-asian="13pt" style:font-weight-asian="normal" style:font-name-complex="FreeMono1" style:font-size-complex="13pt" style:font-weight-complex="normal"/>
    </style:style>
    <style:style style:name="T170" style:family="text">
      <style:text-properties style:font-name="Jomolhari2" style:text-underline-style="none" officeooo:rsid="019bf705" style:font-name-asian="FreeMono1" style:font-name-complex="FreeMono1"/>
    </style:style>
    <style:style style:name="T171" style:family="text">
      <style:text-properties style:font-name="Jomolhari2" style:text-underline-style="none" officeooo:rsid="019dedd1" style:font-name-asian="FreeMono1" style:font-name-complex="FreeMono1"/>
    </style:style>
    <style:style style:name="T172" style:family="text">
      <style:text-properties style:font-name="Jomolhari2" style:text-underline-style="none" officeooo:rsid="01c4eccc" style:font-name-asian="FreeMono1" style:font-name-complex="FreeMono1"/>
    </style:style>
    <style:style style:name="T173" style:family="text">
      <style:text-properties style:font-name="Jomolhari2" style:text-underline-style="none" officeooo:rsid="01cf2b39" style:font-name-asian="FreeMono1" style:font-name-complex="FreeMono1"/>
    </style:style>
    <style:style style:name="T174" style:family="text">
      <style:text-properties style:font-name="Jomolhari2" style:text-underline-style="none" officeooo:rsid="01d033c5" style:font-name-asian="FreeMono1" style:font-name-complex="FreeMono1"/>
    </style:style>
    <style:style style:name="T175" style:family="text">
      <style:text-properties style:font-name="Jomolhari2" officeooo:rsid="01a09486"/>
    </style:style>
    <style:style style:name="T176" style:family="text">
      <style:text-properties style:font-name="Jomolhari2" officeooo:rsid="01a12e7e"/>
    </style:style>
    <style:style style:name="T177" style:family="text">
      <style:text-properties style:font-name="Jomolhari2" officeooo:rsid="01a2f11b"/>
    </style:style>
    <style:style style:name="T178" style:family="text">
      <style:text-properties style:font-name="Jomolhari2" officeooo:rsid="01a596c9"/>
    </style:style>
    <style:style style:name="T179" style:family="text">
      <style:text-properties style:font-name="Jomolhari2" fo:font-weight="bold" officeooo:rsid="01a596c9" style:font-weight-asian="bold" style:font-weight-complex="bold"/>
    </style:style>
    <style:style style:name="T180" style:family="text">
      <style:text-properties style:font-name="Jomolhari2" fo:font-weight="bold" officeooo:rsid="01abfe7f" style:font-weight-asian="bold" style:font-weight-complex="bold"/>
    </style:style>
    <style:style style:name="T181" style:family="text">
      <style:text-properties style:font-name="Jomolhari2" fo:font-weight="bold" officeooo:rsid="01ad85b7" style:font-weight-asian="bold" style:font-weight-complex="bold"/>
    </style:style>
    <style:style style:name="T182" style:family="text">
      <style:text-properties style:font-name="Jomolhari2" officeooo:rsid="01d24379" style:font-size-asian="11.3500003814697pt"/>
    </style:style>
    <style:style style:name="T183" style:family="text">
      <style:text-properties style:font-name="Jomolhari2" officeooo:rsid="022dd9c2" style:font-size-asian="11.3500003814697pt"/>
    </style:style>
    <style:style style:name="T184" style:family="text">
      <style:text-properties style:font-name="Jomolhari2" officeooo:rsid="01a09486" style:font-size-asian="11.3500003814697pt"/>
    </style:style>
    <style:style style:name="T185" style:family="text">
      <style:text-properties style:font-name="Jomolhari2" officeooo:rsid="02ac999a" style:font-size-asian="11.3500003814697pt"/>
    </style:style>
    <style:style style:name="T186" style:family="text">
      <style:text-properties style:font-name="Jomolhari2" officeooo:rsid="01abfe7f"/>
    </style:style>
    <style:style style:name="T187" style:family="text">
      <style:text-properties style:font-name="Jomolhari2" officeooo:rsid="01ae9030"/>
    </style:style>
    <style:style style:name="T188" style:family="text">
      <style:text-properties style:font-name="Jomolhari2" officeooo:rsid="01b006cd"/>
    </style:style>
    <style:style style:name="T189" style:family="text">
      <style:text-properties style:font-name="Jomolhari2" officeooo:rsid="01c6aae6"/>
    </style:style>
    <style:style style:name="T190" style:family="text">
      <style:text-properties style:font-name="Jomolhari2" officeooo:rsid="01c8dec4"/>
    </style:style>
    <style:style style:name="T191" style:family="text">
      <style:text-properties style:font-name="Jomolhari2" officeooo:rsid="02157d73"/>
    </style:style>
    <style:style style:name="T192" style:family="text">
      <style:text-properties style:font-name="Jomolhari2" officeooo:rsid="022d4cdb"/>
    </style:style>
    <style:style style:name="T193" style:family="text">
      <style:text-properties style:font-name="Jomolhari2" fo:font-size="15pt" fo:font-weight="bold" officeooo:rsid="01ad85b7" style:font-size-asian="15pt" style:font-weight-asian="bold" style:font-size-complex="15pt" style:font-weight-complex="bold"/>
    </style:style>
    <style:style style:name="T194" style:family="text">
      <style:text-properties style:font-name="Jomolhari2" officeooo:rsid="0251e84e"/>
    </style:style>
    <style:style style:name="T195" style:family="text">
      <style:text-properties officeooo:rsid="00a9ce4e"/>
    </style:style>
    <style:style style:name="T196" style:family="text">
      <style:text-properties officeooo:rsid="00aa6c76"/>
    </style:style>
    <style:style style:name="T197" style:family="text">
      <style:text-properties officeooo:rsid="00ab02c4"/>
    </style:style>
    <style:style style:name="T198" style:family="text">
      <style:text-properties officeooo:rsid="00acb9cd"/>
    </style:style>
    <style:style style:name="T199" style:family="text">
      <style:text-properties officeooo:rsid="00adc0fe"/>
    </style:style>
    <style:style style:name="T200" style:family="text">
      <style:text-properties fo:font-variant="normal" fo:text-transform="none" style:font-name="Jomolhari2"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201" style:family="text">
      <style:text-properties fo:font-variant="normal" fo:text-transform="none" style:font-name="Jomolhari2"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02" style:family="text">
      <style:text-properties fo:font-variant="normal" fo:text-transform="none" style:font-name="Jomolhari2" fo:font-size="13pt" fo:letter-spacing="normal" fo:font-style="normal" style:text-underline-style="none" fo:font-weight="normal" officeooo:rsid="03dbd4a8" style:font-name-asian="FreeMono1" style:font-size-asian="13pt" style:font-weight-asian="normal" style:font-name-complex="FreeMono1" style:font-size-complex="13pt" style:font-weight-complex="normal"/>
    </style:style>
    <style:style style:name="T203" style:family="text">
      <style:text-properties fo:font-variant="normal" fo:text-transform="none" style:font-name="FreeMono"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04" style:family="text">
      <style:text-properties officeooo:rsid="01233e96"/>
    </style:style>
    <style:style style:name="T205" style:family="text">
      <style:text-properties officeooo:rsid="01236834"/>
    </style:style>
    <style:style style:name="T206" style:family="text">
      <style:text-properties officeooo:rsid="01395956"/>
    </style:style>
    <style:style style:name="T207" style:family="text">
      <style:text-properties officeooo:rsid="01462ac0"/>
    </style:style>
    <style:style style:name="T208" style:family="text">
      <style:text-properties officeooo:rsid="0148961a"/>
    </style:style>
    <style:style style:name="T209" style:family="text">
      <style:text-properties officeooo:rsid="014a7ebd"/>
    </style:style>
    <style:style style:name="T210" style:family="text">
      <style:text-properties officeooo:rsid="014edd7b"/>
    </style:style>
    <style:style style:name="T211" style:family="text">
      <style:text-properties officeooo:rsid="014fe85d"/>
    </style:style>
    <style:style style:name="T212" style:family="text">
      <style:text-properties officeooo:rsid="015136f5"/>
    </style:style>
    <style:style style:name="T213" style:family="text">
      <style:text-properties officeooo:rsid="0151776f"/>
    </style:style>
    <style:style style:name="T214" style:family="text">
      <style:text-properties officeooo:rsid="015323d2"/>
    </style:style>
    <style:style style:name="T215" style:family="text">
      <style:text-properties officeooo:rsid="01534a2b"/>
    </style:style>
    <style:style style:name="T216" style:family="text">
      <style:text-properties officeooo:rsid="01543fb6"/>
    </style:style>
    <style:style style:name="T217" style:family="text">
      <style:text-properties officeooo:rsid="015872ec"/>
    </style:style>
    <style:style style:name="T218" style:family="text">
      <style:text-properties officeooo:rsid="0198354f"/>
    </style:style>
    <style:style style:name="T219" style:family="text">
      <style:text-properties officeooo:rsid="01a09486"/>
    </style:style>
    <style:style style:name="T220" style:family="text">
      <style:text-properties officeooo:rsid="01a12e7e"/>
    </style:style>
    <style:style style:name="T221" style:family="text">
      <style:text-properties officeooo:rsid="01a2f11b"/>
    </style:style>
    <style:style style:name="T222" style:family="text">
      <style:text-properties style:font-name="Jomolhari" fo:font-weight="bold" officeooo:rsid="01b006cd" style:font-weight-asian="bold" style:font-weight-complex="bold"/>
    </style:style>
    <style:style style:name="T223" style:family="text">
      <style:text-properties style:font-name="Jomolhari" fo:font-weight="bold" officeooo:rsid="01bbf20e" style:font-weight-asian="bold" style:font-weight-complex="bold"/>
    </style:style>
    <style:style style:name="T224" style:family="text">
      <style:text-properties style:font-name="Jomolhari" officeooo:rsid="01bbf20e"/>
    </style:style>
    <style:style style:name="T225" style:family="text">
      <style:text-properties style:font-name="Jomolhari" officeooo:rsid="01c157c4"/>
    </style:style>
    <style:style style:name="T226" style:family="text">
      <style:text-properties style:font-name="Jomolhari" officeooo:rsid="02416dcc"/>
    </style:style>
    <style:style style:name="T227" style:family="text">
      <style:text-properties style:font-name="FreeSans" fo:font-weight="bold" officeooo:rsid="01bf0d21" style:font-name-asian="FreeSans" style:font-size-asian="13pt" style:font-weight-asian="bold" style:font-name-complex="FreeSans" style:font-weight-complex="bold"/>
    </style:style>
    <style:style style:name="T228"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29" style:family="text">
      <style:text-properties officeooo:rsid="01fbaeb3"/>
    </style:style>
    <style:style style:name="T230" style:family="text">
      <style:text-properties officeooo:rsid="0202e55e"/>
    </style:style>
    <style:style style:name="T231" style:family="text">
      <style:text-properties officeooo:rsid="024b507b"/>
    </style:style>
    <style:style style:name="T232" style:family="text">
      <style:text-properties officeooo:rsid="024c4d7d"/>
    </style:style>
    <style:style style:name="T233" style:family="text">
      <style:text-properties officeooo:rsid="024d1d0b"/>
    </style:style>
    <style:style style:name="T234" style:family="text">
      <style:text-properties officeooo:rsid="024e7320"/>
    </style:style>
    <style:style style:name="T235" style:family="text">
      <style:text-properties officeooo:rsid="02541f61"/>
    </style:style>
    <style:style style:name="T236" style:family="text">
      <style:text-properties officeooo:rsid="0254d87a"/>
    </style:style>
    <style:style style:name="T237" style:family="text">
      <style:text-properties officeooo:rsid="02558c26"/>
    </style:style>
    <style:style style:name="T238" style:family="text">
      <style:text-properties officeooo:rsid="0255aa24"/>
    </style:style>
    <style:style style:name="T239" style:family="text">
      <style:text-properties officeooo:rsid="02576520"/>
    </style:style>
    <style:style style:name="T240" style:family="text">
      <style:text-properties officeooo:rsid="02578461"/>
    </style:style>
    <style:style style:name="T241" style:family="text">
      <style:text-properties officeooo:rsid="025a9224"/>
    </style:style>
    <style:style style:name="T242" style:family="text">
      <style:text-properties officeooo:rsid="025d142f"/>
    </style:style>
    <style:style style:name="T243" style:family="text">
      <style:text-properties officeooo:rsid="02604243"/>
    </style:style>
    <style:style style:name="T244" style:family="text">
      <style:text-properties officeooo:rsid="0261117e"/>
    </style:style>
    <style:style style:name="T245" style:family="text">
      <style:text-properties officeooo:rsid="02621d2a"/>
    </style:style>
    <style:style style:name="T246" style:family="text">
      <style:text-properties officeooo:rsid="0264de6a"/>
    </style:style>
    <style:style style:name="T247" style:family="text">
      <style:text-properties officeooo:rsid="02665170"/>
    </style:style>
    <style:style style:name="T248" style:family="text">
      <style:text-properties officeooo:rsid="0269c1d1"/>
    </style:style>
    <style:style style:name="T249" style:family="text">
      <style:text-properties officeooo:rsid="026b5087"/>
    </style:style>
    <style:style style:name="T250" style:family="text">
      <style:text-properties officeooo:rsid="026d4ec5"/>
    </style:style>
    <style:style style:name="T251" style:family="text">
      <style:text-properties officeooo:rsid="026deba7"/>
    </style:style>
    <style:style style:name="T252" style:family="text">
      <style:text-properties officeooo:rsid="027dfb8d"/>
    </style:style>
    <style:style style:name="T253" style:family="text">
      <style:text-properties officeooo:rsid="027f3a46"/>
    </style:style>
    <style:style style:name="T254" style:family="text">
      <style:text-properties officeooo:rsid="0280fd69"/>
    </style:style>
    <style:style style:name="T255" style:family="text">
      <style:text-properties officeooo:rsid="012a3cb3"/>
    </style:style>
    <style:style style:name="T256" style:family="text">
      <style:text-properties officeooo:rsid="00b38846"/>
    </style:style>
    <style:style style:name="T257" style:family="text">
      <style:text-properties officeooo:rsid="00b4a25d"/>
    </style:style>
    <style:style style:name="T258" style:family="text">
      <style:text-properties officeooo:rsid="028b06ca"/>
    </style:style>
    <style:style style:name="T259" style:family="text">
      <style:text-properties officeooo:rsid="028bca6e"/>
    </style:style>
    <style:style style:name="T260" style:family="text">
      <style:text-properties officeooo:rsid="028c205f"/>
    </style:style>
    <style:style style:name="T261" style:family="text">
      <style:text-properties officeooo:rsid="02905a7d"/>
    </style:style>
    <style:style style:name="T262" style:family="text">
      <style:text-properties officeooo:rsid="02919b93"/>
    </style:style>
    <style:style style:name="T263" style:family="text">
      <style:text-properties officeooo:rsid="02937452"/>
    </style:style>
    <style:style style:name="T264" style:family="text">
      <style:text-properties officeooo:rsid="029792bf"/>
    </style:style>
    <style:style style:name="T265" style:family="text">
      <style:text-properties officeooo:rsid="0297df4c"/>
    </style:style>
    <style:style style:name="T266" style:family="text">
      <style:text-properties officeooo:rsid="029902fe"/>
    </style:style>
    <style:style style:name="T267" style:family="text">
      <style:text-properties officeooo:rsid="02a60ed4"/>
    </style:style>
    <style:style style:name="T268" style:family="text">
      <style:text-properties officeooo:rsid="02a7dc76"/>
    </style:style>
    <style:style style:name="T269" style:family="text">
      <style:text-properties officeooo:rsid="02ac999a"/>
    </style:style>
    <style:style style:name="T270" style:family="text">
      <style:text-properties officeooo:rsid="02ae270e"/>
    </style:style>
    <style:style style:name="T271" style:family="text">
      <style:text-properties officeooo:rsid="02af5875"/>
    </style:style>
    <style:style style:name="T272" style:family="text">
      <style:text-properties officeooo:rsid="02d9d4b8"/>
    </style:style>
    <style:style style:name="T273" style:family="text">
      <style:text-properties officeooo:rsid="02db32a7"/>
    </style:style>
    <style:style style:name="T274" style:family="text">
      <style:text-properties officeooo:rsid="02dcfea0"/>
    </style:style>
    <style:style style:name="T275" style:family="text">
      <style:text-properties officeooo:rsid="02dedd22"/>
    </style:style>
    <style:style style:name="T276" style:family="text">
      <style:text-properties officeooo:rsid="02e042d3"/>
    </style:style>
    <style:style style:name="T277" style:family="text">
      <style:text-properties officeooo:rsid="02e24f98"/>
    </style:style>
    <style:style style:name="T278" style:family="text">
      <style:text-properties officeooo:rsid="02e3ad8d"/>
    </style:style>
    <style:style style:name="T279" style:family="text">
      <style:text-properties officeooo:rsid="02e6be43"/>
    </style:style>
    <style:style style:name="T280" style:family="text">
      <style:text-properties officeooo:rsid="02e7d74e"/>
    </style:style>
    <style:style style:name="T281" style:family="text">
      <style:text-properties officeooo:rsid="02e96cd2"/>
    </style:style>
    <style:style style:name="T282" style:family="text">
      <style:text-properties officeooo:rsid="02ea0364"/>
    </style:style>
    <style:style style:name="T283" style:family="text">
      <style:text-properties officeooo:rsid="02ebce12"/>
    </style:style>
    <style:style style:name="T284" style:family="text">
      <style:text-properties officeooo:rsid="02ebfb7d"/>
    </style:style>
    <style:style style:name="T285" style:family="text">
      <style:text-properties officeooo:rsid="02ed4c69"/>
    </style:style>
    <style:style style:name="T286" style:family="text">
      <style:text-properties officeooo:rsid="02ee9f29"/>
    </style:style>
    <style:style style:name="T287" style:family="text">
      <style:text-properties officeooo:rsid="02f022b6"/>
    </style:style>
    <style:style style:name="T288" style:family="text">
      <style:text-properties officeooo:rsid="02f6f6cd"/>
    </style:style>
    <style:style style:name="T289" style:family="text">
      <style:text-properties officeooo:rsid="02fb491e"/>
    </style:style>
    <style:style style:name="T290" style:family="text">
      <style:text-properties officeooo:rsid="02fcd693"/>
    </style:style>
    <style:style style:name="T291" style:family="text">
      <style:text-properties officeooo:rsid="0305807f"/>
    </style:style>
    <style:style style:name="T292" style:family="text">
      <style:text-properties officeooo:rsid="0306c4d1"/>
    </style:style>
    <style:style style:name="T293" style:family="text">
      <style:text-properties officeooo:rsid="0306e5b5"/>
    </style:style>
    <style:style style:name="T294" style:family="text">
      <style:text-properties officeooo:rsid="031092c8"/>
    </style:style>
    <style:style style:name="T295" style:family="text">
      <style:text-properties officeooo:rsid="031bbf83"/>
    </style:style>
    <style:style style:name="T296" style:family="text">
      <style:text-properties officeooo:rsid="031d9bf2"/>
    </style:style>
    <style:style style:name="T297" style:family="text">
      <style:text-properties officeooo:rsid="0322a060"/>
    </style:style>
    <style:style style:name="T298" style:family="text">
      <style:text-properties officeooo:rsid="03264f88"/>
    </style:style>
    <style:style style:name="T299" style:family="text">
      <style:text-properties officeooo:rsid="032a8bf2"/>
    </style:style>
    <style:style style:name="T300" style:family="text">
      <style:text-properties officeooo:rsid="032c8a3b"/>
    </style:style>
    <style:style style:name="T301" style:family="text">
      <style:text-properties officeooo:rsid="032ecf40"/>
    </style:style>
    <style:style style:name="T302" style:family="text">
      <style:text-properties officeooo:rsid="0333b742"/>
    </style:style>
    <style:style style:name="T303" style:family="text">
      <style:text-properties officeooo:rsid="03370aa2"/>
    </style:style>
    <style:style style:name="T304" style:family="text">
      <style:text-properties officeooo:rsid="03375338"/>
    </style:style>
    <style:style style:name="T305" style:family="text">
      <style:text-properties officeooo:rsid="0337a76a"/>
    </style:style>
    <style:style style:name="T306" style:family="text">
      <style:text-properties officeooo:rsid="03383472"/>
    </style:style>
    <style:style style:name="T307" style:family="text">
      <style:text-properties officeooo:rsid="033b5b75"/>
    </style:style>
    <style:style style:name="T308" style:family="text">
      <style:text-properties officeooo:rsid="033f450c"/>
    </style:style>
    <style:style style:name="T309" style:family="text">
      <style:text-properties officeooo:rsid="0342dc8b"/>
    </style:style>
    <style:style style:name="T310" style:family="text">
      <style:text-properties officeooo:rsid="0345fdca"/>
    </style:style>
    <style:style style:name="T311" style:family="text">
      <style:text-properties officeooo:rsid="034f8ad9"/>
    </style:style>
    <style:style style:name="T312" style:family="text">
      <style:text-properties officeooo:rsid="0350f533"/>
    </style:style>
    <style:style style:name="T313" style:family="text">
      <style:text-properties officeooo:rsid="03517b04"/>
    </style:style>
    <style:style style:name="T314" style:family="text">
      <style:text-properties officeooo:rsid="035688a9"/>
    </style:style>
    <style:style style:name="T315" style:family="text">
      <style:text-properties officeooo:rsid="0358757a"/>
    </style:style>
    <style:style style:name="T316" style:family="text">
      <style:text-properties officeooo:rsid="035a2bf6"/>
    </style:style>
    <style:style style:name="T317" style:family="text">
      <style:text-properties officeooo:rsid="035ac0f0"/>
    </style:style>
    <style:style style:name="T318" style:family="text">
      <style:text-properties officeooo:rsid="035ccf0d"/>
    </style:style>
    <style:style style:name="T319" style:family="text">
      <style:text-properties officeooo:rsid="0157de33"/>
    </style:style>
    <style:style style:name="T320" style:family="text">
      <style:text-properties officeooo:rsid="01626229"/>
    </style:style>
    <style:style style:name="T321" style:family="text">
      <style:text-properties officeooo:rsid="015d7e24"/>
    </style:style>
    <style:style style:name="T322" style:family="text">
      <style:text-properties officeooo:rsid="015eca6e"/>
    </style:style>
    <style:style style:name="T323" style:family="text">
      <style:text-properties officeooo:rsid="01659fd0"/>
    </style:style>
    <style:style style:name="T324" style:family="text">
      <style:text-properties officeooo:rsid="01604fa4"/>
    </style:style>
    <style:style style:name="T325" style:family="text">
      <style:text-properties officeooo:rsid="036729a2"/>
    </style:style>
    <style:style style:name="T326" style:family="text">
      <style:text-properties officeooo:rsid="036ca95e"/>
    </style:style>
    <style:style style:name="T327" style:family="text">
      <style:text-properties officeooo:rsid="036ee693"/>
    </style:style>
    <style:style style:name="T328" style:family="text">
      <style:text-properties officeooo:rsid="03719761"/>
    </style:style>
    <style:style style:name="T329" style:family="text">
      <style:text-properties officeooo:rsid="0372e310"/>
    </style:style>
    <style:style style:name="T330" style:family="text">
      <style:text-properties fo:font-style="italic" style:font-style-asian="italic" style:font-style-complex="italic"/>
    </style:style>
    <style:style style:name="T331" style:family="text">
      <style:text-properties fo:font-style="italic" officeooo:rsid="000db277" style:font-style-asian="italic" style:font-style-complex="italic"/>
    </style:style>
    <style:style style:name="T332" style:family="text">
      <style:text-properties fo:font-style="italic" officeooo:rsid="03315057" style:font-style-asian="italic" style:font-style-complex="italic"/>
    </style:style>
    <style:style style:name="T333" style:family="text">
      <style:text-properties fo:font-style="italic" officeooo:rsid="033df659" style:font-style-asian="italic" style:font-style-complex="italic"/>
    </style:style>
    <style:style style:name="T334" style:family="text">
      <style:text-properties fo:font-style="italic" officeooo:rsid="001b28a2" style:font-style-asian="italic" style:font-style-complex="italic"/>
    </style:style>
    <style:style style:name="T335" style:family="text">
      <style:text-properties officeooo:rsid="03743e91"/>
    </style:style>
    <style:style style:name="T336" style:family="text">
      <style:text-properties officeooo:rsid="03756b6e"/>
    </style:style>
    <style:style style:name="T337" style:family="text">
      <style:text-properties officeooo:rsid="03775d28"/>
    </style:style>
    <style:style style:name="T338" style:family="text">
      <style:text-properties officeooo:rsid="0378a48b"/>
    </style:style>
    <style:style style:name="T339" style:family="text">
      <style:text-properties officeooo:rsid="037976bc"/>
    </style:style>
    <style:style style:name="T340" style:family="text">
      <style:text-properties officeooo:rsid="037ac2d3"/>
    </style:style>
    <style:style style:name="T341" style:family="text">
      <style:text-properties officeooo:rsid="037b0164"/>
    </style:style>
    <style:style style:name="T342" style:family="text">
      <style:text-properties officeooo:rsid="037b258c"/>
    </style:style>
    <style:style style:name="T343" style:family="text">
      <style:text-properties officeooo:rsid="037c869b"/>
    </style:style>
    <style:style style:name="T344" style:family="text">
      <style:text-properties officeooo:rsid="037dc1ba"/>
    </style:style>
    <style:style style:name="T345" style:family="text">
      <style:text-properties officeooo:rsid="0383aee9"/>
    </style:style>
    <style:style style:name="T346" style:family="text">
      <style:text-properties officeooo:rsid="03868f74"/>
    </style:style>
    <style:style style:name="T347" style:family="text">
      <style:text-properties officeooo:rsid="038d9730"/>
    </style:style>
    <style:style style:name="T348" style:family="text">
      <style:text-properties officeooo:rsid="03981c7e"/>
    </style:style>
    <style:style style:name="T349" style:family="text">
      <style:text-properties officeooo:rsid="0399fe9a"/>
    </style:style>
    <style:style style:name="T350" style:family="text">
      <style:text-properties officeooo:rsid="039deb4d"/>
    </style:style>
    <style:style style:name="T351" style:family="text">
      <style:text-properties officeooo:rsid="00ab9ca3"/>
    </style:style>
    <style:style style:name="T352" style:family="text">
      <style:text-properties officeooo:rsid="03a03887"/>
    </style:style>
    <style:style style:name="T353" style:family="text">
      <style:text-properties officeooo:rsid="03a101b2"/>
    </style:style>
    <style:style style:name="T354" style:family="text">
      <style:text-properties officeooo:rsid="03a117d8"/>
    </style:style>
    <style:style style:name="T355" style:family="text">
      <style:text-properties officeooo:rsid="03a135ca"/>
    </style:style>
    <style:style style:name="T356" style:family="text">
      <style:text-properties officeooo:rsid="03a2dbfd"/>
    </style:style>
    <style:style style:name="T357" style:family="text">
      <style:text-properties officeooo:rsid="03a43a34"/>
    </style:style>
    <style:style style:name="T358" style:family="text">
      <style:text-properties officeooo:rsid="03a7e85b"/>
    </style:style>
    <style:style style:name="T359" style:family="text">
      <style:text-properties officeooo:rsid="03ae105c"/>
    </style:style>
    <style:style style:name="T360" style:family="text">
      <style:text-properties officeooo:rsid="03aefa31"/>
    </style:style>
    <style:style style:name="T361" style:family="text">
      <style:text-properties style:font-name="FreeMono" fo:font-size="13pt" style:text-underline-style="none" fo:font-weight="normal" officeooo:rsid="036729a2" style:font-name-asian="FreeMono1" style:font-size-asian="13pt" style:font-weight-asian="normal" style:font-name-complex="FreeMono1" style:font-size-complex="13pt" style:font-weight-complex="normal"/>
    </style:style>
    <style:style style:name="T362" style:family="text">
      <style:text-properties style:font-name="FreeMono" fo:font-size="13pt" style:text-underline-style="none" fo:font-weight="normal" officeooo:rsid="03d5a25d" style:font-name-asian="FreeMono1" style:font-size-asian="13pt" style:font-weight-asian="normal" style:font-name-complex="FreeMono1" style:font-size-complex="13pt" style:font-weight-complex="normal"/>
    </style:style>
    <style:style style:name="T363" style:family="text">
      <style:text-properties style:font-name="FreeMono" fo:font-size="13pt" style:text-underline-style="none" fo:font-weight="normal" officeooo:rsid="0119c413" style:font-name-asian="FreeMono1" style:font-size-asian="13pt" style:font-weight-asian="normal" style:font-name-complex="FreeMono1" style:font-size-complex="13pt" style:font-weight-complex="normal"/>
    </style:style>
    <style:style style:name="T364" style:family="text">
      <style:text-properties style:font-name="FreeMono" fo:font-size="13pt" style:text-underline-style="none" fo:font-weight="normal" officeooo:rsid="03de385e" style:font-name-asian="FreeMono1" style:font-size-asian="13pt" style:font-weight-asian="normal" style:font-name-complex="FreeMono1" style:font-size-complex="13pt" style:font-weight-complex="normal"/>
    </style:style>
    <style:style style:name="T365" style:family="text">
      <style:text-properties style:font-name="FreeMono" officeooo:rsid="03cae6a7"/>
    </style:style>
    <style:style style:name="T366" style:family="text">
      <style:text-properties style:font-name="FreeMono" officeooo:rsid="03cee872"/>
    </style:style>
    <style:style style:name="T367" style:family="text">
      <style:text-properties style:font-name="FreeMono" officeooo:rsid="03d48ad4"/>
    </style:style>
    <style:style style:name="T368" style:family="text">
      <style:text-properties style:font-name="FreeMono" officeooo:rsid="03d8882a"/>
    </style:style>
    <style:style style:name="T369" style:family="text">
      <style:text-properties style:font-name="FreeMono" officeooo:rsid="03d8882a" style:font-size-asian="11.3500003814697pt"/>
    </style:style>
    <style:style style:name="T370" style:family="text">
      <style:text-properties style:font-name="FreeMono" officeooo:rsid="03df42ee"/>
    </style:style>
    <style:style style:name="T371" style:family="text">
      <style:text-properties style:font-name="FreeMono" officeooo:rsid="03e2ea1c"/>
    </style:style>
    <style:style style:name="T372" style:family="text">
      <style:text-properties style:font-name="FreeMono" officeooo:rsid="03e79b78"/>
    </style:style>
    <style:style style:name="T373" style:family="text">
      <style:text-properties style:font-name="FreeMono" officeooo:rsid="0157de33"/>
    </style:style>
    <style:style style:name="T374" style:family="text">
      <style:text-properties style:font-name="FreeMono" officeooo:rsid="03e98bd7"/>
    </style:style>
    <style:style style:name="T375" style:family="text">
      <style:text-properties style:font-name="FreeMono" officeooo:rsid="015d7e24"/>
    </style:style>
    <style:style style:name="T376" style:family="text">
      <style:text-properties style:font-name="FreeMono" officeooo:rsid="03eaf2b0" style:font-name-asian="FreeMono1" style:font-name-complex="FreeMono1"/>
    </style:style>
    <style:style style:name="T377" style:family="text">
      <style:text-properties officeooo:rsid="03b50067"/>
    </style:style>
    <style:style style:name="T378" style:family="text">
      <style:text-properties officeooo:rsid="03b67c2e"/>
    </style:style>
    <style:style style:name="T379" style:family="text">
      <style:text-properties fo:color="#ff0000" officeooo:rsid="03a117d8"/>
    </style:style>
    <style:style style:name="T380" style:family="text">
      <style:text-properties fo:color="#ff0000" style:font-name="FreeMono" officeooo:rsid="03a117d8"/>
    </style:style>
    <style:style style:name="T381" style:family="text">
      <style:text-properties fo:color="#ff0000" officeooo:rsid="03a135ca"/>
    </style:style>
    <style:style style:name="T382" style:family="text">
      <style:text-properties fo:color="#ff0000" officeooo:rsid="03a7e85b"/>
    </style:style>
    <style:style style:name="T383" style:family="text">
      <style:text-properties fo:color="#ff0000" officeooo:rsid="03b39af0"/>
    </style:style>
    <style:style style:name="T384" style:family="text">
      <style:text-properties officeooo:rsid="03b9557c"/>
    </style:style>
    <style:style style:name="T385" style:family="text">
      <style:text-properties officeooo:rsid="03b9e190"/>
    </style:style>
    <style:style style:name="T386" style:family="text">
      <style:text-properties officeooo:rsid="03bb63e3"/>
    </style:style>
    <style:style style:name="T387" style:family="text">
      <style:text-properties officeooo:rsid="03bd2304"/>
    </style:style>
    <style:style style:name="T388" style:family="text">
      <style:text-properties officeooo:rsid="03bd6139"/>
    </style:style>
    <style:style style:name="T389" style:family="text">
      <style:text-properties officeooo:rsid="03bfd06d"/>
    </style:style>
    <style:style style:name="T390" style:family="text">
      <style:text-properties officeooo:rsid="03c25dcf"/>
    </style:style>
    <style:style style:name="T391" style:family="text">
      <style:text-properties officeooo:rsid="03c35cee"/>
    </style:style>
    <style:style style:name="T392" style:family="text">
      <style:text-properties officeooo:rsid="03c54d0b"/>
    </style:style>
    <style:style style:name="T393" style:family="text">
      <style:text-properties officeooo:rsid="0079ffd1" style:font-size-asian="11.3500003814697pt"/>
    </style:style>
    <style:style style:name="T394" style:family="text">
      <style:text-properties officeooo:rsid="007d55d2" style:font-size-asian="11.3500003814697pt"/>
    </style:style>
    <style:style style:name="T395" style:family="text">
      <style:text-properties officeooo:rsid="03c9f621" style:font-size-asian="11.3500003814697pt"/>
    </style:style>
    <style:style style:name="T396" style:family="text">
      <style:text-properties officeooo:rsid="03ce1f6d" style:font-size-asian="11.3500003814697pt"/>
    </style:style>
    <style:style style:name="T397" style:family="text">
      <style:text-properties officeooo:rsid="03d73d99" style:font-size-asian="11.3500003814697pt"/>
    </style:style>
    <style:style style:name="T398" style:family="text">
      <style:text-properties officeooo:rsid="03d8882a" style:font-size-asian="11.3500003814697pt"/>
    </style:style>
    <style:style style:name="T399" style:family="text">
      <style:text-properties style:font-name="Jomolhari2" fo:font-size="13pt" style:text-underline-style="none" fo:font-weight="normal" officeooo:rsid="03d5a25d" style:font-name-asian="FreeMono1" style:font-size-asian="13pt" style:font-weight-asian="normal" style:font-name-complex="FreeMono1" style:font-size-complex="13pt" style:font-weight-complex="normal"/>
    </style:style>
    <style:style style:name="T400" style:family="text">
      <style:text-properties style:font-name="Jomolhari2" fo:font-size="13pt" style:text-underline-style="none" fo:font-weight="normal" officeooo:rsid="03d9d90c" style:font-name-asian="FreeMono1" style:font-size-asian="13pt" style:font-weight-asian="normal" style:font-name-complex="FreeMono1" style:font-size-complex="13pt" style:font-weight-complex="normal"/>
    </style:style>
    <style:style style:name="T401" style:family="text">
      <style:text-properties style:font-name="Jomolhari2" fo:font-size="13pt" style:text-underline-style="none" fo:font-weight="normal" officeooo:rsid="03de385e" style:font-name-asian="FreeMono1" style:font-size-asian="13pt" style:font-weight-asian="normal" style:font-name-complex="FreeMono1" style:font-size-complex="13pt" style:font-weight-complex="normal"/>
    </style:style>
    <style:style style:name="T402" style:family="text">
      <style:text-properties style:font-name="Jomolhari2" officeooo:rsid="03df42ee"/>
    </style:style>
    <style:style style:name="T403" style:family="text">
      <style:text-properties style:font-name="Jomolhari2" officeooo:rsid="03e0015e"/>
    </style:style>
    <style:style style:name="T404" style:family="text">
      <style:text-properties style:font-name="Jomolhari2" officeooo:rsid="03e2ea1c"/>
    </style:style>
    <style:style style:name="T405" style:family="text">
      <style:text-properties style:font-name="Jomolhari2" officeooo:rsid="03e49be8"/>
    </style:style>
    <style:style style:name="T406" style:family="text">
      <style:text-properties style:font-name="Jomolhari2" officeooo:rsid="0285b2eb"/>
    </style:style>
    <style:style style:name="T407" style:family="text">
      <style:text-properties fo:color="#0000ff"/>
    </style:style>
    <style:style style:name="T408" style:family="text">
      <style:text-properties fo:color="#0000ff" officeooo:rsid="03c8be22"/>
    </style:style>
    <style:style style:name="T409" style:family="text">
      <style:text-properties fo:color="#0000ff" style:font-name="FreeMono" officeooo:rsid="03c8be22"/>
    </style:style>
    <style:style style:name="T410" style:family="text">
      <style:text-properties fo:color="#0000ff" style:font-name="Jomolhari2" officeooo:rsid="03c8be22"/>
    </style:style>
    <style:style style:name="T411" style:family="text">
      <style:text-properties fo:color="#0000ff" style:font-name="Jomolhari2" officeooo:rsid="03cae6a7"/>
    </style:style>
    <style:style style:name="T412" style:family="text">
      <style:text-properties fo:color="#0000ff" officeooo:rsid="03d253af"/>
    </style:style>
    <style:style style:name="T413" style:family="text">
      <style:text-properties fo:color="#0000ff" officeooo:rsid="03de385e"/>
    </style:style>
    <style:style style:name="T414" style:family="text">
      <style:text-properties officeooo:rsid="03cae6a7"/>
    </style:style>
    <style:style style:name="T415" style:family="text">
      <style:text-properties officeooo:rsid="03cbb594"/>
    </style:style>
    <style:style style:name="T416" style:family="text">
      <style:text-properties officeooo:rsid="03ccfd73"/>
    </style:style>
    <style:style style:name="T417" style:family="text">
      <style:text-properties officeooo:rsid="03cfdfff"/>
    </style:style>
    <style:style style:name="T418" style:family="text">
      <style:text-properties officeooo:rsid="03d46bf5"/>
    </style:style>
    <style:style style:name="T419" style:family="text">
      <style:text-properties officeooo:rsid="03d48ad4"/>
    </style:style>
    <style:style style:name="T420" style:family="text">
      <style:text-properties officeooo:rsid="03d5a25d"/>
    </style:style>
    <style:style style:name="T421" style:family="text">
      <style:text-properties officeooo:rsid="03d73d99"/>
    </style:style>
    <style:style style:name="T422" style:family="text">
      <style:text-properties officeooo:rsid="03d8882a"/>
    </style:style>
    <style:style style:name="T423" style:family="text">
      <style:text-properties officeooo:rsid="03de385e"/>
    </style:style>
    <style:style style:name="T424" style:family="text">
      <style:text-properties officeooo:rsid="03df42ee"/>
    </style:style>
    <style:style style:name="T425" style:family="text">
      <style:text-properties officeooo:rsid="03e60a1b"/>
    </style:style>
    <style:style style:name="T426" style:family="text">
      <style:text-properties officeooo:rsid="03e67207"/>
    </style:style>
    <style:style style:name="T427" style:family="text">
      <style:text-properties officeooo:rsid="03e79b78"/>
    </style:style>
    <style:style style:name="T428" style:family="text">
      <style:text-properties officeooo:rsid="03e7e9fa"/>
    </style:style>
    <style:style style:name="T429" style:family="text">
      <style:text-properties officeooo:rsid="03e98bd7"/>
    </style:style>
    <style:style style:name="T430" style:family="text">
      <style:text-properties officeooo:rsid="0385517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9">1<text:tab/></text:span><text:span text:style-name="T1">Introduction to LEX</text:span></text:p>
      <text:p text:style-name="P7"><text:s/></text:p>
      <text:p text:style-name="P7">LEX is a tool used to generate a lexical analyzer. This documen<text:span text:style-name="T299">t</text:span> <text:span text:style-name="T328">is a tutorial for </text:span>the use of LEX for SILC development. Technically, LEX <text:span text:style-name="T300">translates a set of regular expression specifications (given as input in prog_file.l) into a C implementation of a corresponding finite state machine (lex.yy.c). <text:s/>This </text:span><text:span text:style-name="T328">C </text:span><text:span text:style-name="T300">program, when compiled, yields an executable lexical analyzer. </text:span></text:p>
      <text:p text:style-name="P8"/>
      <text:p text:style-name="P8"><draw:custom-shape text:anchor-type="paragraph" draw:z-index="0" draw:style-name="gr1" draw:text-style-name="P265" svg:width="1.3335in" svg:height="0.6878in" svg:x="2.6583in" svg:y="0.0917in"><text:p text:style-name="P265"><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8"/>
      <text:p text:style-name="P8"><text:tab/></text:p>
      <text:p text:style-name="P6"><draw:custom-shape text:anchor-type="paragraph" draw:z-index="1" draw:style-name="gr1" svg:width="1.3335in" svg:height="0.6878in" svg:x="2.6583in" svg:y="0.1425in"><text:p text:style-name="P265">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8"/>
      <text:p text:style-name="P9"/>
      <text:p text:style-name="P11"><draw:custom-shape text:anchor-type="paragraph" draw:z-index="2" draw:style-name="gr1" svg:width="1.3335in" svg:height="0.6878in" svg:x="2.6583in" svg:y="0.1043in"><text:p text:style-name="P265">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text:p>
      <text:p text:style-name="P10"><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0"/>
      <text:p text:style-name="P34"/>
      <text:p text:style-name="P58"><text:span text:style-name="T10">The source </text:span><text:span text:style-name="T12">SIL </text:span><text:span text:style-name="T10">program is fed as </text:span><text:span text:style-name="T11">the </text:span><text:span text:style-name="T10">input to the the lexical analyzer </text:span><text:span text:style-name="T11">which produces an output of a sequence of tokens. <text:s/></text:span><text:span text:style-name="T13">(Tokens are explained below).</text:span></text:p>
      <text:p text:style-name="P25"/>
      <text:p text:style-name="P15"><text:span text:style-name="T1">Conceptually, a lexical analyzer scans a given </text:span><text:span text:style-name="T2">source </text:span><text:span text:style-name="T301">SIL</text:span><text:span text:style-name="T2"> program</text:span><text:span text:style-name="T1"> and produces an output of tokens.</text:span><text:span text:style-name="T3"> </text:span><text:span text:style-name="T331">A token is a single element of </text:span><text:span text:style-name="T332">the SIL</text:span><text:span text:style-name="T331"> programming language that is recognized by the compiler</text:span><text:span text:style-name="T3">. </text:span><text:span text:style-name="T302">For instance </text:span><text:span text:style-name="T112">integer, boolean, begin, end, if, while</text:span><text:span text:style-name="T302"> etc. are tokens in SIL. <text:s/></text:span></text:p>
      <text:p text:style-name="P22"/>
      <text:p text:style-name="P21">Example:</text:p>
      <text:p text:style-name="P21"/>
      <text:p text:style-name="P12"><text:span text:style-name="T4"><text:s/></text:span><text:span text:style-name="T99">“integer”<text:tab/><text:tab/>{return ID_TYPE_INTEGER;}</text:span></text:p>
      <text:p text:style-name="P23"/>
      <text:p text:style-name="P17"><text:soft-page-break/><text:span text:style-name="T307">This example </text:span><text:span text:style-name="T329">demonstrates the specification of </text:span><text:span text:style-name="T307"><text:s/>rule </text:span><text:span text:style-name="T329">in L</text:span><text:span text:style-name="T359">EX</text:span><text:span text:style-name="T307">. </text:span><text:span text:style-name="T4">This rule </text:span><text:span text:style-name="T329">in this example </text:span><text:span text:style-name="T303">specifies that the lexical analyzer must return the token named <text:s/></text:span><text:span text:style-name="T99">ID_TYPE_INTEGER </text:span><text:span text:style-name="T303">when the patte</text:span><text:span text:style-name="T304">rn</text:span><text:span text:style-name="T303"> </text:span><text:span text:style-name="T99">“integer”</text:span><text:span text:style-name="T4"> is </text:span><text:span text:style-name="T303">found in the input file. </text:span><text:span text:style-name="T8">A rule in a </text:span><text:span text:style-name="T304">LEX</text:span><text:span text:style-name="T8"> program comprises of a pattern </text:span><text:span text:style-name="T304">part (specified by a regular expression) </text:span><text:span text:style-name="T8">and a corresponding </text:span><text:span text:style-name="T329">(semantic) </text:span><text:span text:style-name="T304">action part (a sequence of C statements). <text:s/>In the above example, <text:s/></text:span><text:span text:style-name="T110">“</text:span><text:span text:style-name="T109">integer”</text:span><text:span text:style-name="T306"> is the pattern and </text:span><text:span text:style-name="T109">{return ID_TYPE_INTEGER;}</text:span><text:span text:style-name="T306"> is the corresponding action. </text:span><text:span text:style-name="T304">The statements in the action part will be executed when the pattern is detected in the input. <text:s text:c="2"/></text:span></text:p>
      <text:p text:style-name="P60"/>
      <text:p text:style-name="P2"><text:span text:style-name="T306">2</text:span><text:span text:style-name="T27"><text:tab/></text:span><text:span text:style-name="T9">The </text:span><text:span text:style-name="T304">structure of </text:span><text:span text:style-name="T9">LEX program</text:span><text:span text:style-name="T304">s</text:span></text:p>
      <text:p text:style-name="P24"/>
      <text:p text:style-name="P26">A LEX program consists of three sections : Declarations, Rules and Auxiliary functions.</text:p>
      <text:p text:style-name="P26"/>
      <text:p text:style-name="P26"><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0"/>
      <text:p text:style-name="P20"/>
      <text:p text:style-name="P20"/>
      <text:p text:style-name="P20"/>
      <text:p text:style-name="P20"/>
      <text:p text:style-name="P59"/>
      <text:p text:style-name="P59"><text:span text:style-name="T306">2</text:span>.1 Declarations</text:p>
      <text:p text:style-name="P59"/>
      <text:p text:style-name="P18"><text:span text:style-name="T9">The declaration</text:span><text:span text:style-name="T33">s</text:span><text:span text:style-name="T9"> section </text:span><text:span text:style-name="T304">consists of two parts, </text:span><text:span text:style-name="T333">regular definitions </text:span><text:span text:style-name="T18">and</text:span><text:span text:style-name="T333"> auxiliary</text:span><text:span text:style-name="T334"> </text:span><text:span text:style-name="T333">declarations</text:span><text:span text:style-name="T17">.</text:span><text:span text:style-name="T308"> </text:span><text:span text:style-name="T87">LEX allows the </text:span><text:span text:style-name="T9">use of short</text:span><text:span text:style-name="T355">-</text:span><text:span text:style-name="T9">hand</text:span><text:span text:style-name="T355">s</text:span><text:span text:style-name="T9"> </text:span><text:span text:style-name="T355">and </text:span><text:span text:style-name="T9">extensions to regular expressions for the regular definitions. </text:span><text:span text:style-name="T304">The auxiliary declarations are </text:span><text:span text:style-name="T305">copied as such by LEX to the output lex.yy.c file.</text:span><text:span text:style-name="T9"> </text:span></text:p>
      <text:p text:style-name="P27"/>
      <text:p text:style-name="P30"/>
      <text:p text:style-name="P30"/>
      <text:p text:style-name="P30"/>
      <text:p text:style-name="P30"/>
      <text:p text:style-name="P30"><text:soft-page-break/>Example:</text:p>
      <text:p text:style-name="P70"/>
      <text:p text:style-name="P70">%{</text:p>
      <text:p text:style-name="P71"><text:tab/>#include&lt;stdio.h&gt;</text:p>
      <text:p text:style-name="P71"><text:tab/><text:span text:style-name="T309">int global_variable; <text:tab/><text:tab/>//Auxiliary declaration</text:span><text:span text:style-name="T329">s</text:span><text:span text:style-name="T309"> </text:span></text:p>
      <text:p text:style-name="P71">%}</text:p>
      <text:p text:style-name="P74"><text:span text:style-name="T16">number </text:span><text:tab/>[0-9]+<text:tab/><text:tab/><text:tab/><text:tab/>//<text:span text:style-name="T309">Regular definitions</text:span></text:p>
      <text:p text:style-name="P75"><text:span text:style-name="T16">op </text:span><text:tab/><text:tab/>[-|+|*|/|^|=]<text:tab/></text:p>
      <text:p text:style-name="P75"><text:tab/><text:tab/></text:p>
      <text:p text:style-name="P71">%%</text:p>
      <text:p text:style-name="P71"><text:tab/>/* <text:span text:style-name="T336">Rules </text:span><text:span text:style-name="T344">*/</text:span></text:p>
      <text:p text:style-name="P72">%%</text:p>
      <text:p text:style-name="P72"><text:tab/>/* Auxiliary functions */</text:p>
      <text:p text:style-name="P29"/>
      <text:p text:style-name="P29">A regular definition in LEX is of the form :</text:p>
      <text:p text:style-name="P28"><text:tab/>D<text:tab/>R</text:p>
      <text:p text:style-name="P13"><text:span text:style-name="T15">where D is the <text:s/></text:span><text:span text:style-name="T329">symbol </text:span><text:span text:style-name="T15">representing the regular expression R. The auxiliary declaration</text:span><text:span text:style-name="T329">s (which are optional) are written</text:span><text:span text:style-name="T15"> in C language </text:span><text:span text:style-name="T329">and are</text:span><text:span text:style-name="T15"> enclosed within <text:s text:c="2"/>' %{ ' and ' %} ' . </text:span><text:span text:style-name="T34">It is generally used to </text:span><text:span text:style-name="T35">declare functions,</text:span><text:span text:style-name="T34"> includ</text:span><text:span text:style-name="T35">e</text:span><text:span text:style-name="T34"> header files, </text:span><text:span text:style-name="T35">or define global variables and constants.</text:span></text:p>
      <text:p text:style-name="P67"/>
      <text:p text:style-name="P66"><text:span text:style-name="T306">2</text:span>.2 Rules</text:p>
      <text:p text:style-name="P68"/>
      <text:p text:style-name="P68">Rules in a <text:span text:style-name="T314">LEX</text:span> program consists of two parts :</text:p>
      <text:list xml:id="list484353984" text:style-name="L1">
        <text:list-item>
          <text:p text:style-name="P202">The pattern to be matched</text:p>
        </text:list-item>
        <text:list-item>
          <text:p text:style-name="P202">The corresponding action to be executed</text:p>
        </text:list-item>
      </text:list>
      <text:p text:style-name="P69"/>
      <text:p text:style-name="P33">Example:</text:p>
      <text:p text:style-name="P33"/>
      <text:p text:style-name="P84"><text:tab/>/* <text:span text:style-name="T347">D</text:span><text:span text:style-name="T345">eclarations*/</text:span></text:p>
      <text:p text:style-name="P84">%%</text:p>
      <text:p text:style-name="P84"/>
      <text:p text:style-name="P80"><text:span text:style-name="T88">{number}<text:tab/></text:span><text:span text:style-name="T89">{</text:span><text:span text:style-name="T131">printf</text:span><text:span text:style-name="T88">(</text:span><text:span text:style-name="T129">“ </text:span><text:span text:style-name="T88">number”);</text:span><text:span text:style-name="T89">}</text:span></text:p>
      <text:p text:style-name="P80"><text:span text:style-name="T127">{op}<text:tab/><text:tab/>{</text:span><text:span text:style-name="T131">printf</text:span><text:span text:style-name="T127">(“ operator”);}</text:span></text:p>
      <text:p text:style-name="P73"/>
      <text:p text:style-name="P73">%%</text:p>
      <text:p text:style-name="P73"><text:tab/>/* Auxiliary functions */</text:p>
      <text:p text:style-name="P31"/>
      <text:p text:style-name="P149"/>
      <text:p text:style-name="P19"><text:span text:style-name="T8">The </text:span><text:span text:style-name="T267">pattern to be matched</text:span><text:span text:style-name="T8"> is specified as a regular expression . </text:span></text:p>
      <text:p text:style-name="P124"><text:soft-page-break/></text:p>
      <text:p text:style-name="P123">Sample Input/Output <text:span text:style-name="T310">for the above example:</text:span></text:p>
      <text:p text:style-name="P81"/>
      <text:p text:style-name="P81">I: 234</text:p>
      <text:p text:style-name="P81">O: <text:s/>number</text:p>
      <text:p text:style-name="P82"/>
      <text:p text:style-name="P82">I: *</text:p>
      <text:p text:style-name="P82">O: <text:s/>operator</text:p>
      <text:p text:style-name="P83"/>
      <text:p text:style-name="P83"/>
      <text:p text:style-name="P83">I: 2+3</text:p>
      <text:p text:style-name="P76"><text:span text:style-name="T129">O: <text:s/>number operator</text:span><text:span text:style-name="T130"> number</text:span></text:p>
      <text:p text:style-name="P32"/>
      <text:p text:style-name="P14"><text:span text:style-name="T90">LEX obtains the regular expression</text:span><text:span text:style-name="T128">s</text:span><text:span text:style-name="T90"> of the symbol</text:span><text:span text:style-name="T128">s</text:span><text:span text:style-name="T90"> </text:span><text:span text:style-name="T92">number</text:span><text:span text:style-name="T90"> </text:span><text:span text:style-name="T128">and </text:span><text:span text:style-name="T93">op </text:span><text:span text:style-name="T90">from the declarations section and </text:span><text:span text:style-name="T355">generates code into a function </text:span><text:span text:style-name="T123">yylex()</text:span><text:span text:style-name="T355"> in the lex.yy.c file. <text:s/>This function checks the input stream for the first </text:span><text:span text:style-name="T90">match </text:span><text:span text:style-name="T355">to one of the patterns specified and execute</text:span><text:span text:style-name="T360">s</text:span><text:span text:style-name="T355"> code in the action part corresponding to the pattern. <text:s text:c="2"/></text:span></text:p>
      <text:p text:style-name="P65"/>
      <text:p text:style-name="P61"><text:span text:style-name="T306">2</text:span>.3 Auxiliary functions</text:p>
      <text:p text:style-name="P54"/>
      <text:p text:style-name="P56">LEX generate<text:span text:style-name="T348">s</text:span> C code for the rules specified in the Rules section and places this code into a single function called <text:span text:style-name="T91">yylex()</text:span>. <text:s/>(T<text:span text:style-name="T355">o</text:span> be discussed in detail later). <text:s/>In addition to this L<text:span text:style-name="T349">EX</text:span> generated code, the programmer may wish to add his <text:span text:style-name="T355">own </text:span>code to the lex.yy.c file. <text:s/>The auxiliary functions section allows the programmer to achieve this. <text:s/></text:p>
      <text:p text:style-name="P55"/>
      <text:p text:style-name="P47">Example:</text:p>
      <text:p text:style-name="P47"/>
      <text:p text:style-name="P86"><text:tab/>/* <text:span text:style-name="T335">Declarations */</text:span></text:p>
      <text:p text:style-name="P87">%%</text:p>
      <text:p text:style-name="P108"><text:tab/>/* Rules */</text:p>
      <text:p text:style-name="P87">%%</text:p>
      <text:p text:style-name="P112"/>
      <text:p text:style-name="P86">int main()</text:p>
      <text:p text:style-name="P86">{</text:p>
      <text:p text:style-name="P86"><text:tab/>yylex();</text:p>
      <text:p text:style-name="P86"><text:tab/>return 1;</text:p>
      <text:p text:style-name="P86">}</text:p>
      <text:p text:style-name="P57"/>
      <text:p text:style-name="P16"><text:span text:style-name="T132">The </text:span><text:span text:style-name="T133">C </text:span><text:span text:style-name="T132">code in th</text:span><text:span text:style-name="T144">e auxiliary</text:span><text:span text:style-name="T132"> section </text:span><text:span text:style-name="T133">and the declarations </text:span><text:span text:style-name="T148">in the declaration section are</text:span><text:span text:style-name="T132"> </text:span><text:soft-page-break/><text:span text:style-name="T132">copied as such to the lex.yy.c file.</text:span></text:p>
      <text:p text:style-name="P16"><text:span text:style-name="T132"/></text:p>
      <text:p text:style-name="P264">-------------------<text:span text:style-name="T430">exercises to be added here </text:span>------------------</text:p>
      <text:p text:style-name="P177"><text:span text:style-name="T145"/></text:p>
      <text:p text:style-name="P177"><text:span text:style-name="T145">3</text:span><text:span text:style-name="T134"><text:tab/></text:span><text:span text:style-name="T135">The yyvariables</text:span></text:p>
      <text:p text:style-name="P125"/>
      <text:p text:style-name="P125">The following variables are offered by <text:span text:style-name="T314">LEX</text:span> <text:span text:style-name="T337">to aid the programmer in designing</text:span> <text:span text:style-name="T354">sophisticated lexical</text:span> analyzer<text:span text:style-name="T337">s.</text:span> <text:span text:style-name="T234">These variables are accessible in the </text:span><text:span text:style-name="T315">LEX</text:span><text:span text:style-name="T234"> program </text:span><text:span text:style-name="T412">and are automatically declared by LEX in lex.yy.c</text:span><text:span text:style-name="T234">.</text:span></text:p>
      <text:p text:style-name="P206"/>
      <text:list xml:id="list1906568424" text:style-name="L2">
        <text:list-item>
          <text:p text:style-name="P214">yyin</text:p>
        </text:list-item>
        <text:list-item>
          <text:p text:style-name="P215">yytext</text:p>
        </text:list-item>
        <text:list-item>
          <text:p text:style-name="P215">yyleng</text:p>
        </text:list-item>
        <text:list-item>
          <text:p text:style-name="P263"><text:span text:style-name="T423">yylval</text:span></text:p>
        </text:list-item>
      </text:list>
      <text:p text:style-name="P118"/>
      <text:p text:style-name="P118"/>
      <text:p text:style-name="P176"><text:span text:style-name="T311">3</text:span>.1<text:tab/><text:span text:style-name="T91">yyin</text:span></text:p>
      <text:p text:style-name="P163"/>
      <text:p text:style-name="P210"><text:span text:style-name="T114">yyin</text:span><text:span text:style-name="T232"> is a var</text:span><text:span text:style-name="T232">iable of the type </text:span><text:span text:style-name="T114">FILE*</text:span><text:span text:style-name="T232"> </text:span><text:span text:style-name="T339">and points </text:span><text:span text:style-name="T232">to the input file </text:span><text:span text:style-name="T337">- in this project, </text:span><text:span text:style-name="T350">the </text:span><text:span text:style-name="T337">SIL program file</text:span><text:span text:style-name="T232">. </text:span><text:span text:style-name="T105">yyin</text:span><text:span text:style-name="T233"> </text:span><text:span text:style-name="T235">is</text:span><text:span text:style-name="T233"> defined by LEX automatically. If the </text:span><text:span text:style-name="T236">programmer</text:span><text:span text:style-name="T233"> </text:span><text:span text:style-name="T337">assigns</text:span><text:span text:style-name="T233"> an input file </text:span><text:span text:style-name="T337">to </text:span><text:span text:style-name="T111">yyin</text:span><text:span text:style-name="T337"> in the auxiliary functions section</text:span><text:span text:style-name="T233">, then </text:span><text:span text:style-name="T105">yyin</text:span><text:span text:style-name="T233"> is set to point to that file. <text:s/></text:span><text:span text:style-name="T337">Otherwise</text:span><text:span text:style-name="T233"> LEX assigns </text:span><text:span text:style-name="T115">yyin</text:span><text:span text:style-name="T338"> </text:span><text:span text:style-name="T233">to </text:span><text:span text:style-name="T105">stdin</text:span><text:span text:style-name="T111">(</text:span><text:span text:style-name="T337">console input).</text:span><text:span text:style-name="T194"> <text:s/></text:span></text:p>
      <text:p text:style-name="P164"/>
      <text:p text:style-name="P165">Example:</text:p>
      <text:p text:style-name="P48"/>
      <text:p text:style-name="P88"><text:tab/>/* <text:span text:style-name="T335">Declarations */</text:span></text:p>
      <text:p text:style-name="P88">%%</text:p>
      <text:p text:style-name="P109"><text:tab/>/* Rules */</text:p>
      <text:p text:style-name="P88">%%</text:p>
      <text:p text:style-name="P88"><text:tab/></text:p>
      <text:p text:style-name="P114">main(int argc, char* argv[]) </text:p>
      <text:p text:style-name="P114">{ </text:p>
      <text:p text:style-name="P114"><text:tab/>if(argc &gt; 1) </text:p>
      <text:p text:style-name="P114"><text:tab/><text:tab/>{<text:tab/> </text:p>
      <text:p text:style-name="P114"><text:tab/><text:tab/><text:tab/>FILE *fp = fopen(argv[1], “r”)</text:p>
      <text:p text:style-name="P113"><text:span text:style-name="T236"><text:tab/><text:tab/><text:tab/></text:span><text:span text:style-name="T237">if(!fp)</text:span></text:p>
      <text:p text:style-name="P113"><text:span text:style-name="T236"><text:tab/><text:tab/><text:tab/><text:tab/></text:span><text:span text:style-name="T237">yyin = fp;</text:span></text:p>
      <text:p text:style-name="P113"><text:span text:style-name="T237"><text:tab/><text:tab/></text:span><text:span text:style-name="T238">}</text:span></text:p>
      <text:p text:style-name="P114"><text:soft-page-break/><text:tab/>}<text:tab/> </text:p>
      <text:p text:style-name="P114"><text:tab/>yylex(); </text:p>
      <text:p text:style-name="P115"><text:tab/>return 1;</text:p>
      <text:p text:style-name="P115">}</text:p>
      <text:p text:style-name="P116"/>
      <text:p text:style-name="P227"><text:span text:style-name="T386">Exercise:</text:span></text:p>
      <text:p text:style-name="P227"><text:span text:style-name="T386"/></text:p>
      <text:p text:style-name="P230"><text:span text:style-name="T239">In </text:span><text:span text:style-name="T317">the generated </text:span><text:span text:style-name="T239">lex.yy.c, </text:span><text:span text:style-name="T240">th</text:span><text:span text:style-name="T316">e following</text:span><text:span text:style-name="T240"> code segment can be found </text:span><text:span text:style-name="T239">under the definition of </text:span><text:span text:style-name="T116">yylex</text:span><text:span text:style-name="T239">()</text:span><text:span text:style-name="T240">.</text:span></text:p>
      <text:p text:style-name="P241"/>
      <text:p text:style-name="P242"><text:span text:style-name="T385">i</text:span>f( ! <text:span text:style-name="T384">y</text:span>yin ) </text:p>
      <text:p text:style-name="P242"><text:tab/>yyin = stdin;</text:p>
      <text:p text:style-name="P228"/>
      <text:p text:style-name="P229"><text:span text:style-name="T386">Try </text:span><text:span text:style-name="T387">to</text:span><text:span text:style-name="T386"> locate the above given code segment in the lex.yy.c and </text:span><text:span text:style-name="T388">understanding the significance of it. </text:span><text:span text:style-name="T390">(Reading machine generated code might be perplexing, </text:span><text:span text:style-name="T391">in order</text:span><text:span text:style-name="T390"> to save time try searching the file.) </text:span><text:span text:style-name="T388">What could be the consequences of removing this code segment from lex.yy.c before compiling it for generating the lexical analyzer? </text:span></text:p>
      <text:p text:style-name="P231"><text:span text:style-name="T389"/></text:p>
      <text:p text:style-name="P232"><text:span text:style-name="T313">The above statement</text:span><text:span text:style-name="T240"> indicates that if the </text:span><text:span text:style-name="T262">programmer</text:span><text:span text:style-name="T240"> does not define </text:span><text:span text:style-name="T117">yyin</text:span><text:span text:style-name="T240">, then </text:span><text:span text:style-name="T117">yylex()</text:span><text:span text:style-name="T240"> by default </text:span><text:span text:style-name="T356">sets </text:span><text:span text:style-name="T118">yyin</text:span><text:span text:style-name="T356"> </text:span><text:span text:style-name="T240"><text:s/>to </text:span><text:span text:style-name="T356">the </text:span><text:span text:style-name="T240">console input. </text:span><text:span text:style-name="T392">Hence,</text:span><text:span text:style-name="T241"> </text:span><text:span text:style-name="T356">any re-definition for </text:span><text:span text:style-name="T119">yyin</text:span><text:span text:style-name="T339"> must be </text:span><text:span text:style-name="T356">made</text:span><text:span text:style-name="T241"> before </text:span><text:span text:style-name="T356">invoking</text:span><text:span text:style-name="T241"> </text:span><text:span text:style-name="T120">yylex()</text:span><text:span text:style-name="T241">. <text:s/></text:span><text:span text:style-name="T339">(This will be explained in detail later). <text:s/></text:span></text:p>
      <text:p text:style-name="P175"/>
      <text:p text:style-name="P175"><text:span text:style-name="T311">3</text:span>.<text:span text:style-name="T231">2</text:span><text:tab/><text:span text:style-name="T91">yytext</text:span></text:p>
      <text:p text:style-name="P150"/>
      <text:p text:style-name="P151"><text:span text:style-name="T91">yytext</text:span> is of the type <text:span text:style-name="T91">char*</text:span> and it contains the <text:span text:style-name="T330">lexeme</text:span> currently found. <text:s/><text:span text:style-name="T340">A lexeme is a </text:span><text:span text:style-name="T341">sequence of characters</text:span><text:span text:style-name="T340"> in the input stream that matches some pattern in the Rules Section. </text:span><text:span text:style-name="T343">(</text:span><text:span text:style-name="T342">I</text:span><text:span text:style-name="T341">n fact, </text:span><text:span text:style-name="T343">it is </text:span><text:span text:style-name="T341">the first matching sequence in the input from the position pointed to by </text:span><text:span text:style-name="T121">yyin</text:span><text:span text:style-name="T341">.</text:span><text:span text:style-name="T343">)</text:span><text:span text:style-name="T340"> <text:s/></text:span><text:span text:style-name="T354"><text:s text:c="2"/></text:span></text:p>
      <text:p text:style-name="P167"/>
      <text:p text:style-name="P151"><text:span text:style-name="T122">y</text:span><text:span text:style-name="T113">ytext</text:span><text:span text:style-name="T354"> is initialized to </text:span><text:span text:style-name="T113">NULL</text:span><text:span text:style-name="T354">. <text:s/>Ea</text:span><text:span text:style-name="T354">ch invocation of the function </text:span><text:span text:style-name="T113">yylex()</text:span><text:span text:style-name="T354"> results in </text:span><text:span text:style-name="T113">yytext</text:span><text:span text:style-name="T354"> carrying a pointer to </text:span><text:span text:style-name="T356">the </text:span><text:span text:style-name="T354">lexeme found in the input stream by </text:span><text:span text:style-name="T113">yylex()</text:span><text:span text:style-name="T354">.</text:span></text:p>
      <text:p text:style-name="P167"/>
      <text:p text:style-name="P225"><text:span text:style-name="T379">N</text:span><text:span text:style-name="T383">OTE</text:span><text:span text:style-name="T379">: The programmer does not have to do any memory allocation for </text:span><text:span text:style-name="T380">yytext</text:span><text:span text:style-name="T379"> as code for this is </text:span><text:span text:style-name="T381">automatically </text:span><text:span text:style-name="T379">generated by L</text:span><text:span text:style-name="T382">EX</text:span><text:span text:style-name="T379">.</text:span><text:span text:style-name="T354"> </text:span></text:p>
      <text:p text:style-name="P226"><text:soft-page-break/><text:span text:style-name="T378">[yytext points to the first character of the lexeme in the input buffer. The matched string is the part of the input buffer. The value of yytext will be overwritten after the next yylex() invocation.]</text:span></text:p>
      <text:p text:style-name="P211"><text:span text:style-name="T377"/></text:p>
      <text:p text:style-name="P152">Example:</text:p>
      <text:p text:style-name="P49"/>
      <text:p text:style-name="P89"><text:tab/>/* <text:span text:style-name="T335">Declarations */</text:span></text:p>
      <text:p text:style-name="P89">%%</text:p>
      <text:p text:style-name="P217"><text:span text:style-name="T393"/></text:p>
      <text:p text:style-name="P217"><text:span text:style-name="T393">{number}<text:tab/>{printf("</text:span><text:span text:style-name="T396">Found</text:span><text:span text:style-name="T394"> </text:span><text:span text:style-name="T393">: %</text:span><text:span text:style-name="T395">d</text:span><text:span text:style-name="T393">",atoi(yytext));}</text:span></text:p>
      <text:p text:style-name="P89"/>
      <text:p text:style-name="P89">%%</text:p>
      <text:p text:style-name="P89"/>
      <text:p text:style-name="P219"><text:span text:style-name="T417">int main()</text:span></text:p>
      <text:p text:style-name="P219"><text:span text:style-name="T417">{</text:span></text:p>
      <text:p text:style-name="P219"><text:span text:style-name="T417"><text:tab/>yylex();</text:span></text:p>
      <text:p text:style-name="P219"><text:span text:style-name="T417"><text:tab/>return 1;</text:span></text:p>
      <text:p text:style-name="P219"><text:span text:style-name="T417">}</text:span></text:p>
      <text:p text:style-name="P220"><text:span text:style-name="T137"/></text:p>
      <text:p text:style-name="P208"><text:span text:style-name="T408">In the above example, if a lexeme is found for the pattern defined by </text:span><text:span text:style-name="T409">number </text:span><text:span text:style-name="T410">then corresponding action is executed . </text:span><text:span text:style-name="T411">Consider the following sample i/o,</text:span></text:p>
      <text:p text:style-name="P208"><text:span text:style-name="T411"/></text:p>
      <text:p text:style-name="P128">Sample Input/Output:</text:p>
      <text:p text:style-name="P92"/>
      <text:p text:style-name="P92">I: 25</text:p>
      <text:p text:style-name="P221"><text:span text:style-name="T138">O: </text:span><text:span text:style-name="T150">Found</text:span><text:span text:style-name="T138"> : 2</text:span><text:span text:style-name="T139">5</text:span></text:p>
      <text:p text:style-name="P93"/>
      <text:p text:style-name="P233"><text:span text:style-name="T414">In this case when </text:span><text:span text:style-name="T365">yylex()</text:span><text:span text:style-name="T414"> is called, the input is read </text:span><text:span text:style-name="T415">from the location </text:span><text:span text:style-name="T416">given</text:span><text:span text:style-name="T414"> by yyin and a string <text:s/>“25” is found as a match to </text:span><text:span text:style-name="T365">number</text:span><text:span text:style-name="T414">. This location of this string in the memory is pointed to by </text:span><text:span text:style-name="T365">yytext</text:span><text:span text:style-name="T414">. The corresponding action in the above rule uses a built-in function </text:span><text:span text:style-name="T366">atoi() </text:span><text:span text:style-name="T414">to convert the string </text:span><text:span text:style-name="T365">“25”</text:span><text:span text:style-name="T414"> (of type </text:span><text:span text:style-name="T365">char*</text:span><text:span text:style-name="T414">) to the integer </text:span><text:span text:style-name="T365">25</text:span><text:span text:style-name="T414"> (of the type </text:span><text:span text:style-name="T365">int</text:span><text:span text:style-name="T414">) and then prints the result on the screen.</text:span></text:p>
      <text:p text:style-name="P233"><text:span text:style-name="T414"/></text:p>
      <text:p text:style-name="P234"><text:span text:style-name="T418">Exercise:</text:span></text:p>
      <text:p text:style-name="P234"><text:span text:style-name="T418"/></text:p>
      <text:p text:style-name="P234"><text:span text:style-name="T418">Suggest a modification in the above example to check whether a number found is even or odd.</text:span></text:p>
      <text:p text:style-name="P174"/>
      <text:p text:style-name="P168"><text:span text:style-name="T311">3</text:span>.<text:span text:style-name="T231">3</text:span><text:tab/><text:span text:style-name="T91">yyleng</text:span></text:p>
      <text:p text:style-name="P133"><text:soft-page-break/></text:p>
      <text:p text:style-name="P133"><text:span text:style-name="T91">yyleng</text:span> is <text:span text:style-name="T358">a variable </text:span>of the type <text:span text:style-name="T91">int</text:span> and it stores the length of the <text:span text:style-name="T357">lexeme pointed to by</text:span> <text:span text:style-name="T91">yytext</text:span>.</text:p>
      <text:p text:style-name="P133"/>
      <text:p text:style-name="P129">Example:</text:p>
      <text:p text:style-name="P50"/>
      <text:p text:style-name="P90"><text:tab/>/* <text:span text:style-name="T335">Declarations */</text:span></text:p>
      <text:p text:style-name="P90">%%</text:p>
      <text:p text:style-name="P110"><text:tab/>/* Rules */</text:p>
      <text:p text:style-name="P90">%%</text:p>
      <text:p text:style-name="P90"/>
      <text:p text:style-name="P77"><text:span text:style-name="T140">{number}<text:tab/>printf("Number of digits </text:span><text:span text:style-name="T141">=</text:span><text:span text:style-name="T140"> <text:s/>%d",yyleng);</text:span></text:p>
      <text:p text:style-name="P94"/>
      <text:p text:style-name="P130">Sample Input/Output:</text:p>
      <text:p text:style-name="P95"/>
      <text:p text:style-name="P95">I: 1234</text:p>
      <text:p text:style-name="P95">O: Number of digits = 4</text:p>
      <text:p text:style-name="P183"/>
      <text:p text:style-name="P178"><text:span text:style-name="T312">4</text:span><text:tab/>The yyfunctions</text:p>
      <text:p text:style-name="P126"/>
      <text:p text:style-name="P122"><text:span text:style-name="T147">LEX</text:span><text:span text:style-name="T136"> </text:span><text:span text:style-name="T149">provides the following functions to the programmer: <text:s/></text:span></text:p>
      <text:p text:style-name="P127">.</text:p>
      <text:list xml:id="list154879771" text:style-name="L3">
        <text:list-item>
          <text:p text:style-name="P216">yylex()</text:p>
        </text:list-item>
        <text:list-item>
          <text:p text:style-name="P216">yywrap()</text:p>
        </text:list-item>
      </text:list>
      <text:p text:style-name="P169"/>
      <text:p text:style-name="P169"><text:span text:style-name="T318">4</text:span>.1<text:tab/><text:span text:style-name="T91">yylex()</text:span></text:p>
      <text:p text:style-name="P131"/>
      <text:p text:style-name="P251"><text:span text:style-name="T367">yylex()</text:span><text:span text:style-name="T419"> is a function of return type </text:span><text:span text:style-name="T367">int</text:span><text:span text:style-name="T419">. LEX automatically defines </text:span><text:span text:style-name="T367">yylex()</text:span><text:span text:style-name="T419"> in lex.yy.c but does not call it. The programmer must call </text:span><text:span text:style-name="T367">yylex()</text:span><text:span text:style-name="T419"> in the Auxiliary functions section of the LEX program. LEX generates code for the definition of </text:span><text:span text:style-name="T367">yylex()</text:span><text:span text:style-name="T419"> according </text:span><text:span text:style-name="T420">to </text:span><text:span text:style-name="T419">the rules specified in the Rules section. When </text:span><text:span text:style-name="T367">yylex()</text:span><text:span text:style-name="T419"> is invoked, it reads the input as pointed to by </text:span><text:span text:style-name="T367">yyin</text:span><text:span text:style-name="T419"> and scans through the input looking for a matching pattern. When the input or a part of the input matches one of the given patterns, </text:span><text:span text:style-name="T367">yylex()</text:span><text:span text:style-name="T419"> executes the corresponding action associated with the pattern as specified in the Rules section.</text:span></text:p>
      <text:p text:style-name="P252"><text:span text:style-name="T420"/></text:p>
      <text:p text:style-name="P255"><text:soft-page-break/><text:span text:style-name="T420"/></text:p>
      <text:p text:style-name="P255"><text:span text:style-name="T420"/></text:p>
      <text:p text:style-name="P255"><text:span text:style-name="T420"/></text:p>
      <text:p text:style-name="P255"><text:span text:style-name="T420">NOTE: </text:span></text:p>
      <text:p text:style-name="P255"><text:span text:style-name="T420"/></text:p>
      <text:list xml:id="list1167671532" text:style-name="L10">
        <text:list-item>
          <text:p text:style-name="P258"><text:span text:style-name="T362">yylex()</text:span><text:span text:style-name="T169"> </text:span><text:span text:style-name="T400">continues</text:span><text:span text:style-name="T169"> scanning through the input </text:span><text:span text:style-name="T400">till</text:span><text:span text:style-name="T169"> </text:span><text:span text:style-name="T401">one of the actions corresponding to a matched pattern executes a </text:span><text:span text:style-name="T364">return</text:span><text:span text:style-name="T401"> statement</text:span><text:span text:style-name="T169"> or </text:span><text:span text:style-name="T400">till</text:span><text:span text:style-name="T169"> the end of input has been encountered.</text:span></text:p>
        </text:list-item>
      </text:list>
      <text:list xml:id="list2715336371" text:style-name="L9">
        <text:list-item>
          <text:p text:style-name="P260"><text:span text:style-name="T200">T</text:span><text:span text:style-name="T201">he carriage return CR marks the end of </text:span><text:span text:style-name="T202">console </text:span><text:span text:style-name="T201">input </text:span><text:span text:style-name="T202">while</text:span><text:span text:style-name="T201"> </text:span><text:span text:style-name="T203">EOF</text:span><text:span text:style-name="T201"> </text:span><text:span text:style-name="T202">marks the end of input </text:span><text:span text:style-name="T201">when the input is read </text:span><text:span text:style-name="T202">from a file</text:span><text:span text:style-name="T201">.</text:span><text:span text:style-name="T151"> </text:span></text:p>
        </text:list-item>
        <text:list-item>
          <text:p text:style-name="P259"><text:span text:style-name="T152">If </text:span><text:span text:style-name="T363">yylex()</text:span><text:span text:style-name="T152"> is called more than once, it simply starts scanning from </text:span><text:span text:style-name="T154">the position</text:span><text:span text:style-name="T153"> in the </text:span><text:span text:style-name="T168">input </text:span><text:span text:style-name="T153">file where it </text:span><text:span text:style-name="T155">had </text:span><text:span text:style-name="T156">ceased</text:span><text:span text:style-name="T152"> in the previous call.</text:span></text:p>
          <text:p text:style-name="P240"><text:span text:style-name="T169"/></text:p>
        </text:list-item>
      </text:list>
      <text:p text:style-name="P253"><text:span text:style-name="T421">Example: </text:span></text:p>
      <text:p text:style-name="P243"/>
      <text:p text:style-name="P243"><text:tab/>/* <text:span text:style-name="T335">Declarations */</text:span></text:p>
      <text:p text:style-name="P243">%%</text:p>
      <text:p text:style-name="P245"><text:span text:style-name="T393"/></text:p>
      <text:p text:style-name="P245"><text:span text:style-name="T393">{number}<text:tab/>{</text:span><text:span text:style-name="T397">return </text:span><text:span text:style-name="T393">atoi(yytext);}</text:span></text:p>
      <text:p text:style-name="P243"/>
      <text:p text:style-name="P243">%%</text:p>
      <text:p text:style-name="P243"/>
      <text:p text:style-name="P243"><text:span text:style-name="T417">int main()</text:span></text:p>
      <text:p text:style-name="P243"><text:span text:style-name="T417">{</text:span></text:p>
      <text:p text:style-name="P243"><text:span text:style-name="T417"><text:tab/></text:span><text:span text:style-name="T421">int num = </text:span><text:span text:style-name="T417">yylex();</text:span></text:p>
      <text:p text:style-name="P243"><text:span text:style-name="T417"><text:tab/></text:span><text:span text:style-name="T421">printf(“</text:span><text:span text:style-name="T423">Found : </text:span><text:span text:style-name="T421">%d”,num);</text:span></text:p>
      <text:p text:style-name="P243"><text:span text:style-name="T417"><text:tab/>return 1;</text:span></text:p>
      <text:p text:style-name="P243"><text:span text:style-name="T417">}</text:span></text:p>
      <text:p text:style-name="P253"><text:span text:style-name="T421"/></text:p>
      <text:p text:style-name="P254"><text:span text:style-name="T421">In the above example, </text:span><text:span text:style-name="T422">since there is no explicit definition of </text:span><text:span text:style-name="T368">yyin</text:span><text:span text:style-name="T422">, the input is taken from the console. If a match is found in the input for the pattern number, </text:span><text:span text:style-name="T368">yylex()</text:span><text:span text:style-name="T422"> executes the corresponding action , i.e. </text:span><text:span text:style-name="T124">return </text:span><text:span text:style-name="T125">atoi(yytext). </text:span><text:span text:style-name="T398">As a result </text:span><text:span text:style-name="T369">yylex()</text:span><text:span text:style-name="T398"> returns the number matched. The value returned by </text:span><text:span text:style-name="T369">yylex()</text:span><text:span text:style-name="T398"> is stored in the variable </text:span><text:span text:style-name="T369">num</text:span><text:span text:style-name="T398">. The value stored in this variable is then printed on screen using </text:span><text:span text:style-name="T369">printf()</text:span><text:span text:style-name="T398">.</text:span></text:p>
      <text:p text:style-name="P254"><text:span text:style-name="T398"/></text:p>
      <text:p text:style-name="P254"><text:span text:style-name="T398">Sample Input/Output:</text:span></text:p>
      <text:p text:style-name="P254"><text:soft-page-break/><text:span text:style-name="T398"/></text:p>
      <text:p text:style-name="P256"><text:span text:style-name="T398">I: 42</text:span></text:p>
      <text:p text:style-name="P256"><text:span text:style-name="T398">O: 42 is the number matched</text:span></text:p>
      <text:p text:style-name="P235"><text:span text:style-name="T421"/></text:p>
      <text:p text:style-name="P236"><text:span text:style-name="T423">Exercise:</text:span></text:p>
      <text:p text:style-name="P236"><text:span text:style-name="T423"/></text:p>
      <text:p text:style-name="P236"><text:span text:style-name="T423">What would be the outputs of the lexical analyzer generated by the example LEX programs under section 3.2 and 4.1 for the following input :</text:span></text:p>
      <text:p text:style-name="P236"><text:span text:style-name="T423"/></text:p>
      <text:p text:style-name="P257"><text:span text:style-name="T423">25</text:span></text:p>
      <text:p text:style-name="P257"><text:span text:style-name="T423">32</text:span></text:p>
      <text:p text:style-name="P257"><text:span text:style-name="T423">44</text:span></text:p>
      <text:p text:style-name="P209"><text:span text:style-name="T413"/></text:p>
      <text:p text:style-name="P209"><text:span text:style-name="T413">Would both the outputs be the same ? If not, explain why.</text:span></text:p>
      <text:p text:style-name="P209"><text:span text:style-name="T413"/></text:p>
      <text:p text:style-name="P170"><text:span text:style-name="T312">4</text:span>.2<text:tab/><text:span text:style-name="T91">yywrap()</text:span></text:p>
      <text:p text:style-name="P170"><text:span text:style-name="T91"/></text:p>
      <text:p text:style-name="P237"><text:span text:style-name="T424">LEX declares the function </text:span><text:span text:style-name="T370">yywrap()</text:span><text:span text:style-name="T424"> of return type </text:span><text:span text:style-name="T370">int </text:span><text:span text:style-name="T402">in lex.yy.c . LEX does not provide any definition for </text:span><text:span text:style-name="T370">yywrap(). yylex()</text:span><text:span text:style-name="T402"> makes </text:span><text:span text:style-name="T403">makes a call to</text:span><text:span text:style-name="T402"> </text:span><text:span text:style-name="T370">yywrap()</text:span><text:span text:style-name="T402"> when it encounters the end of an input. </text:span><text:span text:style-name="T404">If </text:span><text:span text:style-name="T371">yywrap()</text:span><text:span text:style-name="T404"> returns zero (indicating false) </text:span><text:span text:style-name="T371">yylex()</text:span><text:span text:style-name="T404"> assumes there is more input and it continues scanning from the location pointed to by </text:span><text:span text:style-name="T371">yyin</text:span><text:span text:style-name="T404">. If </text:span><text:span text:style-name="T371">yywrap()</text:span><text:span text:style-name="T404"> returns a non-zero value (indicating true), </text:span><text:span text:style-name="T371">yylex()</text:span><text:span text:style-name="T404"> terminates the scanning process and returns 0</text:span><text:span text:style-name="T405"> </text:span><text:span text:style-name="T404">(i.e. “wraps up”).</text:span></text:p>
      <text:p text:style-name="P237"><text:span text:style-name="T404"/></text:p>
      <text:p text:style-name="P238"><text:span text:style-name="T208">If the programmer wishes to </text:span><text:span text:style-name="T206">scan more than one input file </text:span><text:span text:style-name="T209">using the generated lexical analyzer,</text:span><text:span text:style-name="T206"> </text:span><text:span text:style-name="T209">i</text:span><text:span text:style-name="T206">t can be simply done by setting </text:span><text:span text:style-name="T101">yyin</text:span><text:span text:style-name="T206"> to a new input file in yywrap()'s definition </text:span><text:span text:style-name="T425">which returns zero</text:span><text:span text:style-name="T206">. </text:span></text:p>
      <text:p text:style-name="P238"><text:span text:style-name="T406"/></text:p>
      <text:p text:style-name="P238"><text:span text:style-name="T426">As </text:span><text:span text:style-name="T252">LEX does not define yywrap() in lex.yy.c file but makes a call to it </text:span><text:span text:style-name="T426">under yylex()</text:span><text:span text:style-name="T252">, the </text:span><text:span text:style-name="T261">programmer</text:span><text:span text:style-name="T252"> must define it or </text:span><text:span text:style-name="T253">provide</text:span><text:span text:style-name="T252"> </text:span><text:span text:style-name="T91">%option noyywrap</text:span> in the declarations section. <text:span text:style-name="T255">This options removes the call to yywrap() </text:span><text:span text:style-name="T254">in the lex.yy.c file</text:span><text:span text:style-name="T255">. </text:span>Note that, it is <text:span text:style-name="T28">mandatory</text:span> to either define yywrap<text:span text:style-name="T256">()</text:span> or indicate the absence <text:span text:style-name="T257">using the</text:span> <text:span text:style-name="T91">%option</text:span> feature. If not, LEX will flag an error.<text:span text:style-name="T402"> </text:span><text:span text:style-name="T424"><text:s/></text:span></text:p>
      <text:p text:style-name="P239"><text:span text:style-name="T208"/></text:p>
      <text:p text:style-name="P239"><text:soft-page-break/><text:span text:style-name="T208"/></text:p>
      <text:p text:style-name="P239"><text:span text:style-name="T208"/></text:p>
      <text:p text:style-name="P239"><text:span text:style-name="T208"/></text:p>
      <text:p text:style-name="P239"><text:span text:style-name="T208"/></text:p>
      <text:p text:style-name="P239"><text:span text:style-name="T208">E</text:span><text:span text:style-name="T207">xample :</text:span></text:p>
      <text:p text:style-name="P261"/>
      <text:p text:style-name="P244"><text:tab/>/* <text:span text:style-name="T335">Declarations */</text:span></text:p>
      <text:p text:style-name="P244">%%</text:p>
      <text:p text:style-name="P246"><text:tab/>/* Rules */</text:p>
      <text:p text:style-name="P244">%%</text:p>
      <text:p text:style-name="P244"/>
      <text:p text:style-name="P248">int yywrap()</text:p>
      <text:p text:style-name="P248">{</text:p>
      <text:p text:style-name="P249"><text:span text:style-name="T210"><text:tab/></text:span><text:span text:style-name="T211">FILE *newfile_pointer;</text:span></text:p>
      <text:p text:style-name="P249"><text:span text:style-name="T211"><text:tab/></text:span><text:span text:style-name="T212">newfile_pointer = fopen(“prog_file_2.l”,”</text:span><text:span text:style-name="T428">r”</text:span><text:span text:style-name="T212">);</text:span></text:p>
      <text:p text:style-name="P249"><text:span text:style-name="T210"><text:tab/></text:span><text:span text:style-name="T214">if(yyin != </text:span><text:span text:style-name="T215">newfile_pointer)</text:span><text:span text:style-name="T210"><text:tab/></text:span></text:p>
      <text:p text:style-name="P249"><text:span text:style-name="T210"><text:tab/></text:span><text:span text:style-name="T218">{</text:span></text:p>
      <text:p text:style-name="P249"><text:span text:style-name="T218"><text:tab/></text:span><text:span text:style-name="T210"><text:tab/>yyin = newfile_pointer;</text:span></text:p>
      <text:p text:style-name="P249"><text:span text:style-name="T210"><text:tab/><text:tab/></text:span><text:span text:style-name="T213">return 0;</text:span></text:p>
      <text:p text:style-name="P249"><text:span text:style-name="T213"><text:tab/></text:span><text:span text:style-name="T218">}</text:span></text:p>
      <text:p text:style-name="P249"><text:span text:style-name="T213"><text:tab/></text:span><text:span text:style-name="T216">else</text:span></text:p>
      <text:p text:style-name="P250"><text:tab/><text:tab/>return 1;</text:p>
      <text:p text:style-name="P247"><text:span text:style-name="T424">}</text:span></text:p>
      <text:p text:style-name="P247"><text:span text:style-name="T424"/></text:p>
      <text:p text:style-name="P247"><text:span text:style-name="T427">int main()</text:span></text:p>
      <text:p text:style-name="P247"><text:span text:style-name="T427">{</text:span></text:p>
      <text:p text:style-name="P247"><text:span text:style-name="T427"><text:tab/>yyin=fopen(“prog_file.l”,”r”);</text:span></text:p>
      <text:p text:style-name="P247"><text:span text:style-name="T427"><text:tab/>yylex();</text:span></text:p>
      <text:p text:style-name="P247"><text:span text:style-name="T427"><text:tab/>return 1;</text:span></text:p>
      <text:p text:style-name="P247"><text:span text:style-name="T427">}</text:span></text:p>
      <text:p text:style-name="P247"><text:span text:style-name="T424"/></text:p>
      <text:p text:style-name="P239"><text:span text:style-name="T427">When </text:span><text:span text:style-name="T372">yylex()</text:span><text:span text:style-name="T427"> finishes scanning the first input file, </text:span><text:span text:style-name="T372">prog_file.l</text:span><text:span text:style-name="T427"> yylex() invokes yywrap(). </text:span><text:span text:style-name="T319">Th</text:span><text:span text:style-name="T428">e above</text:span><text:span text:style-name="T319"> definition of </text:span><text:span text:style-name="T106">yywrap()</text:span><text:span text:style-name="T319"> sets the input file pointer to </text:span><text:span text:style-name="T106">prog_file_2.l</text:span><text:span text:style-name="T319"> </text:span><text:span text:style-name="T320">and </text:span><text:span text:style-name="T321">returns 0 . </text:span><text:span text:style-name="T322">As a result, t</text:span><text:span text:style-name="T217">he scanner continues scanning in </text:span><text:span text:style-name="T107">prog_file_2.l </text:span><text:span text:style-name="T217">. </text:span><text:span text:style-name="T323">When </text:span><text:span text:style-name="T126">yylex()</text:span><text:span text:style-name="T217"> call</text:span><text:span text:style-name="T324">s</text:span><text:span text:style-name="T217"> </text:span><text:span text:style-name="T108">yywrap()</text:span><text:span text:style-name="T321"> on </text:span><text:span text:style-name="T429">encountering </text:span><text:span text:style-name="T321">EOF of </text:span><text:span text:style-name="T108">prog_file_2.l, </text:span><text:span text:style-name="T126">yywrap()</text:span><text:span text:style-name="T321"> returns 0 </text:span><text:span text:style-name="T429">and thus </text:span><text:span text:style-name="T126">yylex()</text:span><text:span text:style-name="T429"> ceases scanning.</text:span></text:p>
      <text:p text:style-name="P262"/>
      <text:p text:style-name="P191"><text:span text:style-name="T75">5</text:span><text:span text:style-name="T72"><text:tab/>Even-Odd.</text:span><text:span text:style-name="T76">l </text:span><text:span text:style-name="T72">, </text:span><text:span text:style-name="T76">a complete LEX program</text:span></text:p>
      <text:p text:style-name="P100"/>
      <text:p text:style-name="P100">%{ </text:p>
      <text:p text:style-name="P100">/* </text:p>
      <text:p text:style-name="P100">1.Request input of an even and an odd number </text:p>
      <text:p text:style-name="P100">2.indicate input characteristic : Even/Odd [digit_length] </text:p>
      <text:p text:style-name="P100"><text:soft-page-break/>3.check for input's correctness and print result </text:p>
      <text:p text:style-name="P100">*/ </text:p>
      <text:p text:style-name="P100"/>
      <text:p text:style-name="P100">#include&lt;stdlib.h&gt; </text:p>
      <text:p text:style-name="P100">#include&lt;stdio.h&gt; </text:p>
      <text:p text:style-name="P100"/>
      <text:p text:style-name="P100">int number_1; </text:p>
      <text:p text:style-name="P100">int number_2; </text:p>
      <text:p text:style-name="P100">%} </text:p>
      <text:p text:style-name="P100"/>
      <text:p text:style-name="P100"/>
      <text:p text:style-name="P100">number_sequence [0-9]* </text:p>
      <text:p text:style-name="P100"/>
      <text:p text:style-name="P100">%% </text:p>
      <text:p text:style-name="P100"/>
      <text:p text:style-name="P100">{number_sequence}[0|2|4|6|8]<text:tab/><text:tab/>{ </text:p>
      <text:p text:style-name="P100"><text:tab/><text:tab/><text:tab/><text:tab/><text:tab/><text:tab/>printf("Even number [%d]",yyleng); </text:p>
      <text:p text:style-name="P100"><text:tab/><text:tab/><text:tab/><text:tab/><text:tab/><text:tab/>return atoi(yytext); </text:p>
      <text:p text:style-name="P100"><text:tab/><text:tab/><text:tab/><text:tab/><text:tab/>} </text:p>
      <text:p text:style-name="P100"/>
      <text:p text:style-name="P100">{number_sequence}[1|3|5|7|9]<text:tab/><text:tab/>{ </text:p>
      <text:p text:style-name="P100"><text:tab/><text:tab/><text:tab/><text:tab/><text:tab/><text:tab/>printf("Odd number [%d]",yyleng);<text:tab/> </text:p>
      <text:p text:style-name="P100"><text:tab/><text:tab/><text:tab/><text:tab/><text:tab/><text:tab/>return atoi(yytext); </text:p>
      <text:p text:style-name="P100"><text:tab/><text:tab/><text:tab/><text:tab/><text:tab/>} </text:p>
      <text:p text:style-name="P100">%% </text:p>
      <text:p text:style-name="P100"/>
      <text:p text:style-name="P100">int yywrap </text:p>
      <text:p text:style-name="P100">{ </text:p>
      <text:p text:style-name="P100"><text:s/><text:tab/>return 1; </text:p>
      <text:p text:style-name="P100">} </text:p>
      <text:p text:style-name="P100"><text:s/></text:p>
      <text:p text:style-name="P100">int main() </text:p>
      <text:p text:style-name="P100">{ </text:p>
      <text:p text:style-name="P100"><text:tab/>printf("\nInput an even number and an odd number\n"); </text:p>
      <text:p text:style-name="P100"><text:s/><text:tab/>number_1 = yylex(); </text:p>
      <text:p text:style-name="P100"><text:tab/>number_2 = yylex(); </text:p>
      <text:p text:style-name="P100"><text:tab/>int diff = number_1 - number_2; </text:p>
      <text:p text:style-name="P100"><text:tab/>if(diff%2!=0) </text:p>
      <text:p text:style-name="P100"><text:tab/><text:tab/>printf("\nYour inputs were checked for correctness, \nResult : Correct\n"); </text:p>
      <text:p text:style-name="P100"><text:tab/>else </text:p>
      <text:p text:style-name="P100"><text:tab/><text:tab/>printf("\nYour inputs were checked for correctness, \nResult : You do not know how to read\n"); </text:p>
      <text:p text:style-name="P100"><text:tab/>return 1; </text:p>
      <text:p text:style-name="P100">}</text:p>
      <text:p text:style-name="P4"/>
      <text:p text:style-name="P4"><text:span text:style-name="T312">6</text:span><text:tab/>Disambiguation rules</text:p>
      <text:p text:style-name="P37"/>
      <text:p text:style-name="P78"><text:span text:style-name="T376">yylex()</text:span><text:span text:style-name="T69"> uses two important disambiguation rules </text:span><text:span text:style-name="T70">in selecting the right action to </text:span><text:soft-page-break/><text:span text:style-name="T70">execute in case </text:span><text:span text:style-name="T71">there is more than one pattern that matches a string in the given input</text:span><text:span text:style-name="T69">: </text:span></text:p>
      <text:list xml:id="list937052702" text:style-name="L4">
        <text:list-item>
          <text:p text:style-name="P203">Order of occurrence is assigned as the pattern's matching priority.</text:p>
        </text:list-item>
        <text:list-item>
          <text:p text:style-name="P203">“Longest match” is preferred. <text:s text:c="2"/></text:p>
        </text:list-item>
      </text:list>
      <text:p text:style-name="P35">Example :</text:p>
      <text:p text:style-name="P35"/>
      <text:p text:style-name="P197"><text:s text:c="3"/>“<text:span text:style-name="T195">break”</text:span> <text:s text:c="16"/>{ return <text:span text:style-name="T196">BREAK</text:span>; }</text:p>
      <text:p text:style-name="P197"><text:s text:c="3"/>[a-zA-Z][a-zA-Z<text:span text:style-name="T195">0-9</text:span>]* <text:s text:c="3"/>{ return <text:span text:style-name="T196">ID</text:span><text:span text:style-name="T198">ENTIFIER</text:span>; }</text:p>
      <text:p text:style-name="P197"/>
      <text:p text:style-name="P198"><text:span text:style-name="T197">Here, </text:span><text:span text:style-name="T100">break</text:span><text:span text:style-name="T197"> is matched by both the regular expressions, but </text:span><text:span text:style-name="T100">break</text:span><text:span text:style-name="T197"> is a keyword </text:span><text:span text:style-name="T197">and </text:span><text:span text:style-name="T198">not an identifier </text:span><text:span text:style-name="T197">hence </text:span><text:span text:style-name="T199">it </text:span><text:span text:style-name="T197">is ordered in such a manner that LEX uses its first disambiguation rule to execute </text:span><text:span text:style-name="T100">return BREAK;</text:span></text:p>
      <text:p text:style-name="P132"/>
      <text:p text:style-name="P36">Example :</text:p>
      <text:p text:style-name="P51"/>
      <text:p text:style-name="P91"><text:tab/>/* <text:span text:style-name="T335">Declarations section */</text:span></text:p>
      <text:p text:style-name="P91">%%</text:p>
      <text:p text:style-name="P111"/>
      <text:p text:style-name="P111"><text:span text:style-name="T351">“-”<text:tab/><text:tab/>{</text:span><text:span text:style-name="T325">return MINUS</text:span><text:span text:style-name="T351">;}</text:span></text:p>
      <text:p text:style-name="P99">“--”<text:tab/><text:tab/>{<text:span text:style-name="T325">return DECREMENT</text:span>;}</text:p>
      <text:p text:style-name="P99"/>
      <text:p text:style-name="P91">%%</text:p>
      <text:p text:style-name="P91"><text:tab/>/* <text:span text:style-name="T346">Auxiliary functions */</text:span></text:p>
      <text:p text:style-name="P98"/>
      <text:p text:style-name="P190"><text:span text:style-name="T59">Assume that the function calling yylex() prints the name of the toke</text:span><text:span text:style-name="T60">n</text:span><text:span text:style-name="T59">.</text:span></text:p>
      <text:p text:style-name="P52"/>
      <text:p text:style-name="P53">Sample Input/Output:</text:p>
      <text:p text:style-name="P53"/>
      <text:p text:style-name="P107">I: -</text:p>
      <text:p text:style-name="P107">O: <text:span text:style-name="T352">MINUS</text:span></text:p>
      <text:p text:style-name="P107"/>
      <text:p text:style-name="P107">I: --</text:p>
      <text:p text:style-name="P107">O: <text:span text:style-name="T352">DECREMENT</text:span></text:p>
      <text:p text:style-name="P107"/>
      <text:p text:style-name="P107">I: ---</text:p>
      <text:p text:style-name="P107">O: <text:span text:style-name="T352">DECREMENT</text:span> <text:span text:style-name="T353">MINUS</text:span></text:p>
      <text:p text:style-name="P107"/>
      <text:p text:style-name="P185"><text:span text:style-name="T59">Note that, i</text:span><text:span text:style-name="T36">n case of an </text:span><text:span text:style-name="T94">–-</text:span><text:span text:style-name="T36"> input to the lexical analyze</text:span><text:span text:style-name="T37">r,</text:span><text:span text:style-name="T36"> </text:span><text:span text:style-name="T361">yylex()</text:span><text:span text:style-name="T59"> </text:span><text:span text:style-name="T36">does not return two </text:span><text:span text:style-name="T94">MINUS</text:span><text:span text:style-name="T36"> tokens, but instead returns a </text:span><text:span text:style-name="T94">DECREMENT</text:span><text:span text:style-name="T36"> token, by the second disambiguation rule.</text:span></text:p>
      <text:p text:style-name="P5"><text:soft-page-break/></text:p>
      <text:p text:style-name="P5"><text:span text:style-name="T312">7</text:span><text:tab/>Pattern matching <text:span text:style-name="T326">using</text:span> LEX</text:p>
      <text:p text:style-name="P5"/>
      <text:p text:style-name="P186"><text:span text:style-name="T57">Conceptually, </text:span><text:span text:style-name="T38">LEX converts all its regular expressions into a finite state machine which it uses to accept or reject a string in the input stream. </text:span><text:span text:style-name="T41">The corresponding action is executed when the machine is in accept state. </text:span><text:span text:style-name="T39">The LEX compiler stores information about the constructed finite state machine in the </text:span><text:span text:style-name="T42">form of a decision table </text:span><text:span text:style-name="T42">(transition table) in the </text:span><text:span text:style-name="T39">lex.yy.c file. Also the corresponding </text:span><text:span text:style-name="T40">actions and the </text:span><text:span text:style-name="T40">information regarding when they are to be executed is stored in the lex.yy.c file. </text:span></text:p>
      <text:p text:style-name="P186"><text:span text:style-name="T40"><text:s/><text:tab/></text:span><text:span text:style-name="T46">A</text:span><text:span text:style-name="T43"> </text:span><text:span text:style-name="T95">transition</text:span><text:span text:style-name="T96">(current_state,input_char)</text:span><text:span text:style-name="T43"> function is used to access the decision table. </text:span><text:span text:style-name="T44">LEX</text:span><text:span text:style-name="T43"> makes it's decision table visible if we compile the program with the -T flag. </text:span><text:span text:style-name="T45">The finite state machine used by LEX is deterministic in nature i.e. </text:span><text:span text:style-name="T50">i</text:span><text:span text:style-name="T45">t is a DFA. The simulation of the constructed DFA is done in the lex.yy.c file.</text:span></text:p>
      <text:p text:style-name="P38"><text:span text:style-name="T229">Hence, a LEX compiler constructs a DFA according to the specifications of the regular expression in the LEX program, and generates a simulation algorithm (to simulate the DFA) and a </text:span><text:span text:style-name="T230">matching </text:span><text:span text:style-name="T104">switch-case</text:span><text:span text:style-name="T229"> algorithm (to match and execute the appropriate action if the DFA enters an accept state). </text:span></text:p>
      <text:list xml:id="list1517778467" text:style-name="L5">
        <text:list-header>
          <text:p text:style-name="P204"/>
        </text:list-header>
      </text:list>
      <text:p text:style-name="P3"><text:span text:style-name="T146">8</text:span><text:span text:style-name="T142"><text:tab/></text:span><text:span text:style-name="T143">The</text:span><text:span text:style-name="T142"> Token simulator program</text:span></text:p>
      <text:p text:style-name="P85"/>
      <text:p text:style-name="P96">%{ </text:p>
      <text:p text:style-name="P96">/* Scan and return a token for identifiers of the format : <text:tab/><text:tab/><text:tab/><text:tab/>(string)(number) </text:p>
      <text:p text:style-name="P96"><text:tab/>Note : strings are not case sensitive </text:p>
      <text:p text:style-name="P96"><text:tab/>examples : a0 , A1 , ab2 , AB4 , aBc5 </text:p>
      <text:p text:style-name="P96">*/ </text:p>
      <text:p text:style-name="P96">#include&lt;stdio.h&gt; </text:p>
      <text:p text:style-name="P96"/>
      <text:p text:style-name="P96">#define ID 1<text:tab/>//Identifier token </text:p>
      <text:p text:style-name="P96">#define ER 2<text:tab/>//Error token </text:p>
      <text:p text:style-name="P96"/>
      <text:p text:style-name="P96">%} </text:p>
      <text:p text:style-name="P96">low_case [a-z] </text:p>
      <text:p text:style-name="P96">upp_case [A-Z] </text:p>
      <text:p text:style-name="P96">number<text:tab/>[0-9] </text:p>
      <text:p text:style-name="P96"/>
      <text:p text:style-name="P96">%option noyywrap </text:p>
      <text:p text:style-name="P96"/>
      <text:p text:style-name="P96">%% </text:p>
      <text:p text:style-name="P96"><text:soft-page-break/>({low_case}|{upp_case})({low_case}|{upp_case})*({number})</text:p>
      <text:p text:style-name="P96"><text:tab/><text:tab/><text:tab/><text:tab/><text:tab/><text:tab/><text:tab/><text:tab/>return ID; </text:p>
      <text:p text:style-name="P96">(.)*<text:tab/><text:tab/><text:tab/><text:tab/><text:tab/><text:tab/><text:tab/><text:tab/>return ER; </text:p>
      <text:p text:style-name="P96"/>
      <text:p text:style-name="P96">%% </text:p>
      <text:p text:style-name="P96">int main() </text:p>
      <text:p text:style-name="P96">{ </text:p>
      <text:p text:style-name="P96"><text:tab/>int token = yylex(); </text:p>
      <text:p text:style-name="P96"><text:tab/>if(token==ID) </text:p>
      <text:p text:style-name="P96"><text:tab/><text:tab/>printf("Acceptable\n"); </text:p>
      <text:p text:style-name="P96"><text:tab/>else if(token==ER) </text:p>
      <text:p text:style-name="P96"><text:tab/><text:tab/>printf("Unacceptable\n"); </text:p>
      <text:p text:style-name="P96"><text:tab/>return 1; </text:p>
      <text:p text:style-name="P79"><text:span text:style-name="T142">}</text:span><text:span text:style-name="T68"> </text:span></text:p>
      <text:p text:style-name="P39"><text:span text:style-name="T204">In this program, the main() function obtains the tokens (in place of a parser) and </text:span><text:span text:style-name="T205">checks if the input contains a valid identifier.</text:span></text:p>
      <text:p text:style-name="P103"/>
      <text:p text:style-name="P135">Sample Input/Output:</text:p>
      <text:p text:style-name="P103"/>
      <text:p text:style-name="P103">I: Var9</text:p>
      <text:p text:style-name="P103">O: Acceptable</text:p>
      <text:p text:style-name="P134"/>
      <text:p text:style-name="P187"><text:span text:style-name="T157">W</text:span><text:span text:style-name="T158">hen </text:span><text:span text:style-name="T97">Var9</text:span><text:span text:style-name="T158"> is provided as the input, the DFA constructed by LEX accepts the string, and the corresponding action </text:span><text:span text:style-name="T97">return ID</text:span><text:span text:style-name="T158"> is </text:span><text:span text:style-name="T159">found and </text:span><text:span text:style-name="T158">executed. </text:span><text:span text:style-name="T160">As a result yylex() returns the token </text:span><text:span text:style-name="T98">ID</text:span><text:span text:style-name="T160">, and the main() function prints </text:span><text:span text:style-name="T98">Acceptable </text:span><text:span text:style-name="T161">on the screen</text:span><text:span text:style-name="T98">. </text:span></text:p>
      <text:p text:style-name="P179"/>
      <text:p text:style-name="P184"><text:span text:style-name="T7">9</text:span><text:span text:style-name="T5"><text:tab/></text:span><text:span text:style-name="T6">Construction of a DFA from a regular expression</text:span></text:p>
      <text:p text:style-name="P159"/>
      <text:p text:style-name="P193"><text:span text:style-name="T170">The construction of a DFA from a regular expression takes place in </text:span><text:span text:style-name="T172">two</text:span><text:span text:style-name="T170"> steps.</text:span></text:p>
      <text:list xml:id="list243200597" text:style-name="L6">
        <text:list-item>
          <text:p text:style-name="P222"><text:span text:style-name="T170">Constructi</text:span><text:span text:style-name="T173">ng a</text:span><text:span text:style-name="T170"> syntax tree from the regular expression</text:span></text:p>
        </text:list-item>
        <text:list-item>
          <text:p text:style-name="P223"><text:span text:style-name="T174">Converting the syntax tree into a DFA</text:span><text:span text:style-name="T171"> </text:span></text:p>
        </text:list-item>
      </text:list>
      <text:p text:style-name="P180"/>
      <text:p text:style-name="P171"><text:span text:style-name="T312">9</text:span><text:span text:style-name="T177">.1<text:tab/></text:span><text:span text:style-name="T191">The intermediate</text:span><text:span text:style-name="T221"> syntax tree</text:span></text:p>
      <text:p text:style-name="P160"/>
      <text:p text:style-name="P160">Consider the first rule in the token simulator program in section 9. It consists of the following regular expression :</text:p>
      <text:p text:style-name="P97">({low_case}|{upp_case})({low_case}|{upp_case})*({number})</text:p>
      <text:p text:style-name="P153"><text:span text:style-name="T175">For convenience in representation , it </text:span><text:span text:style-name="T189">has been represented as</text:span><text:span text:style-name="T176"> </text:span><text:span text:style-name="T175">:</text:span></text:p>
      <text:p text:style-name="P161"><text:soft-page-break/>( a | A ) ( a | A )* (N)</text:p>
      <text:p text:style-name="P157"><text:span text:style-name="T176">where, 'a' represents </text:span><text:span text:style-name="T103">{l</text:span><text:span text:style-name="T102">ow_case</text:span><text:span text:style-name="T103">}</text:span><text:span text:style-name="T176">, 'A' represents </text:span><text:span text:style-name="T103">{u</text:span><text:span text:style-name="T102">pp_case</text:span><text:span text:style-name="T103">}</text:span><text:span text:style-name="T219"> </text:span><text:span text:style-name="T220">and 'N' represents </text:span><text:span text:style-name="T103">{n</text:span><text:span text:style-name="T102">umber</text:span><text:span text:style-name="T103">}</text:span><text:span text:style-name="T176">.</text:span><text:span text:style-name="T102"> </text:span></text:p>
      <text:p text:style-name="P157"><text:span text:style-name="T190">Th</text:span><text:span text:style-name="T177">e syntax tree constructed for the above regular expression w</text:span><text:span text:style-name="T192">ould</text:span><text:span text:style-name="T177"> look like :<text:tab/><text:tab/> <text:s text:c="13"/></text:span></text:p>
      <text:p text:style-name="P166"/>
      <text:p text:style-name="P155"><text:span text:style-name="T177"><text:tab/><text:tab/><text:tab/><text:tab/></text:span><text:span text:style-name="T222">º</text:span><text:span text:style-name="T178"><text:tab/> </text:span><text:span text:style-name="T179"><text:s/></text:span></text:p>
      <text:p text:style-name="P162"><text:tab/><text:tab/><text:tab/> <text:s text:c="4"/>/ <text:s text:c="7"/>\</text:p>
      <text:p text:style-name="P156"><text:span text:style-name="T177"><text:tab/><text:tab/><text:tab/> <text:s/></text:span><text:span text:style-name="T222">º</text:span><text:span text:style-name="T179"> </text:span><text:span text:style-name="T178"><text:s text:c="11"/></text:span><text:span text:style-name="T181">N</text:span><text:span text:style-name="T227">₅</text:span></text:p>
      <text:p text:style-name="P162"><text:tab/><text:tab/> <text:s text:c="6"/>/<text:tab/> <text:s text:c="6"/>\</text:p>
      <text:p text:style-name="P154"><text:span text:style-name="T177"><text:tab/><text:tab/> <text:s text:c="3"/></text:span><text:span text:style-name="T193">|</text:span><text:span text:style-name="T178"><text:tab/> <text:s text:c="8"/></text:span><text:span text:style-name="T187">*</text:span><text:span text:style-name="T178"><text:tab/></text:span></text:p>
      <text:p text:style-name="P154"><text:span text:style-name="T178"><text:tab/> <text:s text:c="7"/>/<text:tab/> <text:s text:c="7"/>\ </text:span><text:span text:style-name="T180"><text:tab/></text:span><text:span text:style-name="T188">|</text:span></text:p>
      <text:p text:style-name="P194"><text:span text:style-name="T61"><text:tab/> <text:s text:c="5"/></text:span><text:span text:style-name="T65">a</text:span><text:span text:style-name="T228">₁</text:span><text:span text:style-name="T61"><text:tab/> <text:s text:c="8"/></text:span><text:span text:style-name="T65">A</text:span><text:span text:style-name="T228">₂</text:span><text:span text:style-name="T62"> <text:s text:c="2"/></text:span><text:span text:style-name="T61"><text:tab/></text:span><text:span text:style-name="T84">|</text:span></text:p>
      <text:p text:style-name="P102"><text:span text:style-name="T178"><text:tab/><text:tab/><text:tab/> <text:s text:c="5"/>/ <text:s text:c="5"/></text:span><text:span text:style-name="T186">\</text:span><text:span text:style-name="T77"> <text:s/></text:span></text:p>
      <text:p text:style-name="P195"><text:span text:style-name="T66"><text:tab/><text:tab/> <text:s text:c="11"/></text:span><text:span text:style-name="T63">a</text:span><text:span text:style-name="T228">₃</text:span><text:span text:style-name="T63"> <text:s text:c="5"/></text:span><text:span text:style-name="T64">A</text:span><text:span text:style-name="T228">₄</text:span></text:p>
      <text:p text:style-name="P196"/>
      <text:p text:style-name="P158"><text:span text:style-name="T225">In the above figure </text:span><text:span text:style-name="T222">º </text:span><text:span text:style-name="T224">represents the 'cat' (concatenation) operator, </text:span><text:span text:style-name="T223">*</text:span><text:span text:style-name="T224"> represents the 'star' operator </text:span><text:span text:style-name="T226">(a unary operator) </text:span><text:span text:style-name="T224">and </text:span><text:span text:style-name="T223">| </text:span><text:span text:style-name="T224">represents the <text:s/>'or' operator. </text:span><text:span text:style-name="T79">In the syntax tree the inner nodes are operators while the leaves are the operands. </text:span><text:span text:style-name="T80">The subscript assigned to every leaf is called the position of the leaf. </text:span><text:span text:style-name="T81">The position of a leaf plays a vital role in the process of constructing states for the DFA. </text:span></text:p>
      <text:p text:style-name="P40"/>
      <text:p text:style-name="P41">NOTE:</text:p>
      <text:p text:style-name="P189"><text:span text:style-name="T51">This syntax tree is an intermediate data structure. There will be no traces of this in </text:span><text:span text:style-name="T51">lex.yy.c file, because it is only used in the construction of the DFA.</text:span><text:span text:style-name="T52"> </text:span><text:span text:style-name="T54"><text:s/></text:span><text:span text:style-name="T53"><text:s/></text:span></text:p>
      <text:p text:style-name="P62"/>
      <text:p text:style-name="P63"><text:span text:style-name="T312">9</text:span>.2<text:tab/>Constructing the DFA</text:p>
      <text:p text:style-name="P63"/>
      <text:p text:style-name="P141"><text:span text:style-name="T268">Constructing the DF</text:span><text:span text:style-name="T291">A</text:span><text:span text:style-name="T268"> involves two steps:</text:span></text:p>
      <text:list xml:id="list1733535208" text:style-name="L7">
        <text:list-item>
          <text:p text:style-name="P207">Constructing the set of states of the DFA</text:p>
        </text:list-item>
        <text:list-item>
          <text:p text:style-name="P207">Constructing all the possible transitions made by the DFA from one state to another on different inputs. </text:p>
        </text:list-item>
      </text:list>
      <text:p text:style-name="P145"/>
      <text:p text:style-name="P142"><text:soft-page-break/><text:span text:style-name="T269">The language represented by the regular expression </text:span><text:span text:style-name="T184">( a | A ) ( a | A )* (N</text:span><text:span text:style-name="T185">)</text:span><text:span text:style-name="T184">, </text:span><text:span text:style-name="T269">c</text:span><text:span text:style-name="T286">an</text:span><text:span text:style-name="T269"> only possibly start with an 'a' or 'A'. From the syntax tree we may infer that these could only correspond to positions 1 </text:span><text:span text:style-name="T295">or</text:span><text:span text:style-name="T269"> 2 . </text:span><text:span text:style-name="T271">Let t</text:span><text:span text:style-name="T269">he </text:span><text:span text:style-name="T287">set of these</text:span><text:span text:style-name="T269"> positions </text:span><text:span text:style-name="T287">{1,2} be</text:span><text:span text:style-name="T269"> the start </text:span><text:span text:style-name="T269">state of the DFA</text:span><text:span text:style-name="T270">. </text:span><text:span text:style-name="T271">F</text:span><text:span text:style-name="T270">or convenience it has been name</text:span><text:span text:style-name="T271">d</text:span><text:span text:style-name="T270"> as state </text:span><text:span text:style-name="T29">I.</text:span></text:p>
      <text:p text:style-name="P172"><text:s/></text:p>
      <text:p text:style-name="P143"><text:span text:style-name="T273"><text:tab/></text:span><text:span text:style-name="T274">Consider the position </text:span><text:span text:style-name="T293">1 (</text:span><text:span text:style-name="T274">'a'</text:span><text:span text:style-name="T293">)</text:span><text:span text:style-name="T278">,</text:span><text:span text:style-name="T274"> </text:span><text:span text:style-name="T289">it could be followed by either of the positions 3,4 or 5</text:span><text:span text:style-name="T274">. </text:span><text:span text:style-name="T281">Let this be</text:span><text:span text:style-name="T274"> </text:span><text:span text:style-name="T280">a</text:span><text:span text:style-name="T274"> new state {3,4,5} represented by </text:span><text:span text:style-name="T30">II</text:span><text:span text:style-name="T274">. The </text:span><text:span text:style-name="T275">position</text:span><text:span text:style-name="T274"> 2 </text:span><text:span text:style-name="T276">('A') </text:span><text:span text:style-name="T290">could be possibl</text:span><text:span text:style-name="T292">y</text:span><text:span text:style-name="T290"> followed by either of the positions 3,4 or 5</text:span><text:span text:style-name="T277">.</text:span><text:span text:style-name="T276"> </text:span><text:span text:style-name="T279">But a new state is not required </text:span><text:span text:style-name="T279">as {3,4,5} has already been represented by </text:span><text:span text:style-name="T31">II</text:span><text:span text:style-name="T279">. </text:span><text:span text:style-name="T282">Similarly the positions 3 and 4 could be followed by the position 3 </text:span><text:span text:style-name="T288">or </text:span><text:span text:style-name="T282">4 or 5.</text:span><text:span text:style-name="T279"> </text:span><text:span text:style-name="T283">If followed by 5, the DFA must </text:span><text:span text:style-name="T294">accept and </text:span><text:span text:style-name="T283">terminate (syntax tree ends </text:span><text:span text:style-name="T284">at</text:span><text:span text:style-name="T283"> position 5). </text:span><text:span text:style-name="T285">Hence let the final (accept) state be </text:span><text:span text:style-name="T32">III</text:span><text:span text:style-name="T285">. </text:span></text:p>
      <text:p text:style-name="P146">Thus, the transitions maybe formulated as :</text:p>
      <text:p text:style-name="P147"/>
      <table:table table:name="Transition-table" table:style-name="Transition-table">
        <table:table-column table:style-name="Transition-table.A" table:number-columns-repeated="2"/>
        <table:table-column table:style-name="Transition-table.C"/>
        <table:table-column table:style-name="Transition-table.A"/>
        <table:table-column table:style-name="Transition-table.E"/>
        <table:table-row>
          <table:table-cell table:style-name="Transition-table.A1" office:value-type="string">
            <text:p text:style-name="P200">Current state</text:p>
          </table:table-cell>
          <table:table-cell table:style-name="Transition-table.A1" office:value-type="string">
            <text:p text:style-name="P200">-&gt;</text:p>
          </table:table-cell>
          <table:table-cell table:style-name="Transition-table.A1" office:value-type="string">
            <text:p text:style-name="P200">Input symbol</text:p>
          </table:table-cell>
          <table:table-cell table:style-name="Transition-table.A1" office:value-type="string">
            <text:p text:style-name="P200">-&gt;</text:p>
          </table:table-cell>
          <table:table-cell table:style-name="Transition-table.E1" office:value-type="string">
            <text:p text:style-name="P200">Next state</text:p>
          </table:table-cell>
        </table:table-row>
        <table:table-row>
          <table:table-cell table:style-name="Transition-table.A2" office:value-type="string">
            <text:p text:style-name="P200">I</text:p>
          </table:table-cell>
          <table:table-cell table:style-name="Transition-table.A2" office:value-type="string">
            <text:p text:style-name="P199"/>
          </table:table-cell>
          <table:table-cell table:style-name="Transition-table.A2" office:value-type="string">
            <text:p text:style-name="P200">a</text:p>
          </table:table-cell>
          <table:table-cell table:style-name="Transition-table.A2" office:value-type="string">
            <text:p text:style-name="P199"/>
          </table:table-cell>
          <table:table-cell table:style-name="Transition-table.E2" office:value-type="string">
            <text:p text:style-name="P200">II</text:p>
          </table:table-cell>
        </table:table-row>
        <table:table-row>
          <table:table-cell table:style-name="Transition-table.A2" office:value-type="string">
            <text:p text:style-name="P200">I</text:p>
          </table:table-cell>
          <table:table-cell table:style-name="Transition-table.A2" office:value-type="string">
            <text:p text:style-name="P199"/>
          </table:table-cell>
          <table:table-cell table:style-name="Transition-table.A2" office:value-type="string">
            <text:p text:style-name="P200">A</text:p>
          </table:table-cell>
          <table:table-cell table:style-name="Transition-table.A2" office:value-type="string">
            <text:p text:style-name="P199"/>
          </table:table-cell>
          <table:table-cell table:style-name="Transition-table.E2" office:value-type="string">
            <text:p text:style-name="P200">II</text:p>
          </table:table-cell>
        </table:table-row>
        <table:table-row>
          <table:table-cell table:style-name="Transition-table.A2" office:value-type="string">
            <text:p text:style-name="P200">II</text:p>
          </table:table-cell>
          <table:table-cell table:style-name="Transition-table.A2" office:value-type="string">
            <text:p text:style-name="P199"/>
          </table:table-cell>
          <table:table-cell table:style-name="Transition-table.A2" office:value-type="string">
            <text:p text:style-name="P200">a</text:p>
          </table:table-cell>
          <table:table-cell table:style-name="Transition-table.A2" office:value-type="string">
            <text:p text:style-name="P199"/>
          </table:table-cell>
          <table:table-cell table:style-name="Transition-table.E2" office:value-type="string">
            <text:p text:style-name="P200">II</text:p>
          </table:table-cell>
        </table:table-row>
        <table:table-row>
          <table:table-cell table:style-name="Transition-table.A2" office:value-type="string">
            <text:p text:style-name="P200">II</text:p>
          </table:table-cell>
          <table:table-cell table:style-name="Transition-table.A2" office:value-type="string">
            <text:p text:style-name="P199"/>
          </table:table-cell>
          <table:table-cell table:style-name="Transition-table.A2" office:value-type="string">
            <text:p text:style-name="P200">A</text:p>
          </table:table-cell>
          <table:table-cell table:style-name="Transition-table.A2" office:value-type="string">
            <text:p text:style-name="P199"/>
          </table:table-cell>
          <table:table-cell table:style-name="Transition-table.E2" office:value-type="string">
            <text:p text:style-name="P200">II</text:p>
          </table:table-cell>
        </table:table-row>
        <table:table-row>
          <table:table-cell table:style-name="Transition-table.A2" office:value-type="string">
            <text:p text:style-name="P200">II</text:p>
          </table:table-cell>
          <table:table-cell table:style-name="Transition-table.A2" office:value-type="string">
            <text:p text:style-name="P199"/>
          </table:table-cell>
          <table:table-cell table:style-name="Transition-table.A2" office:value-type="string">
            <text:p text:style-name="P200">N</text:p>
          </table:table-cell>
          <table:table-cell table:style-name="Transition-table.A2" office:value-type="string">
            <text:p text:style-name="P199"/>
          </table:table-cell>
          <table:table-cell table:style-name="Transition-table.E2" office:value-type="string">
            <text:p text:style-name="P201">III</text:p>
          </table:table-cell>
        </table:table-row>
      </table:table>
      <text:p text:style-name="P144"><text:span text:style-name="T274"><text:s/></text:span><text:span text:style-name="T273"><text:s text:c="3"/></text:span><text:span text:style-name="T272"><text:s text:c="3"/></text:span></text:p>
      <text:p text:style-name="P117"><text:span text:style-name="T86">9</text:span><text:span text:style-name="T82">.</text:span><text:span text:style-name="T85">3</text:span><text:span text:style-name="T78"><text:tab/></text:span><text:span text:style-name="T83">The constructed</text:span><text:span text:style-name="T82"> DFA</text:span></text:p>
      <text:p text:style-name="P42"/>
      <text:p text:style-name="P101"><text:span text:style-name="T182">The DFA obtained for the above syntax tree w</text:span><text:span text:style-name="T183">ould</text:span><text:span text:style-name="T182"> look like :</text:span></text:p>
      <text:p text:style-name="P43"><draw:frame text:anchor-type="paragraph" draw:z-index="25" draw:style-name="gr13" draw:text-style-name="P265" svg:width="0.4378in" svg:height="0.2295in" svg:x="2.7437in" svg:y="0.2717in"><draw:text-box><text:p text:style-name="P265">a|A</text:p></draw:text-box></draw:frame></text:p>
      <text:p text:style-name="P43"><draw:custom-shape text:anchor-type="paragraph" draw:z-index="21" draw:style-name="gr9" draw:text-style-name="P265" svg:width="0.365in" svg:height="0.2921in" svg:x="2.7752in" svg:y="0.2118in"><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3"><draw:ellipse text:anchor-type="paragraph" draw:z-index="16" draw:style-name="gr6" draw:text-style-name="P266" svg:width="0.3752in" svg:height="0.4067in" svg:x="2.7752in" svg:y="0.2146in"><text:p text:style-name="P265"><text:span text:style-name="T28">II</text:span></text:p></draw:ellipse><draw:ellipse text:anchor-type="paragraph" draw:z-index="17" draw:style-name="gr6" draw:text-style-name="P266" svg:width="0.3752in" svg:height="0.4067in" svg:x="1.7126in" svg:y="0.2173in"><text:p text:style-name="P265"><text:span text:style-name="T28">I</text:span></text:p></draw:ellipse><draw:frame text:anchor-type="paragraph" draw:z-index="23" draw:style-name="gr11" svg:width="0.4689in" svg:height="0.1925in" svg:x="2.1602in" svg:y="0.2291in"><draw:text-box><text:p text:style-name="P265">a|A</text:p></draw:text-box></draw:frame><draw:frame text:anchor-type="paragraph" draw:z-index="24" draw:style-name="gr12" svg:width="0.2398in" svg:height="0.1925in" svg:x="3.3374in" svg:y="0.2457in"><draw:text-box><text:p text:style-name="P265">N</text:p></draw:text-box></draw:frame><draw:ellipse text:anchor-type="paragraph" draw:z-index="18" draw:style-name="gr7" draw:text-style-name="P266" svg:width="0.3752in" svg:height="0.4067in" svg:x="3.8602in" svg:y="0.211in"><text:p text:style-name="P265"><text:span text:style-name="T28">III</text:span></text:p></draw:ellipse></text:p>
      <text:p text:style-name="P43"><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886in" svg:x="2.3063in" svg:y="0.0382in"><draw:text-box><text:p/></draw:text-box></draw:frame><draw:custom-shape text:anchor-type="paragraph" draw:z-index="20" draw:style-name="gr8" svg:width="0.4004in" svg:height="0.1004in" svg:x="3.2984in" svg:y="0.1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71"/></text:p>
      <text:p text:style-name="P44"/>
      <text:p text:style-name="P188"><text:span text:style-name="T47">This DFA represents </text:span><text:span text:style-name="T48">the regular expression provided as a specification (i.e. </text:span><text:span text:style-name="T49">p</text:span><text:span text:style-name="T48">attern to be matched) in the first rule of the token simulator program </text:span><text:span text:style-name="T56">in</text:span><text:span text:style-name="T55"> section 9</text:span><text:span text:style-name="T48">. </text:span><text:span text:style-name="T58">When the DFA is in the final state i.e. </text:span><text:span text:style-name="T67">III</text:span><text:span text:style-name="T58">, then a corresponding action is executed as instructed </text:span><text:soft-page-break/><text:span text:style-name="T58">in the lex.yy.c file. </text:span><text:span text:style-name="T48">The constructed DFA is simulated using a simulation algorithm. </text:span></text:p>
      <text:p text:style-name="P64"/>
      <text:p text:style-name="P192"><text:span text:style-name="T73">1</text:span><text:span text:style-name="T75">0</text:span><text:span text:style-name="T74"><text:tab/></text:span><text:span text:style-name="T73">The DFA simulation algorithm</text:span></text:p>
      <text:p text:style-name="P45"/>
      <text:p text:style-name="P45">The working of the constructed DFA is simulated using the following algorithm.</text:p>
      <text:p text:style-name="P46"/>
      <text:p text:style-name="P104">DFA_simulator()</text:p>
      <text:p text:style-name="P105"><text:tab/>current_state = start_state</text:p>
      <text:p text:style-name="P105"><text:tab/>c = get_next_char()</text:p>
      <text:p text:style-name="P105"><text:tab/>while(c != EOF)</text:p>
      <text:p text:style-name="P119"><text:span text:style-name="T21"><text:tab/><text:tab/></text:span><text:span text:style-name="T26">current_sate</text:span><text:span text:style-name="T21"> = transition(current_state , c)</text:span></text:p>
      <text:p text:style-name="P119"><text:span text:style-name="T22"><text:s/><text:tab/><text:tab/></text:span><text:span text:style-name="T23">c = get_next_char()</text:span></text:p>
      <text:p text:style-name="P120"><text:span text:style-name="T23"><text:tab/><text:tab/>if(current_state </text:span><text:span text:style-name="T20">∈ </text:span><text:span text:style-name="T23">Final_states)</text:span></text:p>
      <text:p text:style-name="P120"><text:span text:style-name="T23"><text:tab/><text:tab/><text:tab/>/*</text:span><text:span text:style-name="T25">ACCEPT*/</text:span></text:p>
      <text:p text:style-name="P106"><text:tab/><text:tab/>else</text:p>
      <text:p text:style-name="P121"><text:span text:style-name="T23"><text:tab/><text:tab/><text:tab/>/*</text:span><text:span text:style-name="T25">REJECT*/</text:span></text:p>
      <text:p text:style-name="P148"/>
      <text:p text:style-name="P121"><text:span text:style-name="T162">The information about all the transitions made by the DFA can be obtained from the decision table </text:span><text:span text:style-name="T164">(generally a two dimensional matrix) </text:span><text:span text:style-name="T162">through the </text:span><text:span text:style-name="T24">transition()</text:span><text:span text:style-name="T162"> function.</text:span><text:span text:style-name="T163"> </text:span></text:p>
      <text:p text:style-name="P136"/>
      <text:p text:style-name="P181"><text:span text:style-name="T250">1</text:span><text:span text:style-name="T312">1</text:span><text:span text:style-name="T250"><text:tab/></text:span><text:span text:style-name="T251">Using the generated lexical analyzer</text:span></text:p>
      <text:p text:style-name="P137"/>
      <text:p text:style-name="P139"><text:span text:style-name="T296">The generated lex.yy.c file is the </text:span><text:span text:style-name="T297">code for the </text:span><text:span text:style-name="T296">scanner. This is compiled using a C compiler and the generate</text:span><text:span text:style-name="T297">d</text:span><text:span text:style-name="T296"> object file </text:span><text:span text:style-name="T297">(the executable scanner) </text:span><text:span text:style-name="T296">is executed. LEX is just a tool which helps generate a smart scanner in C. </text:span></text:p>
      <text:p text:style-name="P139"><text:span text:style-name="T296"><text:tab/></text:span><text:span text:style-name="T242">The lexical analyzer only checks for </text:span><text:span text:style-name="T246">recognizable pattern sequences in the source program and produces an output of </text:span><text:span text:style-name="T242">tokens </text:span><text:span text:style-name="T246">(fed to the parser) </text:span><text:span text:style-name="T242">, it cannot be </text:span><text:span text:style-name="T242">used to check for syntax. </text:span><text:span text:style-name="T245">Syntax analysis</text:span><text:span text:style-name="T242"> is done by the parser. The parser is built using YACC , a parser generator. </text:span><text:span text:style-name="T243">YACC obtains the tokens from </text:span><text:span text:style-name="T244">LEX through </text:span><text:span text:style-name="T243">yylex() and the associated attributes from yylval, </text:span><text:span text:style-name="T242"><text:s/>which </text:span><text:span text:style-name="T244">it </text:span><text:span text:style-name="T242">uses for parsing and rest of the the compilation process.</text:span><text:span text:style-name="T247"> </text:span><text:span text:style-name="T298">In this case, t</text:span><text:span text:style-name="T258">he programmer need </text:span><text:span text:style-name="T259">not </text:span><text:span text:style-name="T258">call yylex() </text:span><text:span text:style-name="T260">in </text:span><text:span text:style-name="T260">the LEX program</text:span><text:span text:style-name="T258">, it is automatically called by YACC to read the tokens. </text:span><text:span text:style-name="T248">The parser , when given an input source program obtains all the tokens from the lexical analyzer and checks for </text:span><text:span text:style-name="T263">correctness of the</text:span><text:span text:style-name="T248"> syntax. Hence, the next step towards </text:span><text:soft-page-break/><text:span text:style-name="T248">compiling a </text:span><text:span text:style-name="T249">given source </text:span><text:span text:style-name="T248">program would be to build a parser. <text:s text:c="2"/></text:span></text:p>
      <text:p text:style-name="P173"/>
      <text:p text:style-name="P182"><text:span text:style-name="T264">1</text:span><text:span text:style-name="T312">2</text:span><text:span text:style-name="T264"><text:tab/></text:span><text:span text:style-name="T327">References</text:span></text:p>
      <text:p text:style-name="P140"/>
      <text:p text:style-name="P138"><text:span text:style-name="T264">For further detail</text:span><text:span text:style-name="T266">s</text:span><text:span text:style-name="T264"> o</text:span><text:span text:style-name="T266">n</text:span><text:span text:style-name="T264"> the topics covered in this document, the reader may refer to </text:span><text:span text:style-name="T265">the following books </text:span><text:span text:style-name="T264">:</text:span></text:p>
      <text:list xml:id="list2075187474" text:style-name="L8">
        <text:list-item>
          <text:p text:style-name="P224"><text:span text:style-name="T165">Compilers : Principles,Techniques and Tools </text:span><text:span text:style-name="T167">b</text:span><text:span text:style-name="T165">y Alfred V.Aho, Monica S. Lam, Ravi Sethi and Jeffrey D.Ulman .</text:span></text:p>
        </text:list-item>
        <text:list-item>
          <text:p text:style-name="P224"><text:span text:style-name="T165">Modern </text:span><text:span text:style-name="T166">C</text:span><text:span text:style-name="T165">ompiler </text:span><text:span text:style-name="T166">I</text:span><text:span text:style-name="T165">mplementation in C </text:span><text:span text:style-name="T167">b</text:span><text:span text:style-name="T165">y Andrew W.Appel</text:span></text:p>
        </text:list-item>
        <text:list-item>
          <text:p text:style-name="P224"><text:span text:style-name="T165">Flex &amp; Bison </text:span><text:span text:style-name="T167">b</text:span><text:span text:style-name="T165">y John Lev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8-09T16:48:53</dc:date>
    <meta:editing-duration>P1DT5H59M49S</meta:editing-duration>
    <meta:editing-cycles>978</meta:editing-cycles>
    <meta:generator>LibreOffice/3.6$Linux_X86_64 LibreOffice_project/360m1$Build-2</meta:generator>
    <meta:document-statistic meta:table-count="1" meta:image-count="0" meta:object-count="0" meta:page-count="19" meta:paragraph-count="366" meta:word-count="3295" meta:character-count="19713" meta:non-whitespace-character-count="16206"/>
  </office:meta>
</office:document-meta>
</file>